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41mm"/>
    </style:style>
    <style:style style:name="co2" style:family="table-column">
      <style:table-column-properties fo:break-before="auto" style:column-width="40.48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otal_20_x_20_Ano">
      <style:table-properties table:display="true" style:writing-mode="lr-tb"/>
    </style:style>
    <style:style style:name="ta2" style:family="table" style:master-page-name="PageStyle_5f_Total_20_x_20_Ano_5f_TX_5f_VAR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Comma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Comma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tal x Ano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IHH - CONCENTRAÇÃO POR UF</text:p>
          </table:table-cell>
          <table:table-cell table:style-name="ce2" table:number-columns-repeated="1023"/>
        </table:table-row>
        <table:table-row table:style-name="ro1">
          <table:table-cell table:style-name="Default"/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 - Rondônia</text:p>
          </table:table-cell>
          <table:table-cell table:style-name="ce3" table:formula="of:=+['file:///home/suporte/Downloads/variaveis%20eixo%201/NECCULT-%202017%20-%20ATLAS%20-%20V12%20-%20C4%20do%20Total%20de%20Empresas%20(18%20SET).xlsx'#$'Total x Ano'.B3]*['file:///home/suporte/Downloads/variaveis%20eixo%201/NECCULT-%202017%20-%20ATLAS%20-%20V12%20-%20C4%20do%20Total%20de%20Empresas%20(18%20SET).xlsx'#$'Total x Ano'.B3]" office:value-type="float" office:value="0.000053942789132649" calcext:value-type="float">
            <text:p><text:s/>0,00005394 </text:p>
          </table:table-cell>
          <table:table-cell table:style-name="ce3" table:formula="of:=+['file:///home/suporte/Downloads/variaveis%20eixo%201/NECCULT-%202017%20-%20ATLAS%20-%20V12%20-%20C4%20do%20Total%20de%20Empresas%20(18%20SET).xlsx'#$'Total x Ano'.C3]*['file:///home/suporte/Downloads/variaveis%20eixo%201/NECCULT-%202017%20-%20ATLAS%20-%20V12%20-%20C4%20do%20Total%20de%20Empresas%20(18%20SET).xlsx'#$'Total x Ano'.C3]" office:value-type="float" office:value="0.0000507552818135993" calcext:value-type="float">
            <text:p><text:s/>0,00005076 </text:p>
          </table:table-cell>
          <table:table-cell table:style-name="ce3" table:formula="of:=+['file:///home/suporte/Downloads/variaveis%20eixo%201/NECCULT-%202017%20-%20ATLAS%20-%20V12%20-%20C4%20do%20Total%20de%20Empresas%20(18%20SET).xlsx'#$'Total x Ano'.D3]*['file:///home/suporte/Downloads/variaveis%20eixo%201/NECCULT-%202017%20-%20ATLAS%20-%20V12%20-%20C4%20do%20Total%20de%20Empresas%20(18%20SET).xlsx'#$'Total x Ano'.D3]" office:value-type="float" office:value="0.0000565891054719593" calcext:value-type="float">
            <text:p><text:s/>0,00005659 </text:p>
          </table:table-cell>
          <table:table-cell table:style-name="ce3" table:formula="of:=+['file:///home/suporte/Downloads/variaveis%20eixo%201/NECCULT-%202017%20-%20ATLAS%20-%20V12%20-%20C4%20do%20Total%20de%20Empresas%20(18%20SET).xlsx'#$'Total x Ano'.E3]*['file:///home/suporte/Downloads/variaveis%20eixo%201/NECCULT-%202017%20-%20ATLAS%20-%20V12%20-%20C4%20do%20Total%20de%20Empresas%20(18%20SET).xlsx'#$'Total x Ano'.E3]" office:value-type="float" office:value="0.0000534499301180243" calcext:value-type="float">
            <text:p><text:s/>0,00005345 </text:p>
          </table:table-cell>
          <table:table-cell table:style-name="ce3" table:formula="of:=+['file:///home/suporte/Downloads/variaveis%20eixo%201/NECCULT-%202017%20-%20ATLAS%20-%20V12%20-%20C4%20do%20Total%20de%20Empresas%20(18%20SET).xlsx'#$'Total x Ano'.F3]*['file:///home/suporte/Downloads/variaveis%20eixo%201/NECCULT-%202017%20-%20ATLAS%20-%20V12%20-%20C4%20do%20Total%20de%20Empresas%20(18%20SET).xlsx'#$'Total x Ano'.F3]" office:value-type="float" office:value="0.0000578441117117785" calcext:value-type="float">
            <text:p><text:s/>0,00005784 </text:p>
          </table:table-cell>
          <table:table-cell table:style-name="ce3" table:formula="of:=+['file:///home/suporte/Downloads/variaveis%20eixo%201/NECCULT-%202017%20-%20ATLAS%20-%20V12%20-%20C4%20do%20Total%20de%20Empresas%20(18%20SET).xlsx'#$'Total x Ano'.G3]*['file:///home/suporte/Downloads/variaveis%20eixo%201/NECCULT-%202017%20-%20ATLAS%20-%20V12%20-%20C4%20do%20Total%20de%20Empresas%20(18%20SET).xlsx'#$'Total x Ano'.G3]" office:value-type="float" office:value="0.0000612221224638441" calcext:value-type="float">
            <text:p><text:s/>0,00006122 </text:p>
          </table:table-cell>
          <table:table-cell table:style-name="ce3" table:formula="of:=+['file:///home/suporte/Downloads/variaveis%20eixo%201/NECCULT-%202017%20-%20ATLAS%20-%20V12%20-%20C4%20do%20Total%20de%20Empresas%20(18%20SET).xlsx'#$'Total x Ano'.H3]*['file:///home/suporte/Downloads/variaveis%20eixo%201/NECCULT-%202017%20-%20ATLAS%20-%20V12%20-%20C4%20do%20Total%20de%20Empresas%20(18%20SET).xlsx'#$'Total x Ano'.H3]" office:value-type="float" office:value="0.0000618258083521325" calcext:value-type="float">
            <text:p><text:s/>0,00006183 </text:p>
          </table:table-cell>
          <table:table-cell table:style-name="ce3" table:formula="of:=+['file:///home/suporte/Downloads/variaveis%20eixo%201/NECCULT-%202017%20-%20ATLAS%20-%20V12%20-%20C4%20do%20Total%20de%20Empresas%20(18%20SET).xlsx'#$'Total x Ano'.I3]*['file:///home/suporte/Downloads/variaveis%20eixo%201/NECCULT-%202017%20-%20ATLAS%20-%20V12%20-%20C4%20do%20Total%20de%20Empresas%20(18%20SET).xlsx'#$'Total x Ano'.I3]" office:value-type="float" office:value="0.0000619465491018597" calcext:value-type="float">
            <text:p><text:s/>0,0000619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 - Acre</text:p>
          </table:table-cell>
          <table:table-cell table:style-name="ce3" table:formula="of:=+['file:///home/suporte/Downloads/variaveis%20eixo%201/NECCULT-%202017%20-%20ATLAS%20-%20V12%20-%20C4%20do%20Total%20de%20Empresas%20(18%20SET).xlsx'#$'Total x Ano'.B4]*['file:///home/suporte/Downloads/variaveis%20eixo%201/NECCULT-%202017%20-%20ATLAS%20-%20V12%20-%20C4%20do%20Total%20de%20Empresas%20(18%20SET).xlsx'#$'Total x Ano'.B4]" office:value-type="float" office:value="0.0000029317395275526" calcext:value-type="float">
            <text:p><text:s/>0,00000293 </text:p>
          </table:table-cell>
          <table:table-cell table:style-name="ce3" table:formula="of:=+['file:///home/suporte/Downloads/variaveis%20eixo%201/NECCULT-%202017%20-%20ATLAS%20-%20V12%20-%20C4%20do%20Total%20de%20Empresas%20(18%20SET).xlsx'#$'Total x Ano'.C4]*['file:///home/suporte/Downloads/variaveis%20eixo%201/NECCULT-%202017%20-%20ATLAS%20-%20V12%20-%20C4%20do%20Total%20de%20Empresas%20(18%20SET).xlsx'#$'Total x Ano'.C4]" office:value-type="float" office:value="0.00000267525008616722" calcext:value-type="float">
            <text:p><text:s/>0,00000268 </text:p>
          </table:table-cell>
          <table:table-cell table:style-name="ce3" table:formula="of:=+['file:///home/suporte/Downloads/variaveis%20eixo%201/NECCULT-%202017%20-%20ATLAS%20-%20V12%20-%20C4%20do%20Total%20de%20Empresas%20(18%20SET).xlsx'#$'Total x Ano'.D4]*['file:///home/suporte/Downloads/variaveis%20eixo%201/NECCULT-%202017%20-%20ATLAS%20-%20V12%20-%20C4%20do%20Total%20de%20Empresas%20(18%20SET).xlsx'#$'Total x Ano'.D4]" office:value-type="float" office:value="0.00000277866830523147" calcext:value-type="float">
            <text:p><text:s/>0,00000278 </text:p>
          </table:table-cell>
          <table:table-cell table:style-name="ce3" table:formula="of:=+['file:///home/suporte/Downloads/variaveis%20eixo%201/NECCULT-%202017%20-%20ATLAS%20-%20V12%20-%20C4%20do%20Total%20de%20Empresas%20(18%20SET).xlsx'#$'Total x Ano'.E4]*['file:///home/suporte/Downloads/variaveis%20eixo%201/NECCULT-%202017%20-%20ATLAS%20-%20V12%20-%20C4%20do%20Total%20de%20Empresas%20(18%20SET).xlsx'#$'Total x Ano'.E4]" office:value-type="float" office:value="0.00000275929485475595" calcext:value-type="float">
            <text:p><text:s/>0,00000276 </text:p>
          </table:table-cell>
          <table:table-cell table:style-name="ce3" table:formula="of:=+['file:///home/suporte/Downloads/variaveis%20eixo%201/NECCULT-%202017%20-%20ATLAS%20-%20V12%20-%20C4%20do%20Total%20de%20Empresas%20(18%20SET).xlsx'#$'Total x Ano'.F4]*['file:///home/suporte/Downloads/variaveis%20eixo%201/NECCULT-%202017%20-%20ATLAS%20-%20V12%20-%20C4%20do%20Total%20de%20Empresas%20(18%20SET).xlsx'#$'Total x Ano'.F4]" office:value-type="float" office:value="0.00000332323920046745" calcext:value-type="float">
            <text:p><text:s/>0,00000332 </text:p>
          </table:table-cell>
          <table:table-cell table:style-name="ce3" table:formula="of:=+['file:///home/suporte/Downloads/variaveis%20eixo%201/NECCULT-%202017%20-%20ATLAS%20-%20V12%20-%20C4%20do%20Total%20de%20Empresas%20(18%20SET).xlsx'#$'Total x Ano'.G4]*['file:///home/suporte/Downloads/variaveis%20eixo%201/NECCULT-%202017%20-%20ATLAS%20-%20V12%20-%20C4%20do%20Total%20de%20Empresas%20(18%20SET).xlsx'#$'Total x Ano'.G4]" office:value-type="float" office:value="0.00000347913272680052" calcext:value-type="float">
            <text:p><text:s/>0,00000348 </text:p>
          </table:table-cell>
          <table:table-cell table:style-name="ce3" table:formula="of:=+['file:///home/suporte/Downloads/variaveis%20eixo%201/NECCULT-%202017%20-%20ATLAS%20-%20V12%20-%20C4%20do%20Total%20de%20Empresas%20(18%20SET).xlsx'#$'Total x Ano'.H4]*['file:///home/suporte/Downloads/variaveis%20eixo%201/NECCULT-%202017%20-%20ATLAS%20-%20V12%20-%20C4%20do%20Total%20de%20Empresas%20(18%20SET).xlsx'#$'Total x Ano'.H4]" office:value-type="float" office:value="0.00000333424150071809" calcext:value-type="float">
            <text:p><text:s/>0,00000333 </text:p>
          </table:table-cell>
          <table:table-cell table:style-name="ce3" table:formula="of:=+['file:///home/suporte/Downloads/variaveis%20eixo%201/NECCULT-%202017%20-%20ATLAS%20-%20V12%20-%20C4%20do%20Total%20de%20Empresas%20(18%20SET).xlsx'#$'Total x Ano'.I4]*['file:///home/suporte/Downloads/variaveis%20eixo%201/NECCULT-%202017%20-%20ATLAS%20-%20V12%20-%20C4%20do%20Total%20de%20Empresas%20(18%20SET).xlsx'#$'Total x Ano'.I4]" office:value-type="float" office:value="0.00000390792759224805" calcext:value-type="float">
            <text:p><text:s/>0,000003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 - Amazonas</text:p>
          </table:table-cell>
          <table:table-cell table:style-name="ce3" table:formula="of:=+['file:///home/suporte/Downloads/variaveis%20eixo%201/NECCULT-%202017%20-%20ATLAS%20-%20V12%20-%20C4%20do%20Total%20de%20Empresas%20(18%20SET).xlsx'#$'Total x Ano'.B5]*['file:///home/suporte/Downloads/variaveis%20eixo%201/NECCULT-%202017%20-%20ATLAS%20-%20V12%20-%20C4%20do%20Total%20de%20Empresas%20(18%20SET).xlsx'#$'Total x Ano'.B5]" office:value-type="float" office:value="0.0000432776729704372" calcext:value-type="float">
            <text:p><text:s/>0,00004328 </text:p>
          </table:table-cell>
          <table:table-cell table:style-name="ce3" table:formula="of:=+['file:///home/suporte/Downloads/variaveis%20eixo%201/NECCULT-%202017%20-%20ATLAS%20-%20V12%20-%20C4%20do%20Total%20de%20Empresas%20(18%20SET).xlsx'#$'Total x Ano'.C5]*['file:///home/suporte/Downloads/variaveis%20eixo%201/NECCULT-%202017%20-%20ATLAS%20-%20V12%20-%20C4%20do%20Total%20de%20Empresas%20(18%20SET).xlsx'#$'Total x Ano'.C5]" office:value-type="float" office:value="0.0000441065002832916" calcext:value-type="float">
            <text:p><text:s/>0,00004411 </text:p>
          </table:table-cell>
          <table:table-cell table:style-name="ce3" table:formula="of:=+['file:///home/suporte/Downloads/variaveis%20eixo%201/NECCULT-%202017%20-%20ATLAS%20-%20V12%20-%20C4%20do%20Total%20de%20Empresas%20(18%20SET).xlsx'#$'Total x Ano'.D5]*['file:///home/suporte/Downloads/variaveis%20eixo%201/NECCULT-%202017%20-%20ATLAS%20-%20V12%20-%20C4%20do%20Total%20de%20Empresas%20(18%20SET).xlsx'#$'Total x Ano'.D5]" office:value-type="float" office:value="0.0000489857893512464" calcext:value-type="float">
            <text:p><text:s/>0,00004899 </text:p>
          </table:table-cell>
          <table:table-cell table:style-name="ce3" table:formula="of:=+['file:///home/suporte/Downloads/variaveis%20eixo%201/NECCULT-%202017%20-%20ATLAS%20-%20V12%20-%20C4%20do%20Total%20de%20Empresas%20(18%20SET).xlsx'#$'Total x Ano'.E5]*['file:///home/suporte/Downloads/variaveis%20eixo%201/NECCULT-%202017%20-%20ATLAS%20-%20V12%20-%20C4%20do%20Total%20de%20Empresas%20(18%20SET).xlsx'#$'Total x Ano'.E5]" office:value-type="float" office:value="0.0000519611473431674" calcext:value-type="float">
            <text:p><text:s/>0,00005196 </text:p>
          </table:table-cell>
          <table:table-cell table:style-name="ce3" table:formula="of:=+['file:///home/suporte/Downloads/variaveis%20eixo%201/NECCULT-%202017%20-%20ATLAS%20-%20V12%20-%20C4%20do%20Total%20de%20Empresas%20(18%20SET).xlsx'#$'Total x Ano'.F5]*['file:///home/suporte/Downloads/variaveis%20eixo%201/NECCULT-%202017%20-%20ATLAS%20-%20V12%20-%20C4%20do%20Total%20de%20Empresas%20(18%20SET).xlsx'#$'Total x Ano'.F5]" office:value-type="float" office:value="0.0000533148582853349" calcext:value-type="float">
            <text:p><text:s/>0,00005331 </text:p>
          </table:table-cell>
          <table:table-cell table:style-name="ce3" table:formula="of:=+['file:///home/suporte/Downloads/variaveis%20eixo%201/NECCULT-%202017%20-%20ATLAS%20-%20V12%20-%20C4%20do%20Total%20de%20Empresas%20(18%20SET).xlsx'#$'Total x Ano'.G5]*['file:///home/suporte/Downloads/variaveis%20eixo%201/NECCULT-%202017%20-%20ATLAS%20-%20V12%20-%20C4%20do%20Total%20de%20Empresas%20(18%20SET).xlsx'#$'Total x Ano'.G5]" office:value-type="float" office:value="0.0000563820792787022" calcext:value-type="float">
            <text:p><text:s/>0,00005638 </text:p>
          </table:table-cell>
          <table:table-cell table:style-name="ce3" table:formula="of:=+['file:///home/suporte/Downloads/variaveis%20eixo%201/NECCULT-%202017%20-%20ATLAS%20-%20V12%20-%20C4%20do%20Total%20de%20Empresas%20(18%20SET).xlsx'#$'Total x Ano'.H5]*['file:///home/suporte/Downloads/variaveis%20eixo%201/NECCULT-%202017%20-%20ATLAS%20-%20V12%20-%20C4%20do%20Total%20de%20Empresas%20(18%20SET).xlsx'#$'Total x Ano'.H5]" office:value-type="float" office:value="0.0000547174582139397" calcext:value-type="float">
            <text:p><text:s/>0,00005472 </text:p>
          </table:table-cell>
          <table:table-cell table:style-name="ce3" table:formula="of:=+['file:///home/suporte/Downloads/variaveis%20eixo%201/NECCULT-%202017%20-%20ATLAS%20-%20V12%20-%20C4%20do%20Total%20de%20Empresas%20(18%20SET).xlsx'#$'Total x Ano'.I5]*['file:///home/suporte/Downloads/variaveis%20eixo%201/NECCULT-%202017%20-%20ATLAS%20-%20V12%20-%20C4%20do%20Total%20de%20Empresas%20(18%20SET).xlsx'#$'Total x Ano'.I5]" office:value-type="float" office:value="0.0000516991133136159" calcext:value-type="float">
            <text:p><text:s/>0,0000517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 - Roraima</text:p>
          </table:table-cell>
          <table:table-cell table:style-name="ce3" table:formula="of:=+['file:///home/suporte/Downloads/variaveis%20eixo%201/NECCULT-%202017%20-%20ATLAS%20-%20V12%20-%20C4%20do%20Total%20de%20Empresas%20(18%20SET).xlsx'#$'Total x Ano'.B6]*['file:///home/suporte/Downloads/variaveis%20eixo%201/NECCULT-%202017%20-%20ATLAS%20-%20V12%20-%20C4%20do%20Total%20de%20Empresas%20(18%20SET).xlsx'#$'Total x Ano'.B6]" office:value-type="float" office:value="0.00000328919755426294" calcext:value-type="float">
            <text:p><text:s/>0,00000329 </text:p>
          </table:table-cell>
          <table:table-cell table:style-name="ce3" table:formula="of:=+['file:///home/suporte/Downloads/variaveis%20eixo%201/NECCULT-%202017%20-%20ATLAS%20-%20V12%20-%20C4%20do%20Total%20de%20Empresas%20(18%20SET).xlsx'#$'Total x Ano'.C6]*['file:///home/suporte/Downloads/variaveis%20eixo%201/NECCULT-%202017%20-%20ATLAS%20-%20V12%20-%20C4%20do%20Total%20de%20Empresas%20(18%20SET).xlsx'#$'Total x Ano'.C6]" office:value-type="float" office:value="0.000003162436974072" calcext:value-type="float">
            <text:p><text:s/>0,00000316 </text:p>
          </table:table-cell>
          <table:table-cell table:style-name="ce3" table:formula="of:=+['file:///home/suporte/Downloads/variaveis%20eixo%201/NECCULT-%202017%20-%20ATLAS%20-%20V12%20-%20C4%20do%20Total%20de%20Empresas%20(18%20SET).xlsx'#$'Total x Ano'.D6]*['file:///home/suporte/Downloads/variaveis%20eixo%201/NECCULT-%202017%20-%20ATLAS%20-%20V12%20-%20C4%20do%20Total%20de%20Empresas%20(18%20SET).xlsx'#$'Total x Ano'.D6]" office:value-type="float" office:value="0.000002814406437198" calcext:value-type="float">
            <text:p><text:s/>0,00000281 </text:p>
          </table:table-cell>
          <table:table-cell table:style-name="ce3" table:formula="of:=+['file:///home/suporte/Downloads/variaveis%20eixo%201/NECCULT-%202017%20-%20ATLAS%20-%20V12%20-%20C4%20do%20Total%20de%20Empresas%20(18%20SET).xlsx'#$'Total x Ano'.E6]*['file:///home/suporte/Downloads/variaveis%20eixo%201/NECCULT-%202017%20-%20ATLAS%20-%20V12%20-%20C4%20do%20Total%20de%20Empresas%20(18%20SET).xlsx'#$'Total x Ano'.E6]" office:value-type="float" office:value="0.00000293225019830395" calcext:value-type="float">
            <text:p><text:s/>0,00000293 </text:p>
          </table:table-cell>
          <table:table-cell table:style-name="ce3" table:formula="of:=+['file:///home/suporte/Downloads/variaveis%20eixo%201/NECCULT-%202017%20-%20ATLAS%20-%20V12%20-%20C4%20do%20Total%20de%20Empresas%20(18%20SET).xlsx'#$'Total x Ano'.F6]*['file:///home/suporte/Downloads/variaveis%20eixo%201/NECCULT-%202017%20-%20ATLAS%20-%20V12%20-%20C4%20do%20Total%20de%20Empresas%20(18%20SET).xlsx'#$'Total x Ano'.F6]" office:value-type="float" office:value="0.00000297550750010636" calcext:value-type="float">
            <text:p><text:s/>0,00000298 </text:p>
          </table:table-cell>
          <table:table-cell table:style-name="ce3" table:formula="of:=+['file:///home/suporte/Downloads/variaveis%20eixo%201/NECCULT-%202017%20-%20ATLAS%20-%20V12%20-%20C4%20do%20Total%20de%20Empresas%20(18%20SET).xlsx'#$'Total x Ano'.G6]*['file:///home/suporte/Downloads/variaveis%20eixo%201/NECCULT-%202017%20-%20ATLAS%20-%20V12%20-%20C4%20do%20Total%20de%20Empresas%20(18%20SET).xlsx'#$'Total x Ano'.G6]" office:value-type="float" office:value="0.00000303071117534623" calcext:value-type="float">
            <text:p><text:s/>0,00000303 </text:p>
          </table:table-cell>
          <table:table-cell table:style-name="ce3" table:formula="of:=+['file:///home/suporte/Downloads/variaveis%20eixo%201/NECCULT-%202017%20-%20ATLAS%20-%20V12%20-%20C4%20do%20Total%20de%20Empresas%20(18%20SET).xlsx'#$'Total x Ano'.H6]*['file:///home/suporte/Downloads/variaveis%20eixo%201/NECCULT-%202017%20-%20ATLAS%20-%20V12%20-%20C4%20do%20Total%20de%20Empresas%20(18%20SET).xlsx'#$'Total x Ano'.H6]" office:value-type="float" office:value="0.00000284342684831907" calcext:value-type="float">
            <text:p><text:s/>0,00000284 </text:p>
          </table:table-cell>
          <table:table-cell table:style-name="ce3" table:formula="of:=+['file:///home/suporte/Downloads/variaveis%20eixo%201/NECCULT-%202017%20-%20ATLAS%20-%20V12%20-%20C4%20do%20Total%20de%20Empresas%20(18%20SET).xlsx'#$'Total x Ano'.I6]*['file:///home/suporte/Downloads/variaveis%20eixo%201/NECCULT-%202017%20-%20ATLAS%20-%20V12%20-%20C4%20do%20Total%20de%20Empresas%20(18%20SET).xlsx'#$'Total x Ano'.I6]" office:value-type="float" office:value="0.00000344962850133238" calcext:value-type="float">
            <text:p><text:s/>0,0000034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5 - Pará</text:p>
          </table:table-cell>
          <table:table-cell table:style-name="ce3" table:formula="of:=+['file:///home/suporte/Downloads/variaveis%20eixo%201/NECCULT-%202017%20-%20ATLAS%20-%20V12%20-%20C4%20do%20Total%20de%20Empresas%20(18%20SET).xlsx'#$'Total x Ano'.B7]*['file:///home/suporte/Downloads/variaveis%20eixo%201/NECCULT-%202017%20-%20ATLAS%20-%20V12%20-%20C4%20do%20Total%20de%20Empresas%20(18%20SET).xlsx'#$'Total x Ano'.B7]" office:value-type="float" office:value="0.000152426091946357" calcext:value-type="float">
            <text:p><text:s/>0,00015243 </text:p>
          </table:table-cell>
          <table:table-cell table:style-name="ce3" table:formula="of:=+['file:///home/suporte/Downloads/variaveis%20eixo%201/NECCULT-%202017%20-%20ATLAS%20-%20V12%20-%20C4%20do%20Total%20de%20Empresas%20(18%20SET).xlsx'#$'Total x Ano'.C7]*['file:///home/suporte/Downloads/variaveis%20eixo%201/NECCULT-%202017%20-%20ATLAS%20-%20V12%20-%20C4%20do%20Total%20de%20Empresas%20(18%20SET).xlsx'#$'Total x Ano'.C7]" office:value-type="float" office:value="0.000161867150623701" calcext:value-type="float">
            <text:p><text:s/>0,00016187 </text:p>
          </table:table-cell>
          <table:table-cell table:style-name="ce3" table:formula="of:=+['file:///home/suporte/Downloads/variaveis%20eixo%201/NECCULT-%202017%20-%20ATLAS%20-%20V12%20-%20C4%20do%20Total%20de%20Empresas%20(18%20SET).xlsx'#$'Total x Ano'.D7]*['file:///home/suporte/Downloads/variaveis%20eixo%201/NECCULT-%202017%20-%20ATLAS%20-%20V12%20-%20C4%20do%20Total%20de%20Empresas%20(18%20SET).xlsx'#$'Total x Ano'.D7]" office:value-type="float" office:value="0.000150477402783439" calcext:value-type="float">
            <text:p><text:s/>0,00015048 </text:p>
          </table:table-cell>
          <table:table-cell table:style-name="ce3" table:formula="of:=+['file:///home/suporte/Downloads/variaveis%20eixo%201/NECCULT-%202017%20-%20ATLAS%20-%20V12%20-%20C4%20do%20Total%20de%20Empresas%20(18%20SET).xlsx'#$'Total x Ano'.E7]*['file:///home/suporte/Downloads/variaveis%20eixo%201/NECCULT-%202017%20-%20ATLAS%20-%20V12%20-%20C4%20do%20Total%20de%20Empresas%20(18%20SET).xlsx'#$'Total x Ano'.E7]" office:value-type="float" office:value="0.000151654079324602" calcext:value-type="float">
            <text:p><text:s/>0,00015165 </text:p>
          </table:table-cell>
          <table:table-cell table:style-name="ce3" table:formula="of:=+['file:///home/suporte/Downloads/variaveis%20eixo%201/NECCULT-%202017%20-%20ATLAS%20-%20V12%20-%20C4%20do%20Total%20de%20Empresas%20(18%20SET).xlsx'#$'Total x Ano'.F7]*['file:///home/suporte/Downloads/variaveis%20eixo%201/NECCULT-%202017%20-%20ATLAS%20-%20V12%20-%20C4%20do%20Total%20de%20Empresas%20(18%20SET).xlsx'#$'Total x Ano'.F7]" office:value-type="float" office:value="0.000158861131251482" calcext:value-type="float">
            <text:p><text:s/>0,00015886 </text:p>
          </table:table-cell>
          <table:table-cell table:style-name="ce3" table:formula="of:=+['file:///home/suporte/Downloads/variaveis%20eixo%201/NECCULT-%202017%20-%20ATLAS%20-%20V12%20-%20C4%20do%20Total%20de%20Empresas%20(18%20SET).xlsx'#$'Total x Ano'.G7]*['file:///home/suporte/Downloads/variaveis%20eixo%201/NECCULT-%202017%20-%20ATLAS%20-%20V12%20-%20C4%20do%20Total%20de%20Empresas%20(18%20SET).xlsx'#$'Total x Ano'.G7]" office:value-type="float" office:value="0.000168485088248102" calcext:value-type="float">
            <text:p><text:s/>0,00016849 </text:p>
          </table:table-cell>
          <table:table-cell table:style-name="ce3" table:formula="of:=+['file:///home/suporte/Downloads/variaveis%20eixo%201/NECCULT-%202017%20-%20ATLAS%20-%20V12%20-%20C4%20do%20Total%20de%20Empresas%20(18%20SET).xlsx'#$'Total x Ano'.H7]*['file:///home/suporte/Downloads/variaveis%20eixo%201/NECCULT-%202017%20-%20ATLAS%20-%20V12%20-%20C4%20do%20Total%20de%20Empresas%20(18%20SET).xlsx'#$'Total x Ano'.H7]" office:value-type="float" office:value="0.000166248253019561" calcext:value-type="float">
            <text:p><text:s/>0,00016625 </text:p>
          </table:table-cell>
          <table:table-cell table:style-name="ce3" table:formula="of:=+['file:///home/suporte/Downloads/variaveis%20eixo%201/NECCULT-%202017%20-%20ATLAS%20-%20V12%20-%20C4%20do%20Total%20de%20Empresas%20(18%20SET).xlsx'#$'Total x Ano'.I7]*['file:///home/suporte/Downloads/variaveis%20eixo%201/NECCULT-%202017%20-%20ATLAS%20-%20V12%20-%20C4%20do%20Total%20de%20Empresas%20(18%20SET).xlsx'#$'Total x Ano'.I7]" office:value-type="float" office:value="0.000186432874518447" calcext:value-type="float">
            <text:p><text:s/>0,0001864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 - Amapá</text:p>
          </table:table-cell>
          <table:table-cell table:style-name="ce3" table:formula="of:=+['file:///home/suporte/Downloads/variaveis%20eixo%201/NECCULT-%202017%20-%20ATLAS%20-%20V12%20-%20C4%20do%20Total%20de%20Empresas%20(18%20SET).xlsx'#$'Total x Ano'.B8]*['file:///home/suporte/Downloads/variaveis%20eixo%201/NECCULT-%202017%20-%20ATLAS%20-%20V12%20-%20C4%20do%20Total%20de%20Empresas%20(18%20SET).xlsx'#$'Total x Ano'.B8]" office:value-type="float" office:value="0.00000375400719282878" calcext:value-type="float">
            <text:p><text:s/>0,00000375 </text:p>
          </table:table-cell>
          <table:table-cell table:style-name="ce3" table:formula="of:=+['file:///home/suporte/Downloads/variaveis%20eixo%201/NECCULT-%202017%20-%20ATLAS%20-%20V12%20-%20C4%20do%20Total%20de%20Empresas%20(18%20SET).xlsx'#$'Total x Ano'.C8]*['file:///home/suporte/Downloads/variaveis%20eixo%201/NECCULT-%202017%20-%20ATLAS%20-%20V12%20-%20C4%20do%20Total%20de%20Empresas%20(18%20SET).xlsx'#$'Total x Ano'.C8]" office:value-type="float" office:value="0.00000340102961271941" calcext:value-type="float">
            <text:p><text:s/>0,00000340 </text:p>
          </table:table-cell>
          <table:table-cell table:style-name="ce3" table:formula="of:=+['file:///home/suporte/Downloads/variaveis%20eixo%201/NECCULT-%202017%20-%20ATLAS%20-%20V12%20-%20C4%20do%20Total%20de%20Empresas%20(18%20SET).xlsx'#$'Total x Ano'.D8]*['file:///home/suporte/Downloads/variaveis%20eixo%201/NECCULT-%202017%20-%20ATLAS%20-%20V12%20-%20C4%20do%20Total%20de%20Empresas%20(18%20SET).xlsx'#$'Total x Ano'.D8]" office:value-type="float" office:value="0.00000318434748375249" calcext:value-type="float">
            <text:p><text:s/>0,00000318 </text:p>
          </table:table-cell>
          <table:table-cell table:style-name="ce3" table:formula="of:=+['file:///home/suporte/Downloads/variaveis%20eixo%201/NECCULT-%202017%20-%20ATLAS%20-%20V12%20-%20C4%20do%20Total%20de%20Empresas%20(18%20SET).xlsx'#$'Total x Ano'.E8]*['file:///home/suporte/Downloads/variaveis%20eixo%201/NECCULT-%202017%20-%20ATLAS%20-%20V12%20-%20C4%20do%20Total%20de%20Empresas%20(18%20SET).xlsx'#$'Total x Ano'.E8]" office:value-type="float" office:value="0.00000333125659876877" calcext:value-type="float">
            <text:p><text:s/>0,00000333 </text:p>
          </table:table-cell>
          <table:table-cell table:style-name="ce3" table:formula="of:=+['file:///home/suporte/Downloads/variaveis%20eixo%201/NECCULT-%202017%20-%20ATLAS%20-%20V12%20-%20C4%20do%20Total%20de%20Empresas%20(18%20SET).xlsx'#$'Total x Ano'.F8]*['file:///home/suporte/Downloads/variaveis%20eixo%201/NECCULT-%202017%20-%20ATLAS%20-%20V12%20-%20C4%20do%20Total%20de%20Empresas%20(18%20SET).xlsx'#$'Total x Ano'.F8]" office:value-type="float" office:value="0.00000395847393375139" calcext:value-type="float">
            <text:p><text:s/>0,00000396 </text:p>
          </table:table-cell>
          <table:table-cell table:style-name="ce3" table:formula="of:=+['file:///home/suporte/Downloads/variaveis%20eixo%201/NECCULT-%202017%20-%20ATLAS%20-%20V12%20-%20C4%20do%20Total%20de%20Empresas%20(18%20SET).xlsx'#$'Total x Ano'.G8]*['file:///home/suporte/Downloads/variaveis%20eixo%201/NECCULT-%202017%20-%20ATLAS%20-%20V12%20-%20C4%20do%20Total%20de%20Empresas%20(18%20SET).xlsx'#$'Total x Ano'.G8]" office:value-type="float" office:value="0.00000395847990249304" calcext:value-type="float">
            <text:p><text:s/>0,00000396 </text:p>
          </table:table-cell>
          <table:table-cell table:style-name="ce3" table:formula="of:=+['file:///home/suporte/Downloads/variaveis%20eixo%201/NECCULT-%202017%20-%20ATLAS%20-%20V12%20-%20C4%20do%20Total%20de%20Empresas%20(18%20SET).xlsx'#$'Total x Ano'.H8]*['file:///home/suporte/Downloads/variaveis%20eixo%201/NECCULT-%202017%20-%20ATLAS%20-%20V12%20-%20C4%20do%20Total%20de%20Empresas%20(18%20SET).xlsx'#$'Total x Ano'.H8]" office:value-type="float" office:value="0.0000043549276744073" calcext:value-type="float">
            <text:p><text:s/>0,00000435 </text:p>
          </table:table-cell>
          <table:table-cell table:style-name="ce3" table:formula="of:=+['file:///home/suporte/Downloads/variaveis%20eixo%201/NECCULT-%202017%20-%20ATLAS%20-%20V12%20-%20C4%20do%20Total%20de%20Empresas%20(18%20SET).xlsx'#$'Total x Ano'.I8]*['file:///home/suporte/Downloads/variaveis%20eixo%201/NECCULT-%202017%20-%20ATLAS%20-%20V12%20-%20C4%20do%20Total%20de%20Empresas%20(18%20SET).xlsx'#$'Total x Ano'.I8]" office:value-type="float" office:value="0.00000409180520205096" calcext:value-type="float">
            <text:p><text:s/>0,0000040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7 - Tocantins</text:p>
          </table:table-cell>
          <table:table-cell table:style-name="ce3" table:formula="of:=+['file:///home/suporte/Downloads/variaveis%20eixo%201/NECCULT-%202017%20-%20ATLAS%20-%20V12%20-%20C4%20do%20Total%20de%20Empresas%20(18%20SET).xlsx'#$'Total x Ano'.B9]*['file:///home/suporte/Downloads/variaveis%20eixo%201/NECCULT-%202017%20-%20ATLAS%20-%20V12%20-%20C4%20do%20Total%20de%20Empresas%20(18%20SET).xlsx'#$'Total x Ano'.B9]" office:value-type="float" office:value="0.0000154557135645531" calcext:value-type="float">
            <text:p><text:s/>0,00001546 </text:p>
          </table:table-cell>
          <table:table-cell table:style-name="ce3" table:formula="of:=+['file:///home/suporte/Downloads/variaveis%20eixo%201/NECCULT-%202017%20-%20ATLAS%20-%20V12%20-%20C4%20do%20Total%20de%20Empresas%20(18%20SET).xlsx'#$'Total x Ano'.C9]*['file:///home/suporte/Downloads/variaveis%20eixo%201/NECCULT-%202017%20-%20ATLAS%20-%20V12%20-%20C4%20do%20Total%20de%20Empresas%20(18%20SET).xlsx'#$'Total x Ano'.C9]" office:value-type="float" office:value="0.0000180473640896887" calcext:value-type="float">
            <text:p><text:s/>0,00001805 </text:p>
          </table:table-cell>
          <table:table-cell table:style-name="ce3" table:formula="of:=+['file:///home/suporte/Downloads/variaveis%20eixo%201/NECCULT-%202017%20-%20ATLAS%20-%20V12%20-%20C4%20do%20Total%20de%20Empresas%20(18%20SET).xlsx'#$'Total x Ano'.D9]*['file:///home/suporte/Downloads/variaveis%20eixo%201/NECCULT-%202017%20-%20ATLAS%20-%20V12%20-%20C4%20do%20Total%20de%20Empresas%20(18%20SET).xlsx'#$'Total x Ano'.D9]" office:value-type="float" office:value="0.000017545253388194" calcext:value-type="float">
            <text:p><text:s/>0,00001755 </text:p>
          </table:table-cell>
          <table:table-cell table:style-name="ce3" table:formula="of:=+['file:///home/suporte/Downloads/variaveis%20eixo%201/NECCULT-%202017%20-%20ATLAS%20-%20V12%20-%20C4%20do%20Total%20de%20Empresas%20(18%20SET).xlsx'#$'Total x Ano'.E9]*['file:///home/suporte/Downloads/variaveis%20eixo%201/NECCULT-%202017%20-%20ATLAS%20-%20V12%20-%20C4%20do%20Total%20de%20Empresas%20(18%20SET).xlsx'#$'Total x Ano'.E9]" office:value-type="float" office:value="0.0000180205799773568" calcext:value-type="float">
            <text:p><text:s/>0,00001802 </text:p>
          </table:table-cell>
          <table:table-cell table:style-name="ce3" table:formula="of:=+['file:///home/suporte/Downloads/variaveis%20eixo%201/NECCULT-%202017%20-%20ATLAS%20-%20V12%20-%20C4%20do%20Total%20de%20Empresas%20(18%20SET).xlsx'#$'Total x Ano'.F9]*['file:///home/suporte/Downloads/variaveis%20eixo%201/NECCULT-%202017%20-%20ATLAS%20-%20V12%20-%20C4%20do%20Total%20de%20Empresas%20(18%20SET).xlsx'#$'Total x Ano'.F9]" office:value-type="float" office:value="0.0000195383910456203" calcext:value-type="float">
            <text:p><text:s/>0,00001954 </text:p>
          </table:table-cell>
          <table:table-cell table:style-name="ce3" table:formula="of:=+['file:///home/suporte/Downloads/variaveis%20eixo%201/NECCULT-%202017%20-%20ATLAS%20-%20V12%20-%20C4%20do%20Total%20de%20Empresas%20(18%20SET).xlsx'#$'Total x Ano'.G9]*['file:///home/suporte/Downloads/variaveis%20eixo%201/NECCULT-%202017%20-%20ATLAS%20-%20V12%20-%20C4%20do%20Total%20de%20Empresas%20(18%20SET).xlsx'#$'Total x Ano'.G9]" office:value-type="float" office:value="0.0000176331870675009" calcext:value-type="float">
            <text:p><text:s/>0,00001763 </text:p>
          </table:table-cell>
          <table:table-cell table:style-name="ce3" table:formula="of:=+['file:///home/suporte/Downloads/variaveis%20eixo%201/NECCULT-%202017%20-%20ATLAS%20-%20V12%20-%20C4%20do%20Total%20de%20Empresas%20(18%20SET).xlsx'#$'Total x Ano'.H9]*['file:///home/suporte/Downloads/variaveis%20eixo%201/NECCULT-%202017%20-%20ATLAS%20-%20V12%20-%20C4%20do%20Total%20de%20Empresas%20(18%20SET).xlsx'#$'Total x Ano'.H9]" office:value-type="float" office:value="0.0000178107133517508" calcext:value-type="float">
            <text:p><text:s/>0,00001781 </text:p>
          </table:table-cell>
          <table:table-cell table:style-name="ce3" table:formula="of:=+['file:///home/suporte/Downloads/variaveis%20eixo%201/NECCULT-%202017%20-%20ATLAS%20-%20V12%20-%20C4%20do%20Total%20de%20Empresas%20(18%20SET).xlsx'#$'Total x Ano'.I9]*['file:///home/suporte/Downloads/variaveis%20eixo%201/NECCULT-%202017%20-%20ATLAS%20-%20V12%20-%20C4%20do%20Total%20de%20Empresas%20(18%20SET).xlsx'#$'Total x Ano'.I9]" office:value-type="float" office:value="0.0000177337484794012" calcext:value-type="float">
            <text:p><text:s/>0,0000177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 - Maranhão</text:p>
          </table:table-cell>
          <table:table-cell table:style-name="ce3" table:formula="of:=+['file:///home/suporte/Downloads/variaveis%20eixo%201/NECCULT-%202017%20-%20ATLAS%20-%20V12%20-%20C4%20do%20Total%20de%20Empresas%20(18%20SET).xlsx'#$'Total x Ano'.B10]*['file:///home/suporte/Downloads/variaveis%20eixo%201/NECCULT-%202017%20-%20ATLAS%20-%20V12%20-%20C4%20do%20Total%20de%20Empresas%20(18%20SET).xlsx'#$'Total x Ano'.B10]" office:value-type="float" office:value="0.0000998356032008758" calcext:value-type="float">
            <text:p><text:s/>0,00009984 </text:p>
          </table:table-cell>
          <table:table-cell table:style-name="ce3" table:formula="of:=+['file:///home/suporte/Downloads/variaveis%20eixo%201/NECCULT-%202017%20-%20ATLAS%20-%20V12%20-%20C4%20do%20Total%20de%20Empresas%20(18%20SET).xlsx'#$'Total x Ano'.C10]*['file:///home/suporte/Downloads/variaveis%20eixo%201/NECCULT-%202017%20-%20ATLAS%20-%20V12%20-%20C4%20do%20Total%20de%20Empresas%20(18%20SET).xlsx'#$'Total x Ano'.C10]" office:value-type="float" office:value="0.000089953762818048" calcext:value-type="float">
            <text:p><text:s/>0,00008995 </text:p>
          </table:table-cell>
          <table:table-cell table:style-name="ce3" table:formula="of:=+['file:///home/suporte/Downloads/variaveis%20eixo%201/NECCULT-%202017%20-%20ATLAS%20-%20V12%20-%20C4%20do%20Total%20de%20Empresas%20(18%20SET).xlsx'#$'Total x Ano'.D10]*['file:///home/suporte/Downloads/variaveis%20eixo%201/NECCULT-%202017%20-%20ATLAS%20-%20V12%20-%20C4%20do%20Total%20de%20Empresas%20(18%20SET).xlsx'#$'Total x Ano'.D10]" office:value-type="float" office:value="0.0000852344171261536" calcext:value-type="float">
            <text:p><text:s/>0,00008523 </text:p>
          </table:table-cell>
          <table:table-cell table:style-name="ce3" table:formula="of:=+['file:///home/suporte/Downloads/variaveis%20eixo%201/NECCULT-%202017%20-%20ATLAS%20-%20V12%20-%20C4%20do%20Total%20de%20Empresas%20(18%20SET).xlsx'#$'Total x Ano'.E10]*['file:///home/suporte/Downloads/variaveis%20eixo%201/NECCULT-%202017%20-%20ATLAS%20-%20V12%20-%20C4%20do%20Total%20de%20Empresas%20(18%20SET).xlsx'#$'Total x Ano'.E10]" office:value-type="float" office:value="0.0000970990223883201" calcext:value-type="float">
            <text:p><text:s/>0,00009710 </text:p>
          </table:table-cell>
          <table:table-cell table:style-name="ce3" table:formula="of:=+['file:///home/suporte/Downloads/variaveis%20eixo%201/NECCULT-%202017%20-%20ATLAS%20-%20V12%20-%20C4%20do%20Total%20de%20Empresas%20(18%20SET).xlsx'#$'Total x Ano'.F10]*['file:///home/suporte/Downloads/variaveis%20eixo%201/NECCULT-%202017%20-%20ATLAS%20-%20V12%20-%20C4%20do%20Total%20de%20Empresas%20(18%20SET).xlsx'#$'Total x Ano'.F10]" office:value-type="float" office:value="0.000104697596288608" calcext:value-type="float">
            <text:p><text:s/>0,00010470 </text:p>
          </table:table-cell>
          <table:table-cell table:style-name="ce3" table:formula="of:=+['file:///home/suporte/Downloads/variaveis%20eixo%201/NECCULT-%202017%20-%20ATLAS%20-%20V12%20-%20C4%20do%20Total%20de%20Empresas%20(18%20SET).xlsx'#$'Total x Ano'.G10]*['file:///home/suporte/Downloads/variaveis%20eixo%201/NECCULT-%202017%20-%20ATLAS%20-%20V12%20-%20C4%20do%20Total%20de%20Empresas%20(18%20SET).xlsx'#$'Total x Ano'.G10]" office:value-type="float" office:value="0.000110307858828708" calcext:value-type="float">
            <text:p><text:s/>0,00011031 </text:p>
          </table:table-cell>
          <table:table-cell table:style-name="ce3" table:formula="of:=+['file:///home/suporte/Downloads/variaveis%20eixo%201/NECCULT-%202017%20-%20ATLAS%20-%20V12%20-%20C4%20do%20Total%20de%20Empresas%20(18%20SET).xlsx'#$'Total x Ano'.H10]*['file:///home/suporte/Downloads/variaveis%20eixo%201/NECCULT-%202017%20-%20ATLAS%20-%20V12%20-%20C4%20do%20Total%20de%20Empresas%20(18%20SET).xlsx'#$'Total x Ano'.H10]" office:value-type="float" office:value="0.000113589178589228" calcext:value-type="float">
            <text:p><text:s/>0,00011359 </text:p>
          </table:table-cell>
          <table:table-cell table:style-name="ce3" table:formula="of:=+['file:///home/suporte/Downloads/variaveis%20eixo%201/NECCULT-%202017%20-%20ATLAS%20-%20V12%20-%20C4%20do%20Total%20de%20Empresas%20(18%20SET).xlsx'#$'Total x Ano'.I10]*['file:///home/suporte/Downloads/variaveis%20eixo%201/NECCULT-%202017%20-%20ATLAS%20-%20V12%20-%20C4%20do%20Total%20de%20Empresas%20(18%20SET).xlsx'#$'Total x Ano'.I10]" office:value-type="float" office:value="0.000113955168589953" calcext:value-type="float">
            <text:p><text:s/>0,0001139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2 - Piauí</text:p>
          </table:table-cell>
          <table:table-cell table:style-name="ce3" table:formula="of:=+['file:///home/suporte/Downloads/variaveis%20eixo%201/NECCULT-%202017%20-%20ATLAS%20-%20V12%20-%20C4%20do%20Total%20de%20Empresas%20(18%20SET).xlsx'#$'Total x Ano'.B11]*['file:///home/suporte/Downloads/variaveis%20eixo%201/NECCULT-%202017%20-%20ATLAS%20-%20V12%20-%20C4%20do%20Total%20de%20Empresas%20(18%20SET).xlsx'#$'Total x Ano'.B11]" office:value-type="float" office:value="0.0000388050698225993" calcext:value-type="float">
            <text:p><text:s/>0,00003881 </text:p>
          </table:table-cell>
          <table:table-cell table:style-name="ce3" table:formula="of:=+['file:///home/suporte/Downloads/variaveis%20eixo%201/NECCULT-%202017%20-%20ATLAS%20-%20V12%20-%20C4%20do%20Total%20de%20Empresas%20(18%20SET).xlsx'#$'Total x Ano'.C11]*['file:///home/suporte/Downloads/variaveis%20eixo%201/NECCULT-%202017%20-%20ATLAS%20-%20V12%20-%20C4%20do%20Total%20de%20Empresas%20(18%20SET).xlsx'#$'Total x Ano'.C11]" office:value-type="float" office:value="0.00003887662194494" calcext:value-type="float">
            <text:p><text:s/>0,00003888 </text:p>
          </table:table-cell>
          <table:table-cell table:style-name="ce3" table:formula="of:=+['file:///home/suporte/Downloads/variaveis%20eixo%201/NECCULT-%202017%20-%20ATLAS%20-%20V12%20-%20C4%20do%20Total%20de%20Empresas%20(18%20SET).xlsx'#$'Total x Ano'.D11]*['file:///home/suporte/Downloads/variaveis%20eixo%201/NECCULT-%202017%20-%20ATLAS%20-%20V12%20-%20C4%20do%20Total%20de%20Empresas%20(18%20SET).xlsx'#$'Total x Ano'.D11]" office:value-type="float" office:value="0.000038941547399286" calcext:value-type="float">
            <text:p><text:s/>0,00003894 </text:p>
          </table:table-cell>
          <table:table-cell table:style-name="ce3" table:formula="of:=+['file:///home/suporte/Downloads/variaveis%20eixo%201/NECCULT-%202017%20-%20ATLAS%20-%20V12%20-%20C4%20do%20Total%20de%20Empresas%20(18%20SET).xlsx'#$'Total x Ano'.E11]*['file:///home/suporte/Downloads/variaveis%20eixo%201/NECCULT-%202017%20-%20ATLAS%20-%20V12%20-%20C4%20do%20Total%20de%20Empresas%20(18%20SET).xlsx'#$'Total x Ano'.E11]" office:value-type="float" office:value="0.0000425287201482001" calcext:value-type="float">
            <text:p><text:s/>0,00004253 </text:p>
          </table:table-cell>
          <table:table-cell table:style-name="ce3" table:formula="of:=+['file:///home/suporte/Downloads/variaveis%20eixo%201/NECCULT-%202017%20-%20ATLAS%20-%20V12%20-%20C4%20do%20Total%20de%20Empresas%20(18%20SET).xlsx'#$'Total x Ano'.F11]*['file:///home/suporte/Downloads/variaveis%20eixo%201/NECCULT-%202017%20-%20ATLAS%20-%20V12%20-%20C4%20do%20Total%20de%20Empresas%20(18%20SET).xlsx'#$'Total x Ano'.F11]" office:value-type="float" office:value="0.000044417441504687" calcext:value-type="float">
            <text:p><text:s/>0,00004442 </text:p>
          </table:table-cell>
          <table:table-cell table:style-name="ce3" table:formula="of:=+['file:///home/suporte/Downloads/variaveis%20eixo%201/NECCULT-%202017%20-%20ATLAS%20-%20V12%20-%20C4%20do%20Total%20de%20Empresas%20(18%20SET).xlsx'#$'Total x Ano'.G11]*['file:///home/suporte/Downloads/variaveis%20eixo%201/NECCULT-%202017%20-%20ATLAS%20-%20V12%20-%20C4%20do%20Total%20de%20Empresas%20(18%20SET).xlsx'#$'Total x Ano'.G11]" office:value-type="float" office:value="0.0000463833125852771" calcext:value-type="float">
            <text:p><text:s/>0,00004638 </text:p>
          </table:table-cell>
          <table:table-cell table:style-name="ce3" table:formula="of:=+['file:///home/suporte/Downloads/variaveis%20eixo%201/NECCULT-%202017%20-%20ATLAS%20-%20V12%20-%20C4%20do%20Total%20de%20Empresas%20(18%20SET).xlsx'#$'Total x Ano'.H11]*['file:///home/suporte/Downloads/variaveis%20eixo%201/NECCULT-%202017%20-%20ATLAS%20-%20V12%20-%20C4%20do%20Total%20de%20Empresas%20(18%20SET).xlsx'#$'Total x Ano'.H11]" office:value-type="float" office:value="0.0000501316610478646" calcext:value-type="float">
            <text:p><text:s/>0,00005013 </text:p>
          </table:table-cell>
          <table:table-cell table:style-name="ce3" table:formula="of:=+['file:///home/suporte/Downloads/variaveis%20eixo%201/NECCULT-%202017%20-%20ATLAS%20-%20V12%20-%20C4%20do%20Total%20de%20Empresas%20(18%20SET).xlsx'#$'Total x Ano'.I11]*['file:///home/suporte/Downloads/variaveis%20eixo%201/NECCULT-%202017%20-%20ATLAS%20-%20V12%20-%20C4%20do%20Total%20de%20Empresas%20(18%20SET).xlsx'#$'Total x Ano'.I11]" office:value-type="float" office:value="0.0000513032057978885" calcext:value-type="float">
            <text:p><text:s/>0,0000513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 - Ceará</text:p>
          </table:table-cell>
          <table:table-cell table:style-name="ce3" table:formula="of:=+['file:///home/suporte/Downloads/variaveis%20eixo%201/NECCULT-%202017%20-%20ATLAS%20-%20V12%20-%20C4%20do%20Total%20de%20Empresas%20(18%20SET).xlsx'#$'Total x Ano'.B12]*['file:///home/suporte/Downloads/variaveis%20eixo%201/NECCULT-%202017%20-%20ATLAS%20-%20V12%20-%20C4%20do%20Total%20de%20Empresas%20(18%20SET).xlsx'#$'Total x Ano'.B12]" office:value-type="float" office:value="0.000448491178418539" calcext:value-type="float">
            <text:p><text:s/>0,00044849 </text:p>
          </table:table-cell>
          <table:table-cell table:style-name="ce3" table:formula="of:=+['file:///home/suporte/Downloads/variaveis%20eixo%201/NECCULT-%202017%20-%20ATLAS%20-%20V12%20-%20C4%20do%20Total%20de%20Empresas%20(18%20SET).xlsx'#$'Total x Ano'.C12]*['file:///home/suporte/Downloads/variaveis%20eixo%201/NECCULT-%202017%20-%20ATLAS%20-%20V12%20-%20C4%20do%20Total%20de%20Empresas%20(18%20SET).xlsx'#$'Total x Ano'.C12]" office:value-type="float" office:value="0.000456797536322394" calcext:value-type="float">
            <text:p><text:s/>0,00045680 </text:p>
          </table:table-cell>
          <table:table-cell table:style-name="ce3" table:formula="of:=+['file:///home/suporte/Downloads/variaveis%20eixo%201/NECCULT-%202017%20-%20ATLAS%20-%20V12%20-%20C4%20do%20Total%20de%20Empresas%20(18%20SET).xlsx'#$'Total x Ano'.D12]*['file:///home/suporte/Downloads/variaveis%20eixo%201/NECCULT-%202017%20-%20ATLAS%20-%20V12%20-%20C4%20do%20Total%20de%20Empresas%20(18%20SET).xlsx'#$'Total x Ano'.D12]" office:value-type="float" office:value="0.000458546037660358" calcext:value-type="float">
            <text:p><text:s/>0,00045855 </text:p>
          </table:table-cell>
          <table:table-cell table:style-name="ce3" table:formula="of:=+['file:///home/suporte/Downloads/variaveis%20eixo%201/NECCULT-%202017%20-%20ATLAS%20-%20V12%20-%20C4%20do%20Total%20de%20Empresas%20(18%20SET).xlsx'#$'Total x Ano'.E12]*['file:///home/suporte/Downloads/variaveis%20eixo%201/NECCULT-%202017%20-%20ATLAS%20-%20V12%20-%20C4%20do%20Total%20de%20Empresas%20(18%20SET).xlsx'#$'Total x Ano'.E12]" office:value-type="float" office:value="0.000506567276047308" calcext:value-type="float">
            <text:p><text:s/>0,00050657 </text:p>
          </table:table-cell>
          <table:table-cell table:style-name="ce3" table:formula="of:=+['file:///home/suporte/Downloads/variaveis%20eixo%201/NECCULT-%202017%20-%20ATLAS%20-%20V12%20-%20C4%20do%20Total%20de%20Empresas%20(18%20SET).xlsx'#$'Total x Ano'.F12]*['file:///home/suporte/Downloads/variaveis%20eixo%201/NECCULT-%202017%20-%20ATLAS%20-%20V12%20-%20C4%20do%20Total%20de%20Empresas%20(18%20SET).xlsx'#$'Total x Ano'.F12]" office:value-type="float" office:value="0.000542286241894385" calcext:value-type="float">
            <text:p><text:s/>0,00054229 </text:p>
          </table:table-cell>
          <table:table-cell table:style-name="ce3" table:formula="of:=+['file:///home/suporte/Downloads/variaveis%20eixo%201/NECCULT-%202017%20-%20ATLAS%20-%20V12%20-%20C4%20do%20Total%20de%20Empresas%20(18%20SET).xlsx'#$'Total x Ano'.G12]*['file:///home/suporte/Downloads/variaveis%20eixo%201/NECCULT-%202017%20-%20ATLAS%20-%20V12%20-%20C4%20do%20Total%20de%20Empresas%20(18%20SET).xlsx'#$'Total x Ano'.G12]" office:value-type="float" office:value="0.000557303903698288" calcext:value-type="float">
            <text:p><text:s/>0,00055730 </text:p>
          </table:table-cell>
          <table:table-cell table:style-name="ce3" table:formula="of:=+['file:///home/suporte/Downloads/variaveis%20eixo%201/NECCULT-%202017%20-%20ATLAS%20-%20V12%20-%20C4%20do%20Total%20de%20Empresas%20(18%20SET).xlsx'#$'Total x Ano'.H12]*['file:///home/suporte/Downloads/variaveis%20eixo%201/NECCULT-%202017%20-%20ATLAS%20-%20V12%20-%20C4%20do%20Total%20de%20Empresas%20(18%20SET).xlsx'#$'Total x Ano'.H12]" office:value-type="float" office:value="0.000570585790111016" calcext:value-type="float">
            <text:p><text:s/>0,00057059 </text:p>
          </table:table-cell>
          <table:table-cell table:style-name="ce3" table:formula="of:=+['file:///home/suporte/Downloads/variaveis%20eixo%201/NECCULT-%202017%20-%20ATLAS%20-%20V12%20-%20C4%20do%20Total%20de%20Empresas%20(18%20SET).xlsx'#$'Total x Ano'.I12]*['file:///home/suporte/Downloads/variaveis%20eixo%201/NECCULT-%202017%20-%20ATLAS%20-%20V12%20-%20C4%20do%20Total%20de%20Empresas%20(18%20SET).xlsx'#$'Total x Ano'.I12]" office:value-type="float" office:value="0.000599531382745936" calcext:value-type="float">
            <text:p><text:s/>0,0005995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 - Rio Grande do Norte</text:p>
          </table:table-cell>
          <table:table-cell table:style-name="ce3" table:formula="of:=+['file:///home/suporte/Downloads/variaveis%20eixo%201/NECCULT-%202017%20-%20ATLAS%20-%20V12%20-%20C4%20do%20Total%20de%20Empresas%20(18%20SET).xlsx'#$'Total x Ano'.B13]*['file:///home/suporte/Downloads/variaveis%20eixo%201/NECCULT-%202017%20-%20ATLAS%20-%20V12%20-%20C4%20do%20Total%20de%20Empresas%20(18%20SET).xlsx'#$'Total x Ano'.B13]" office:value-type="float" office:value="0.000107635979423076" calcext:value-type="float">
            <text:p><text:s/>0,00010764 </text:p>
          </table:table-cell>
          <table:table-cell table:style-name="ce3" table:formula="of:=+['file:///home/suporte/Downloads/variaveis%20eixo%201/NECCULT-%202017%20-%20ATLAS%20-%20V12%20-%20C4%20do%20Total%20de%20Empresas%20(18%20SET).xlsx'#$'Total x Ano'.C13]*['file:///home/suporte/Downloads/variaveis%20eixo%201/NECCULT-%202017%20-%20ATLAS%20-%20V12%20-%20C4%20do%20Total%20de%20Empresas%20(18%20SET).xlsx'#$'Total x Ano'.C13]" office:value-type="float" office:value="0.0000967403978729076" calcext:value-type="float">
            <text:p><text:s/>0,00009674 </text:p>
          </table:table-cell>
          <table:table-cell table:style-name="ce3" table:formula="of:=+['file:///home/suporte/Downloads/variaveis%20eixo%201/NECCULT-%202017%20-%20ATLAS%20-%20V12%20-%20C4%20do%20Total%20de%20Empresas%20(18%20SET).xlsx'#$'Total x Ano'.D13]*['file:///home/suporte/Downloads/variaveis%20eixo%201/NECCULT-%202017%20-%20ATLAS%20-%20V12%20-%20C4%20do%20Total%20de%20Empresas%20(18%20SET).xlsx'#$'Total x Ano'.D13]" office:value-type="float" office:value="0.0000918697208417156" calcext:value-type="float">
            <text:p><text:s/>0,00009187 </text:p>
          </table:table-cell>
          <table:table-cell table:style-name="ce3" table:formula="of:=+['file:///home/suporte/Downloads/variaveis%20eixo%201/NECCULT-%202017%20-%20ATLAS%20-%20V12%20-%20C4%20do%20Total%20de%20Empresas%20(18%20SET).xlsx'#$'Total x Ano'.E13]*['file:///home/suporte/Downloads/variaveis%20eixo%201/NECCULT-%202017%20-%20ATLAS%20-%20V12%20-%20C4%20do%20Total%20de%20Empresas%20(18%20SET).xlsx'#$'Total x Ano'.E13]" office:value-type="float" office:value="0.000100770512112755" calcext:value-type="float">
            <text:p><text:s/>0,00010077 </text:p>
          </table:table-cell>
          <table:table-cell table:style-name="ce3" table:formula="of:=+['file:///home/suporte/Downloads/variaveis%20eixo%201/NECCULT-%202017%20-%20ATLAS%20-%20V12%20-%20C4%20do%20Total%20de%20Empresas%20(18%20SET).xlsx'#$'Total x Ano'.F13]*['file:///home/suporte/Downloads/variaveis%20eixo%201/NECCULT-%202017%20-%20ATLAS%20-%20V12%20-%20C4%20do%20Total%20de%20Empresas%20(18%20SET).xlsx'#$'Total x Ano'.F13]" office:value-type="float" office:value="0.000102106418770034" calcext:value-type="float">
            <text:p><text:s/>0,00010211 </text:p>
          </table:table-cell>
          <table:table-cell table:style-name="ce3" table:formula="of:=+['file:///home/suporte/Downloads/variaveis%20eixo%201/NECCULT-%202017%20-%20ATLAS%20-%20V12%20-%20C4%20do%20Total%20de%20Empresas%20(18%20SET).xlsx'#$'Total x Ano'.G13]*['file:///home/suporte/Downloads/variaveis%20eixo%201/NECCULT-%202017%20-%20ATLAS%20-%20V12%20-%20C4%20do%20Total%20de%20Empresas%20(18%20SET).xlsx'#$'Total x Ano'.G13]" office:value-type="float" office:value="0.00011497753659275" calcext:value-type="float">
            <text:p><text:s/>0,00011498 </text:p>
          </table:table-cell>
          <table:table-cell table:style-name="ce3" table:formula="of:=+['file:///home/suporte/Downloads/variaveis%20eixo%201/NECCULT-%202017%20-%20ATLAS%20-%20V12%20-%20C4%20do%20Total%20de%20Empresas%20(18%20SET).xlsx'#$'Total x Ano'.H13]*['file:///home/suporte/Downloads/variaveis%20eixo%201/NECCULT-%202017%20-%20ATLAS%20-%20V12%20-%20C4%20do%20Total%20de%20Empresas%20(18%20SET).xlsx'#$'Total x Ano'.H13]" office:value-type="float" office:value="0.000117393577998354" calcext:value-type="float">
            <text:p><text:s/>0,00011739 </text:p>
          </table:table-cell>
          <table:table-cell table:style-name="ce3" table:formula="of:=+['file:///home/suporte/Downloads/variaveis%20eixo%201/NECCULT-%202017%20-%20ATLAS%20-%20V12%20-%20C4%20do%20Total%20de%20Empresas%20(18%20SET).xlsx'#$'Total x Ano'.I13]*['file:///home/suporte/Downloads/variaveis%20eixo%201/NECCULT-%202017%20-%20ATLAS%20-%20V12%20-%20C4%20do%20Total%20de%20Empresas%20(18%20SET).xlsx'#$'Total x Ano'.I13]" office:value-type="float" office:value="0.000112780380881529" calcext:value-type="float">
            <text:p><text:s/>0,00011278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 - Paraíba</text:p>
          </table:table-cell>
          <table:table-cell table:style-name="ce3" table:formula="of:=+['file:///home/suporte/Downloads/variaveis%20eixo%201/NECCULT-%202017%20-%20ATLAS%20-%20V12%20-%20C4%20do%20Total%20de%20Empresas%20(18%20SET).xlsx'#$'Total x Ano'.B14]*['file:///home/suporte/Downloads/variaveis%20eixo%201/NECCULT-%202017%20-%20ATLAS%20-%20V12%20-%20C4%20do%20Total%20de%20Empresas%20(18%20SET).xlsx'#$'Total x Ano'.B14]" office:value-type="float" office:value="0.000065234376817001" calcext:value-type="float">
            <text:p><text:s/>0,00006523 </text:p>
          </table:table-cell>
          <table:table-cell table:style-name="ce3" table:formula="of:=+['file:///home/suporte/Downloads/variaveis%20eixo%201/NECCULT-%202017%20-%20ATLAS%20-%20V12%20-%20C4%20do%20Total%20de%20Empresas%20(18%20SET).xlsx'#$'Total x Ano'.C14]*['file:///home/suporte/Downloads/variaveis%20eixo%201/NECCULT-%202017%20-%20ATLAS%20-%20V12%20-%20C4%20do%20Total%20de%20Empresas%20(18%20SET).xlsx'#$'Total x Ano'.C14]" office:value-type="float" office:value="0.0000638637782832867" calcext:value-type="float">
            <text:p><text:s/>0,00006386 </text:p>
          </table:table-cell>
          <table:table-cell table:style-name="ce3" table:formula="of:=+['file:///home/suporte/Downloads/variaveis%20eixo%201/NECCULT-%202017%20-%20ATLAS%20-%20V12%20-%20C4%20do%20Total%20de%20Empresas%20(18%20SET).xlsx'#$'Total x Ano'.D14]*['file:///home/suporte/Downloads/variaveis%20eixo%201/NECCULT-%202017%20-%20ATLAS%20-%20V12%20-%20C4%20do%20Total%20de%20Empresas%20(18%20SET).xlsx'#$'Total x Ano'.D14]" office:value-type="float" office:value="0.0000682254640761282" calcext:value-type="float">
            <text:p><text:s/>0,00006823 </text:p>
          </table:table-cell>
          <table:table-cell table:style-name="ce3" table:formula="of:=+['file:///home/suporte/Downloads/variaveis%20eixo%201/NECCULT-%202017%20-%20ATLAS%20-%20V12%20-%20C4%20do%20Total%20de%20Empresas%20(18%20SET).xlsx'#$'Total x Ano'.E14]*['file:///home/suporte/Downloads/variaveis%20eixo%201/NECCULT-%202017%20-%20ATLAS%20-%20V12%20-%20C4%20do%20Total%20de%20Empresas%20(18%20SET).xlsx'#$'Total x Ano'.E14]" office:value-type="float" office:value="0.0000703517150736825" calcext:value-type="float">
            <text:p><text:s/>0,00007035 </text:p>
          </table:table-cell>
          <table:table-cell table:style-name="ce3" table:formula="of:=+['file:///home/suporte/Downloads/variaveis%20eixo%201/NECCULT-%202017%20-%20ATLAS%20-%20V12%20-%20C4%20do%20Total%20de%20Empresas%20(18%20SET).xlsx'#$'Total x Ano'.F14]*['file:///home/suporte/Downloads/variaveis%20eixo%201/NECCULT-%202017%20-%20ATLAS%20-%20V12%20-%20C4%20do%20Total%20de%20Empresas%20(18%20SET).xlsx'#$'Total x Ano'.F14]" office:value-type="float" office:value="0.0000788482591153573" calcext:value-type="float">
            <text:p><text:s/>0,00007885 </text:p>
          </table:table-cell>
          <table:table-cell table:style-name="ce3" table:formula="of:=+['file:///home/suporte/Downloads/variaveis%20eixo%201/NECCULT-%202017%20-%20ATLAS%20-%20V12%20-%20C4%20do%20Total%20de%20Empresas%20(18%20SET).xlsx'#$'Total x Ano'.G14]*['file:///home/suporte/Downloads/variaveis%20eixo%201/NECCULT-%202017%20-%20ATLAS%20-%20V12%20-%20C4%20do%20Total%20de%20Empresas%20(18%20SET).xlsx'#$'Total x Ano'.G14]" office:value-type="float" office:value="0.0000767702087894369" calcext:value-type="float">
            <text:p><text:s/>0,00007677 </text:p>
          </table:table-cell>
          <table:table-cell table:style-name="ce3" table:formula="of:=+['file:///home/suporte/Downloads/variaveis%20eixo%201/NECCULT-%202017%20-%20ATLAS%20-%20V12%20-%20C4%20do%20Total%20de%20Empresas%20(18%20SET).xlsx'#$'Total x Ano'.H14]*['file:///home/suporte/Downloads/variaveis%20eixo%201/NECCULT-%202017%20-%20ATLAS%20-%20V12%20-%20C4%20do%20Total%20de%20Empresas%20(18%20SET).xlsx'#$'Total x Ano'.H14]" office:value-type="float" office:value="0.0000808238505181748" calcext:value-type="float">
            <text:p><text:s/>0,00008082 </text:p>
          </table:table-cell>
          <table:table-cell table:style-name="ce3" table:formula="of:=+['file:///home/suporte/Downloads/variaveis%20eixo%201/NECCULT-%202017%20-%20ATLAS%20-%20V12%20-%20C4%20do%20Total%20de%20Empresas%20(18%20SET).xlsx'#$'Total x Ano'.I14]*['file:///home/suporte/Downloads/variaveis%20eixo%201/NECCULT-%202017%20-%20ATLAS%20-%20V12%20-%20C4%20do%20Total%20de%20Empresas%20(18%20SET).xlsx'#$'Total x Ano'.I14]" office:value-type="float" office:value="0.000088648114288136" calcext:value-type="float">
            <text:p><text:s/>0,0000886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 - Pernambuco</text:p>
          </table:table-cell>
          <table:table-cell table:style-name="ce3" table:formula="of:=+['file:///home/suporte/Downloads/variaveis%20eixo%201/NECCULT-%202017%20-%20ATLAS%20-%20V12%20-%20C4%20do%20Total%20de%20Empresas%20(18%20SET).xlsx'#$'Total x Ano'.B15]*['file:///home/suporte/Downloads/variaveis%20eixo%201/NECCULT-%202017%20-%20ATLAS%20-%20V12%20-%20C4%20do%20Total%20de%20Empresas%20(18%20SET).xlsx'#$'Total x Ano'.B15]" office:value-type="float" office:value="0.000557469052989809" calcext:value-type="float">
            <text:p><text:s/>0,00055747 </text:p>
          </table:table-cell>
          <table:table-cell table:style-name="ce3" table:formula="of:=+['file:///home/suporte/Downloads/variaveis%20eixo%201/NECCULT-%202017%20-%20ATLAS%20-%20V12%20-%20C4%20do%20Total%20de%20Empresas%20(18%20SET).xlsx'#$'Total x Ano'.C15]*['file:///home/suporte/Downloads/variaveis%20eixo%201/NECCULT-%202017%20-%20ATLAS%20-%20V12%20-%20C4%20do%20Total%20de%20Empresas%20(18%20SET).xlsx'#$'Total x Ano'.C15]" office:value-type="float" office:value="0.000547215952279141" calcext:value-type="float">
            <text:p><text:s/>0,00054722 </text:p>
          </table:table-cell>
          <table:table-cell table:style-name="ce3" table:formula="of:=+['file:///home/suporte/Downloads/variaveis%20eixo%201/NECCULT-%202017%20-%20ATLAS%20-%20V12%20-%20C4%20do%20Total%20de%20Empresas%20(18%20SET).xlsx'#$'Total x Ano'.D15]*['file:///home/suporte/Downloads/variaveis%20eixo%201/NECCULT-%202017%20-%20ATLAS%20-%20V12%20-%20C4%20do%20Total%20de%20Empresas%20(18%20SET).xlsx'#$'Total x Ano'.D15]" office:value-type="float" office:value="0.000566275724900408" calcext:value-type="float">
            <text:p><text:s/>0,00056628 </text:p>
          </table:table-cell>
          <table:table-cell table:style-name="ce3" table:formula="of:=+['file:///home/suporte/Downloads/variaveis%20eixo%201/NECCULT-%202017%20-%20ATLAS%20-%20V12%20-%20C4%20do%20Total%20de%20Empresas%20(18%20SET).xlsx'#$'Total x Ano'.E15]*['file:///home/suporte/Downloads/variaveis%20eixo%201/NECCULT-%202017%20-%20ATLAS%20-%20V12%20-%20C4%20do%20Total%20de%20Empresas%20(18%20SET).xlsx'#$'Total x Ano'.E15]" office:value-type="float" office:value="0.000580141743212439" calcext:value-type="float">
            <text:p><text:s/>0,00058014 </text:p>
          </table:table-cell>
          <table:table-cell table:style-name="ce3" table:formula="of:=+['file:///home/suporte/Downloads/variaveis%20eixo%201/NECCULT-%202017%20-%20ATLAS%20-%20V12%20-%20C4%20do%20Total%20de%20Empresas%20(18%20SET).xlsx'#$'Total x Ano'.F15]*['file:///home/suporte/Downloads/variaveis%20eixo%201/NECCULT-%202017%20-%20ATLAS%20-%20V12%20-%20C4%20do%20Total%20de%20Empresas%20(18%20SET).xlsx'#$'Total x Ano'.F15]" office:value-type="float" office:value="0.000587467636496578" calcext:value-type="float">
            <text:p><text:s/>0,00058747 </text:p>
          </table:table-cell>
          <table:table-cell table:style-name="ce3" table:formula="of:=+['file:///home/suporte/Downloads/variaveis%20eixo%201/NECCULT-%202017%20-%20ATLAS%20-%20V12%20-%20C4%20do%20Total%20de%20Empresas%20(18%20SET).xlsx'#$'Total x Ano'.G15]*['file:///home/suporte/Downloads/variaveis%20eixo%201/NECCULT-%202017%20-%20ATLAS%20-%20V12%20-%20C4%20do%20Total%20de%20Empresas%20(18%20SET).xlsx'#$'Total x Ano'.G15]" office:value-type="float" office:value="0.000655200156671481" calcext:value-type="float">
            <text:p><text:s/>0,00065520 </text:p>
          </table:table-cell>
          <table:table-cell table:style-name="ce3" table:formula="of:=+['file:///home/suporte/Downloads/variaveis%20eixo%201/NECCULT-%202017%20-%20ATLAS%20-%20V12%20-%20C4%20do%20Total%20de%20Empresas%20(18%20SET).xlsx'#$'Total x Ano'.H15]*['file:///home/suporte/Downloads/variaveis%20eixo%201/NECCULT-%202017%20-%20ATLAS%20-%20V12%20-%20C4%20do%20Total%20de%20Empresas%20(18%20SET).xlsx'#$'Total x Ano'.H15]" office:value-type="float" office:value="0.000653035100719399" calcext:value-type="float">
            <text:p><text:s/>0,00065304 </text:p>
          </table:table-cell>
          <table:table-cell table:style-name="ce3" table:formula="of:=+['file:///home/suporte/Downloads/variaveis%20eixo%201/NECCULT-%202017%20-%20ATLAS%20-%20V12%20-%20C4%20do%20Total%20de%20Empresas%20(18%20SET).xlsx'#$'Total x Ano'.I15]*['file:///home/suporte/Downloads/variaveis%20eixo%201/NECCULT-%202017%20-%20ATLAS%20-%20V12%20-%20C4%20do%20Total%20de%20Empresas%20(18%20SET).xlsx'#$'Total x Ano'.I15]" office:value-type="float" office:value="0.000675649104475659" calcext:value-type="float">
            <text:p><text:s/>0,0006756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 - Alagoas</text:p>
          </table:table-cell>
          <table:table-cell table:style-name="ce3" table:formula="of:=+['file:///home/suporte/Downloads/variaveis%20eixo%201/NECCULT-%202017%20-%20ATLAS%20-%20V12%20-%20C4%20do%20Total%20de%20Empresas%20(18%20SET).xlsx'#$'Total x Ano'.B16]*['file:///home/suporte/Downloads/variaveis%20eixo%201/NECCULT-%202017%20-%20ATLAS%20-%20V12%20-%20C4%20do%20Total%20de%20Empresas%20(18%20SET).xlsx'#$'Total x Ano'.B16]" office:value-type="float" office:value="0.0000407947545435145" calcext:value-type="float">
            <text:p><text:s/>0,00004079 </text:p>
          </table:table-cell>
          <table:table-cell table:style-name="ce3" table:formula="of:=+['file:///home/suporte/Downloads/variaveis%20eixo%201/NECCULT-%202017%20-%20ATLAS%20-%20V12%20-%20C4%20do%20Total%20de%20Empresas%20(18%20SET).xlsx'#$'Total x Ano'.C16]*['file:///home/suporte/Downloads/variaveis%20eixo%201/NECCULT-%202017%20-%20ATLAS%20-%20V12%20-%20C4%20do%20Total%20de%20Empresas%20(18%20SET).xlsx'#$'Total x Ano'.C16]" office:value-type="float" office:value="0.0000395640820477094" calcext:value-type="float">
            <text:p><text:s/>0,00003956 </text:p>
          </table:table-cell>
          <table:table-cell table:style-name="ce3" table:formula="of:=+['file:///home/suporte/Downloads/variaveis%20eixo%201/NECCULT-%202017%20-%20ATLAS%20-%20V12%20-%20C4%20do%20Total%20de%20Empresas%20(18%20SET).xlsx'#$'Total x Ano'.D16]*['file:///home/suporte/Downloads/variaveis%20eixo%201/NECCULT-%202017%20-%20ATLAS%20-%20V12%20-%20C4%20do%20Total%20de%20Empresas%20(18%20SET).xlsx'#$'Total x Ano'.D16]" office:value-type="float" office:value="0.0000413790478504728" calcext:value-type="float">
            <text:p><text:s/>0,00004138 </text:p>
          </table:table-cell>
          <table:table-cell table:style-name="ce3" table:formula="of:=+['file:///home/suporte/Downloads/variaveis%20eixo%201/NECCULT-%202017%20-%20ATLAS%20-%20V12%20-%20C4%20do%20Total%20de%20Empresas%20(18%20SET).xlsx'#$'Total x Ano'.E16]*['file:///home/suporte/Downloads/variaveis%20eixo%201/NECCULT-%202017%20-%20ATLAS%20-%20V12%20-%20C4%20do%20Total%20de%20Empresas%20(18%20SET).xlsx'#$'Total x Ano'.E16]" office:value-type="float" office:value="0.0000381031661539009" calcext:value-type="float">
            <text:p><text:s/>0,00003810 </text:p>
          </table:table-cell>
          <table:table-cell table:style-name="ce3" table:formula="of:=+['file:///home/suporte/Downloads/variaveis%20eixo%201/NECCULT-%202017%20-%20ATLAS%20-%20V12%20-%20C4%20do%20Total%20de%20Empresas%20(18%20SET).xlsx'#$'Total x Ano'.F16]*['file:///home/suporte/Downloads/variaveis%20eixo%201/NECCULT-%202017%20-%20ATLAS%20-%20V12%20-%20C4%20do%20Total%20de%20Empresas%20(18%20SET).xlsx'#$'Total x Ano'.F16]" office:value-type="float" office:value="0.0000395918476650904" calcext:value-type="float">
            <text:p><text:s/>0,00003959 </text:p>
          </table:table-cell>
          <table:table-cell table:style-name="ce3" table:formula="of:=+['file:///home/suporte/Downloads/variaveis%20eixo%201/NECCULT-%202017%20-%20ATLAS%20-%20V12%20-%20C4%20do%20Total%20de%20Empresas%20(18%20SET).xlsx'#$'Total x Ano'.G16]*['file:///home/suporte/Downloads/variaveis%20eixo%201/NECCULT-%202017%20-%20ATLAS%20-%20V12%20-%20C4%20do%20Total%20de%20Empresas%20(18%20SET).xlsx'#$'Total x Ano'.G16]" office:value-type="float" office:value="0.0000457341489640635" calcext:value-type="float">
            <text:p><text:s/>0,00004573 </text:p>
          </table:table-cell>
          <table:table-cell table:style-name="ce3" table:formula="of:=+['file:///home/suporte/Downloads/variaveis%20eixo%201/NECCULT-%202017%20-%20ATLAS%20-%20V12%20-%20C4%20do%20Total%20de%20Empresas%20(18%20SET).xlsx'#$'Total x Ano'.H16]*['file:///home/suporte/Downloads/variaveis%20eixo%201/NECCULT-%202017%20-%20ATLAS%20-%20V12%20-%20C4%20do%20Total%20de%20Empresas%20(18%20SET).xlsx'#$'Total x Ano'.H16]" office:value-type="float" office:value="0.0000463788167056752" calcext:value-type="float">
            <text:p><text:s/>0,00004638 </text:p>
          </table:table-cell>
          <table:table-cell table:style-name="ce3" table:formula="of:=+['file:///home/suporte/Downloads/variaveis%20eixo%201/NECCULT-%202017%20-%20ATLAS%20-%20V12%20-%20C4%20do%20Total%20de%20Empresas%20(18%20SET).xlsx'#$'Total x Ano'.I16]*['file:///home/suporte/Downloads/variaveis%20eixo%201/NECCULT-%202017%20-%20ATLAS%20-%20V12%20-%20C4%20do%20Total%20de%20Empresas%20(18%20SET).xlsx'#$'Total x Ano'.I16]" office:value-type="float" office:value="0.0000541065150684424" calcext:value-type="float">
            <text:p><text:s/>0,0000541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8 - Sergipe</text:p>
          </table:table-cell>
          <table:table-cell table:style-name="ce3" table:formula="of:=+['file:///home/suporte/Downloads/variaveis%20eixo%201/NECCULT-%202017%20-%20ATLAS%20-%20V12%20-%20C4%20do%20Total%20de%20Empresas%20(18%20SET).xlsx'#$'Total x Ano'.B17]*['file:///home/suporte/Downloads/variaveis%20eixo%201/NECCULT-%202017%20-%20ATLAS%20-%20V12%20-%20C4%20do%20Total%20de%20Empresas%20(18%20SET).xlsx'#$'Total x Ano'.B17]" office:value-type="float" office:value="0.0000483068295102352" calcext:value-type="float">
            <text:p><text:s/>0,00004831 </text:p>
          </table:table-cell>
          <table:table-cell table:style-name="ce3" table:formula="of:=+['file:///home/suporte/Downloads/variaveis%20eixo%201/NECCULT-%202017%20-%20ATLAS%20-%20V12%20-%20C4%20do%20Total%20de%20Empresas%20(18%20SET).xlsx'#$'Total x Ano'.C17]*['file:///home/suporte/Downloads/variaveis%20eixo%201/NECCULT-%202017%20-%20ATLAS%20-%20V12%20-%20C4%20do%20Total%20de%20Empresas%20(18%20SET).xlsx'#$'Total x Ano'.C17]" office:value-type="float" office:value="0.0000452806652686352" calcext:value-type="float">
            <text:p><text:s/>0,00004528 </text:p>
          </table:table-cell>
          <table:table-cell table:style-name="ce3" table:formula="of:=+['file:///home/suporte/Downloads/variaveis%20eixo%201/NECCULT-%202017%20-%20ATLAS%20-%20V12%20-%20C4%20do%20Total%20de%20Empresas%20(18%20SET).xlsx'#$'Total x Ano'.D17]*['file:///home/suporte/Downloads/variaveis%20eixo%201/NECCULT-%202017%20-%20ATLAS%20-%20V12%20-%20C4%20do%20Total%20de%20Empresas%20(18%20SET).xlsx'#$'Total x Ano'.D17]" office:value-type="float" office:value="0.0000427651849816986" calcext:value-type="float">
            <text:p><text:s/>0,00004277 </text:p>
          </table:table-cell>
          <table:table-cell table:style-name="ce3" table:formula="of:=+['file:///home/suporte/Downloads/variaveis%20eixo%201/NECCULT-%202017%20-%20ATLAS%20-%20V12%20-%20C4%20do%20Total%20de%20Empresas%20(18%20SET).xlsx'#$'Total x Ano'.E17]*['file:///home/suporte/Downloads/variaveis%20eixo%201/NECCULT-%202017%20-%20ATLAS%20-%20V12%20-%20C4%20do%20Total%20de%20Empresas%20(18%20SET).xlsx'#$'Total x Ano'.E17]" office:value-type="float" office:value="0.0000477625906660233" calcext:value-type="float">
            <text:p><text:s/>0,00004776 </text:p>
          </table:table-cell>
          <table:table-cell table:style-name="ce3" table:formula="of:=+['file:///home/suporte/Downloads/variaveis%20eixo%201/NECCULT-%202017%20-%20ATLAS%20-%20V12%20-%20C4%20do%20Total%20de%20Empresas%20(18%20SET).xlsx'#$'Total x Ano'.F17]*['file:///home/suporte/Downloads/variaveis%20eixo%201/NECCULT-%202017%20-%20ATLAS%20-%20V12%20-%20C4%20do%20Total%20de%20Empresas%20(18%20SET).xlsx'#$'Total x Ano'.F17]" office:value-type="float" office:value="0.0000497967164273999" calcext:value-type="float">
            <text:p><text:s/>0,00004980 </text:p>
          </table:table-cell>
          <table:table-cell table:style-name="ce3" table:formula="of:=+['file:///home/suporte/Downloads/variaveis%20eixo%201/NECCULT-%202017%20-%20ATLAS%20-%20V12%20-%20C4%20do%20Total%20de%20Empresas%20(18%20SET).xlsx'#$'Total x Ano'.G17]*['file:///home/suporte/Downloads/variaveis%20eixo%201/NECCULT-%202017%20-%20ATLAS%20-%20V12%20-%20C4%20do%20Total%20de%20Empresas%20(18%20SET).xlsx'#$'Total x Ano'.G17]" office:value-type="float" office:value="0.0000506462909418081" calcext:value-type="float">
            <text:p><text:s/>0,00005065 </text:p>
          </table:table-cell>
          <table:table-cell table:style-name="ce3" table:formula="of:=+['file:///home/suporte/Downloads/variaveis%20eixo%201/NECCULT-%202017%20-%20ATLAS%20-%20V12%20-%20C4%20do%20Total%20de%20Empresas%20(18%20SET).xlsx'#$'Total x Ano'.H17]*['file:///home/suporte/Downloads/variaveis%20eixo%201/NECCULT-%202017%20-%20ATLAS%20-%20V12%20-%20C4%20do%20Total%20de%20Empresas%20(18%20SET).xlsx'#$'Total x Ano'.H17]" office:value-type="float" office:value="0.0000551317214033121" calcext:value-type="float">
            <text:p><text:s/>0,00005513 </text:p>
          </table:table-cell>
          <table:table-cell table:style-name="ce3" table:formula="of:=+['file:///home/suporte/Downloads/variaveis%20eixo%201/NECCULT-%202017%20-%20ATLAS%20-%20V12%20-%20C4%20do%20Total%20de%20Empresas%20(18%20SET).xlsx'#$'Total x Ano'.I17]*['file:///home/suporte/Downloads/variaveis%20eixo%201/NECCULT-%202017%20-%20ATLAS%20-%20V12%20-%20C4%20do%20Total%20de%20Empresas%20(18%20SET).xlsx'#$'Total x Ano'.I17]" office:value-type="float" office:value="0.0000526288154170654" calcext:value-type="float">
            <text:p><text:s/>0,0000526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 - Bahia</text:p>
          </table:table-cell>
          <table:table-cell table:style-name="ce3" table:formula="of:=+['file:///home/suporte/Downloads/variaveis%20eixo%201/NECCULT-%202017%20-%20ATLAS%20-%20V12%20-%20C4%20do%20Total%20de%20Empresas%20(18%20SET).xlsx'#$'Total x Ano'.B18]*['file:///home/suporte/Downloads/variaveis%20eixo%201/NECCULT-%202017%20-%20ATLAS%20-%20V12%20-%20C4%20do%20Total%20de%20Empresas%20(18%20SET).xlsx'#$'Total x Ano'.B18]" office:value-type="float" office:value="0.00148245774499167" calcext:value-type="float">
            <text:p><text:s/>0,00148246 </text:p>
          </table:table-cell>
          <table:table-cell table:style-name="ce3" table:formula="of:=+['file:///home/suporte/Downloads/variaveis%20eixo%201/NECCULT-%202017%20-%20ATLAS%20-%20V12%20-%20C4%20do%20Total%20de%20Empresas%20(18%20SET).xlsx'#$'Total x Ano'.C18]*['file:///home/suporte/Downloads/variaveis%20eixo%201/NECCULT-%202017%20-%20ATLAS%20-%20V12%20-%20C4%20do%20Total%20de%20Empresas%20(18%20SET).xlsx'#$'Total x Ano'.C18]" office:value-type="float" office:value="0.00140943178720987" calcext:value-type="float">
            <text:p><text:s/>0,00140943 </text:p>
          </table:table-cell>
          <table:table-cell table:style-name="ce3" table:formula="of:=+['file:///home/suporte/Downloads/variaveis%20eixo%201/NECCULT-%202017%20-%20ATLAS%20-%20V12%20-%20C4%20do%20Total%20de%20Empresas%20(18%20SET).xlsx'#$'Total x Ano'.D18]*['file:///home/suporte/Downloads/variaveis%20eixo%201/NECCULT-%202017%20-%20ATLAS%20-%20V12%20-%20C4%20do%20Total%20de%20Empresas%20(18%20SET).xlsx'#$'Total x Ano'.D18]" office:value-type="float" office:value="0.00141312044847451" calcext:value-type="float">
            <text:p><text:s/>0,00141312 </text:p>
          </table:table-cell>
          <table:table-cell table:style-name="ce3" table:formula="of:=+['file:///home/suporte/Downloads/variaveis%20eixo%201/NECCULT-%202017%20-%20ATLAS%20-%20V12%20-%20C4%20do%20Total%20de%20Empresas%20(18%20SET).xlsx'#$'Total x Ano'.E18]*['file:///home/suporte/Downloads/variaveis%20eixo%201/NECCULT-%202017%20-%20ATLAS%20-%20V12%20-%20C4%20do%20Total%20de%20Empresas%20(18%20SET).xlsx'#$'Total x Ano'.E18]" office:value-type="float" office:value="0.00143159711445826" calcext:value-type="float">
            <text:p><text:s/>0,00143160 </text:p>
          </table:table-cell>
          <table:table-cell table:style-name="ce3" table:formula="of:=+['file:///home/suporte/Downloads/variaveis%20eixo%201/NECCULT-%202017%20-%20ATLAS%20-%20V12%20-%20C4%20do%20Total%20de%20Empresas%20(18%20SET).xlsx'#$'Total x Ano'.F18]*['file:///home/suporte/Downloads/variaveis%20eixo%201/NECCULT-%202017%20-%20ATLAS%20-%20V12%20-%20C4%20do%20Total%20de%20Empresas%20(18%20SET).xlsx'#$'Total x Ano'.F18]" office:value-type="float" office:value="0.00145730561311342" calcext:value-type="float">
            <text:p><text:s/>0,00145731 </text:p>
          </table:table-cell>
          <table:table-cell table:style-name="ce3" table:formula="of:=+['file:///home/suporte/Downloads/variaveis%20eixo%201/NECCULT-%202017%20-%20ATLAS%20-%20V12%20-%20C4%20do%20Total%20de%20Empresas%20(18%20SET).xlsx'#$'Total x Ano'.G18]*['file:///home/suporte/Downloads/variaveis%20eixo%201/NECCULT-%202017%20-%20ATLAS%20-%20V12%20-%20C4%20do%20Total%20de%20Empresas%20(18%20SET).xlsx'#$'Total x Ano'.G18]" office:value-type="float" office:value="0.00144496557305344" calcext:value-type="float">
            <text:p><text:s/>0,00144497 </text:p>
          </table:table-cell>
          <table:table-cell table:style-name="ce3" table:formula="of:=+['file:///home/suporte/Downloads/variaveis%20eixo%201/NECCULT-%202017%20-%20ATLAS%20-%20V12%20-%20C4%20do%20Total%20de%20Empresas%20(18%20SET).xlsx'#$'Total x Ano'.H18]*['file:///home/suporte/Downloads/variaveis%20eixo%201/NECCULT-%202017%20-%20ATLAS%20-%20V12%20-%20C4%20do%20Total%20de%20Empresas%20(18%20SET).xlsx'#$'Total x Ano'.H18]" office:value-type="float" office:value="0.0014334822134799" calcext:value-type="float">
            <text:p><text:s/>0,00143348 </text:p>
          </table:table-cell>
          <table:table-cell table:style-name="ce3" table:formula="of:=+['file:///home/suporte/Downloads/variaveis%20eixo%201/NECCULT-%202017%20-%20ATLAS%20-%20V12%20-%20C4%20do%20Total%20de%20Empresas%20(18%20SET).xlsx'#$'Total x Ano'.I18]*['file:///home/suporte/Downloads/variaveis%20eixo%201/NECCULT-%202017%20-%20ATLAS%20-%20V12%20-%20C4%20do%20Total%20de%20Empresas%20(18%20SET).xlsx'#$'Total x Ano'.I18]" office:value-type="float" office:value="0.00148918113841599" calcext:value-type="float">
            <text:p><text:s/>0,00148918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 - Minas Gerais</text:p>
          </table:table-cell>
          <table:table-cell table:style-name="ce3" table:formula="of:=+['file:///home/suporte/Downloads/variaveis%20eixo%201/NECCULT-%202017%20-%20ATLAS%20-%20V12%20-%20C4%20do%20Total%20de%20Empresas%20(18%20SET).xlsx'#$'Total x Ano'.B19]*['file:///home/suporte/Downloads/variaveis%20eixo%201/NECCULT-%202017%20-%20ATLAS%20-%20V12%20-%20C4%20do%20Total%20de%20Empresas%20(18%20SET).xlsx'#$'Total x Ano'.B19]" office:value-type="float" office:value="0.0133942169599645" calcext:value-type="float">
            <text:p><text:s/>0,01339422 </text:p>
          </table:table-cell>
          <table:table-cell table:style-name="ce3" table:formula="of:=+['file:///home/suporte/Downloads/variaveis%20eixo%201/NECCULT-%202017%20-%20ATLAS%20-%20V12%20-%20C4%20do%20Total%20de%20Empresas%20(18%20SET).xlsx'#$'Total x Ano'.C19]*['file:///home/suporte/Downloads/variaveis%20eixo%201/NECCULT-%202017%20-%20ATLAS%20-%20V12%20-%20C4%20do%20Total%20de%20Empresas%20(18%20SET).xlsx'#$'Total x Ano'.C19]" office:value-type="float" office:value="0.0133866858462436" calcext:value-type="float">
            <text:p><text:s/>0,01338669 </text:p>
          </table:table-cell>
          <table:table-cell table:style-name="ce3" table:formula="of:=+['file:///home/suporte/Downloads/variaveis%20eixo%201/NECCULT-%202017%20-%20ATLAS%20-%20V12%20-%20C4%20do%20Total%20de%20Empresas%20(18%20SET).xlsx'#$'Total x Ano'.D19]*['file:///home/suporte/Downloads/variaveis%20eixo%201/NECCULT-%202017%20-%20ATLAS%20-%20V12%20-%20C4%20do%20Total%20de%20Empresas%20(18%20SET).xlsx'#$'Total x Ano'.D19]" office:value-type="float" office:value="0.0128316108367253" calcext:value-type="float">
            <text:p><text:s/>0,01283161 </text:p>
          </table:table-cell>
          <table:table-cell table:style-name="ce3" table:formula="of:=+['file:///home/suporte/Downloads/variaveis%20eixo%201/NECCULT-%202017%20-%20ATLAS%20-%20V12%20-%20C4%20do%20Total%20de%20Empresas%20(18%20SET).xlsx'#$'Total x Ano'.E19]*['file:///home/suporte/Downloads/variaveis%20eixo%201/NECCULT-%202017%20-%20ATLAS%20-%20V12%20-%20C4%20do%20Total%20de%20Empresas%20(18%20SET).xlsx'#$'Total x Ano'.E19]" office:value-type="float" office:value="0.0124344509433393" calcext:value-type="float">
            <text:p><text:s/>0,01243445 </text:p>
          </table:table-cell>
          <table:table-cell table:style-name="ce3" table:formula="of:=+['file:///home/suporte/Downloads/variaveis%20eixo%201/NECCULT-%202017%20-%20ATLAS%20-%20V12%20-%20C4%20do%20Total%20de%20Empresas%20(18%20SET).xlsx'#$'Total x Ano'.F19]*['file:///home/suporte/Downloads/variaveis%20eixo%201/NECCULT-%202017%20-%20ATLAS%20-%20V12%20-%20C4%20do%20Total%20de%20Empresas%20(18%20SET).xlsx'#$'Total x Ano'.F19]" office:value-type="float" office:value="0.0124115903666842" calcext:value-type="float">
            <text:p><text:s/>0,01241159 </text:p>
          </table:table-cell>
          <table:table-cell table:style-name="ce3" table:formula="of:=+['file:///home/suporte/Downloads/variaveis%20eixo%201/NECCULT-%202017%20-%20ATLAS%20-%20V12%20-%20C4%20do%20Total%20de%20Empresas%20(18%20SET).xlsx'#$'Total x Ano'.G19]*['file:///home/suporte/Downloads/variaveis%20eixo%201/NECCULT-%202017%20-%20ATLAS%20-%20V12%20-%20C4%20do%20Total%20de%20Empresas%20(18%20SET).xlsx'#$'Total x Ano'.G19]" office:value-type="float" office:value="0.0121973330016877" calcext:value-type="float">
            <text:p><text:s/>0,01219733 </text:p>
          </table:table-cell>
          <table:table-cell table:style-name="ce3" table:formula="of:=+['file:///home/suporte/Downloads/variaveis%20eixo%201/NECCULT-%202017%20-%20ATLAS%20-%20V12%20-%20C4%20do%20Total%20de%20Empresas%20(18%20SET).xlsx'#$'Total x Ano'.H19]*['file:///home/suporte/Downloads/variaveis%20eixo%201/NECCULT-%202017%20-%20ATLAS%20-%20V12%20-%20C4%20do%20Total%20de%20Empresas%20(18%20SET).xlsx'#$'Total x Ano'.H19]" office:value-type="float" office:value="0.0119951053018843" calcext:value-type="float">
            <text:p><text:s/>0,01199511 </text:p>
          </table:table-cell>
          <table:table-cell table:style-name="ce3" table:formula="of:=+['file:///home/suporte/Downloads/variaveis%20eixo%201/NECCULT-%202017%20-%20ATLAS%20-%20V12%20-%20C4%20do%20Total%20de%20Empresas%20(18%20SET).xlsx'#$'Total x Ano'.I19]*['file:///home/suporte/Downloads/variaveis%20eixo%201/NECCULT-%202017%20-%20ATLAS%20-%20V12%20-%20C4%20do%20Total%20de%20Empresas%20(18%20SET).xlsx'#$'Total x Ano'.I19]" office:value-type="float" office:value="0.0120343677844072" calcext:value-type="float">
            <text:p><text:s/>0,0120343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2 - Espírito Santo</text:p>
          </table:table-cell>
          <table:table-cell table:style-name="ce3" table:formula="of:=+['file:///home/suporte/Downloads/variaveis%20eixo%201/NECCULT-%202017%20-%20ATLAS%20-%20V12%20-%20C4%20do%20Total%20de%20Empresas%20(18%20SET).xlsx'#$'Total x Ano'.B20]*['file:///home/suporte/Downloads/variaveis%20eixo%201/NECCULT-%202017%20-%20ATLAS%20-%20V12%20-%20C4%20do%20Total%20de%20Empresas%20(18%20SET).xlsx'#$'Total x Ano'.B20]" office:value-type="float" office:value="0.000438527654528135" calcext:value-type="float">
            <text:p><text:s/>0,00043853 </text:p>
          </table:table-cell>
          <table:table-cell table:style-name="ce3" table:formula="of:=+['file:///home/suporte/Downloads/variaveis%20eixo%201/NECCULT-%202017%20-%20ATLAS%20-%20V12%20-%20C4%20do%20Total%20de%20Empresas%20(18%20SET).xlsx'#$'Total x Ano'.C20]*['file:///home/suporte/Downloads/variaveis%20eixo%201/NECCULT-%202017%20-%20ATLAS%20-%20V12%20-%20C4%20do%20Total%20de%20Empresas%20(18%20SET).xlsx'#$'Total x Ano'.C20]" office:value-type="float" office:value="0.000456797536322394" calcext:value-type="float">
            <text:p><text:s/>0,00045680 </text:p>
          </table:table-cell>
          <table:table-cell table:style-name="ce3" table:formula="of:=+['file:///home/suporte/Downloads/variaveis%20eixo%201/NECCULT-%202017%20-%20ATLAS%20-%20V12%20-%20C4%20do%20Total%20de%20Empresas%20(18%20SET).xlsx'#$'Total x Ano'.D20]*['file:///home/suporte/Downloads/variaveis%20eixo%201/NECCULT-%202017%20-%20ATLAS%20-%20V12%20-%20C4%20do%20Total%20de%20Empresas%20(18%20SET).xlsx'#$'Total x Ano'.D20]" office:value-type="float" office:value="0.000434612336279643" calcext:value-type="float">
            <text:p><text:s/>0,00043461 </text:p>
          </table:table-cell>
          <table:table-cell table:style-name="ce3" table:formula="of:=+['file:///home/suporte/Downloads/variaveis%20eixo%201/NECCULT-%202017%20-%20ATLAS%20-%20V12%20-%20C4%20do%20Total%20de%20Empresas%20(18%20SET).xlsx'#$'Total x Ano'.E20]*['file:///home/suporte/Downloads/variaveis%20eixo%201/NECCULT-%202017%20-%20ATLAS%20-%20V12%20-%20C4%20do%20Total%20de%20Empresas%20(18%20SET).xlsx'#$'Total x Ano'.E20]" office:value-type="float" office:value="0.000423509178494317" calcext:value-type="float">
            <text:p><text:s/>0,00042351 </text:p>
          </table:table-cell>
          <table:table-cell table:style-name="ce3" table:formula="of:=+['file:///home/suporte/Downloads/variaveis%20eixo%201/NECCULT-%202017%20-%20ATLAS%20-%20V12%20-%20C4%20do%20Total%20de%20Empresas%20(18%20SET).xlsx'#$'Total x Ano'.F20]*['file:///home/suporte/Downloads/variaveis%20eixo%201/NECCULT-%202017%20-%20ATLAS%20-%20V12%20-%20C4%20do%20Total%20de%20Empresas%20(18%20SET).xlsx'#$'Total x Ano'.F20]" office:value-type="float" office:value="0.000418389340997249" calcext:value-type="float">
            <text:p><text:s/>0,00041839 </text:p>
          </table:table-cell>
          <table:table-cell table:style-name="ce3" table:formula="of:=+['file:///home/suporte/Downloads/variaveis%20eixo%201/NECCULT-%202017%20-%20ATLAS%20-%20V12%20-%20C4%20do%20Total%20de%20Empresas%20(18%20SET).xlsx'#$'Total x Ano'.G20]*['file:///home/suporte/Downloads/variaveis%20eixo%201/NECCULT-%202017%20-%20ATLAS%20-%20V12%20-%20C4%20do%20Total%20de%20Empresas%20(18%20SET).xlsx'#$'Total x Ano'.G20]" office:value-type="float" office:value="0.000427674300419486" calcext:value-type="float">
            <text:p><text:s/>0,00042767 </text:p>
          </table:table-cell>
          <table:table-cell table:style-name="ce3" table:formula="of:=+['file:///home/suporte/Downloads/variaveis%20eixo%201/NECCULT-%202017%20-%20ATLAS%20-%20V12%20-%20C4%20do%20Total%20de%20Empresas%20(18%20SET).xlsx'#$'Total x Ano'.H20]*['file:///home/suporte/Downloads/variaveis%20eixo%201/NECCULT-%202017%20-%20ATLAS%20-%20V12%20-%20C4%20do%20Total%20de%20Empresas%20(18%20SET).xlsx'#$'Total x Ano'.H20]" office:value-type="float" office:value="0.000439780430507603" calcext:value-type="float">
            <text:p><text:s/>0,00043978 </text:p>
          </table:table-cell>
          <table:table-cell table:style-name="ce3" table:formula="of:=+['file:///home/suporte/Downloads/variaveis%20eixo%201/NECCULT-%202017%20-%20ATLAS%20-%20V12%20-%20C4%20do%20Total%20de%20Empresas%20(18%20SET).xlsx'#$'Total x Ano'.I20]*['file:///home/suporte/Downloads/variaveis%20eixo%201/NECCULT-%202017%20-%20ATLAS%20-%20V12%20-%20C4%20do%20Total%20de%20Empresas%20(18%20SET).xlsx'#$'Total x Ano'.I20]" office:value-type="float" office:value="0.000440251524648868" calcext:value-type="float">
            <text:p><text:s/>0,0004402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 - Rio de Janeiro</text:p>
          </table:table-cell>
          <table:table-cell table:style-name="ce3" table:formula="of:=+['file:///home/suporte/Downloads/variaveis%20eixo%201/NECCULT-%202017%20-%20ATLAS%20-%20V12%20-%20C4%20do%20Total%20de%20Empresas%20(18%20SET).xlsx'#$'Total x Ano'.B21]*['file:///home/suporte/Downloads/variaveis%20eixo%201/NECCULT-%202017%20-%20ATLAS%20-%20V12%20-%20C4%20do%20Total%20de%20Empresas%20(18%20SET).xlsx'#$'Total x Ano'.B21]" office:value-type="float" office:value="0.00984895205784607" calcext:value-type="float">
            <text:p><text:s/>0,00984895 </text:p>
          </table:table-cell>
          <table:table-cell table:style-name="ce3" table:formula="of:=+['file:///home/suporte/Downloads/variaveis%20eixo%201/NECCULT-%202017%20-%20ATLAS%20-%20V12%20-%20C4%20do%20Total%20de%20Empresas%20(18%20SET).xlsx'#$'Total x Ano'.C21]*['file:///home/suporte/Downloads/variaveis%20eixo%201/NECCULT-%202017%20-%20ATLAS%20-%20V12%20-%20C4%20do%20Total%20de%20Empresas%20(18%20SET).xlsx'#$'Total x Ano'.C21]" office:value-type="float" office:value="0.00943156809024401" calcext:value-type="float">
            <text:p><text:s/>0,00943157 </text:p>
          </table:table-cell>
          <table:table-cell table:style-name="ce3" table:formula="of:=+['file:///home/suporte/Downloads/variaveis%20eixo%201/NECCULT-%202017%20-%20ATLAS%20-%20V12%20-%20C4%20do%20Total%20de%20Empresas%20(18%20SET).xlsx'#$'Total x Ano'.D21]*['file:///home/suporte/Downloads/variaveis%20eixo%201/NECCULT-%202017%20-%20ATLAS%20-%20V12%20-%20C4%20do%20Total%20de%20Empresas%20(18%20SET).xlsx'#$'Total x Ano'.D21]" office:value-type="float" office:value="0.0094635048433404" calcext:value-type="float">
            <text:p><text:s/>0,00946350 </text:p>
          </table:table-cell>
          <table:table-cell table:style-name="ce3" table:formula="of:=+['file:///home/suporte/Downloads/variaveis%20eixo%201/NECCULT-%202017%20-%20ATLAS%20-%20V12%20-%20C4%20do%20Total%20de%20Empresas%20(18%20SET).xlsx'#$'Total x Ano'.E21]*['file:///home/suporte/Downloads/variaveis%20eixo%201/NECCULT-%202017%20-%20ATLAS%20-%20V12%20-%20C4%20do%20Total%20de%20Empresas%20(18%20SET).xlsx'#$'Total x Ano'.E21]" office:value-type="float" office:value="0.00917981103840167" calcext:value-type="float">
            <text:p><text:s/>0,00917981 </text:p>
          </table:table-cell>
          <table:table-cell table:style-name="ce3" table:formula="of:=+['file:///home/suporte/Downloads/variaveis%20eixo%201/NECCULT-%202017%20-%20ATLAS%20-%20V12%20-%20C4%20do%20Total%20de%20Empresas%20(18%20SET).xlsx'#$'Total x Ano'.F21]*['file:///home/suporte/Downloads/variaveis%20eixo%201/NECCULT-%202017%20-%20ATLAS%20-%20V12%20-%20C4%20do%20Total%20de%20Empresas%20(18%20SET).xlsx'#$'Total x Ano'.F21]" office:value-type="float" office:value="0.00912968628319075" calcext:value-type="float">
            <text:p><text:s/>0,00912969 </text:p>
          </table:table-cell>
          <table:table-cell table:style-name="ce3" table:formula="of:=+['file:///home/suporte/Downloads/variaveis%20eixo%201/NECCULT-%202017%20-%20ATLAS%20-%20V12%20-%20C4%20do%20Total%20de%20Empresas%20(18%20SET).xlsx'#$'Total x Ano'.G21]*['file:///home/suporte/Downloads/variaveis%20eixo%201/NECCULT-%202017%20-%20ATLAS%20-%20V12%20-%20C4%20do%20Total%20de%20Empresas%20(18%20SET).xlsx'#$'Total x Ano'.G21]" office:value-type="float" office:value="0.00914410403757104" calcext:value-type="float">
            <text:p><text:s/>0,00914410 </text:p>
          </table:table-cell>
          <table:table-cell table:style-name="ce3" table:formula="of:=+['file:///home/suporte/Downloads/variaveis%20eixo%201/NECCULT-%202017%20-%20ATLAS%20-%20V12%20-%20C4%20do%20Total%20de%20Empresas%20(18%20SET).xlsx'#$'Total x Ano'.H21]*['file:///home/suporte/Downloads/variaveis%20eixo%201/NECCULT-%202017%20-%20ATLAS%20-%20V12%20-%20C4%20do%20Total%20de%20Empresas%20(18%20SET).xlsx'#$'Total x Ano'.H21]" office:value-type="float" office:value="0.00913649522597333" calcext:value-type="float">
            <text:p><text:s/>0,00913650 </text:p>
          </table:table-cell>
          <table:table-cell table:style-name="ce3" table:formula="of:=+['file:///home/suporte/Downloads/variaveis%20eixo%201/NECCULT-%202017%20-%20ATLAS%20-%20V12%20-%20C4%20do%20Total%20de%20Empresas%20(18%20SET).xlsx'#$'Total x Ano'.I21]*['file:///home/suporte/Downloads/variaveis%20eixo%201/NECCULT-%202017%20-%20ATLAS%20-%20V12%20-%20C4%20do%20Total%20de%20Empresas%20(18%20SET).xlsx'#$'Total x Ano'.I21]" office:value-type="float" office:value="0.00889947341502932" calcext:value-type="float">
            <text:p><text:s/>0,0088994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5 - São Paulo</text:p>
          </table:table-cell>
          <table:table-cell table:style-name="ce3" table:formula="of:=+['file:///home/suporte/Downloads/variaveis%20eixo%201/NECCULT-%202017%20-%20ATLAS%20-%20V12%20-%20C4%20do%20Total%20de%20Empresas%20(18%20SET).xlsx'#$'Total x Ano'.B22]*['file:///home/suporte/Downloads/variaveis%20eixo%201/NECCULT-%202017%20-%20ATLAS%20-%20V12%20-%20C4%20do%20Total%20de%20Empresas%20(18%20SET).xlsx'#$'Total x Ano'.B22]" office:value-type="float" office:value="0.0920329125743628" calcext:value-type="float">
            <text:p><text:s/>0,09203291 </text:p>
          </table:table-cell>
          <table:table-cell table:style-name="ce3" table:formula="of:=+['file:///home/suporte/Downloads/variaveis%20eixo%201/NECCULT-%202017%20-%20ATLAS%20-%20V12%20-%20C4%20do%20Total%20de%20Empresas%20(18%20SET).xlsx'#$'Total x Ano'.C22]*['file:///home/suporte/Downloads/variaveis%20eixo%201/NECCULT-%202017%20-%20ATLAS%20-%20V12%20-%20C4%20do%20Total%20de%20Empresas%20(18%20SET).xlsx'#$'Total x Ano'.C22]" office:value-type="float" office:value="0.0935575354409461" calcext:value-type="float">
            <text:p><text:s/>0,09355754 </text:p>
          </table:table-cell>
          <table:table-cell table:style-name="ce3" table:formula="of:=+['file:///home/suporte/Downloads/variaveis%20eixo%201/NECCULT-%202017%20-%20ATLAS%20-%20V12%20-%20C4%20do%20Total%20de%20Empresas%20(18%20SET).xlsx'#$'Total x Ano'.D22]*['file:///home/suporte/Downloads/variaveis%20eixo%201/NECCULT-%202017%20-%20ATLAS%20-%20V12%20-%20C4%20do%20Total%20de%20Empresas%20(18%20SET).xlsx'#$'Total x Ano'.D22]" office:value-type="float" office:value="0.0928593501353535" calcext:value-type="float">
            <text:p><text:s/>0,09285935 </text:p>
          </table:table-cell>
          <table:table-cell table:style-name="ce3" table:formula="of:=+['file:///home/suporte/Downloads/variaveis%20eixo%201/NECCULT-%202017%20-%20ATLAS%20-%20V12%20-%20C4%20do%20Total%20de%20Empresas%20(18%20SET).xlsx'#$'Total x Ano'.E22]*['file:///home/suporte/Downloads/variaveis%20eixo%201/NECCULT-%202017%20-%20ATLAS%20-%20V12%20-%20C4%20do%20Total%20de%20Empresas%20(18%20SET).xlsx'#$'Total x Ano'.E22]" office:value-type="float" office:value="0.0923686254012653" calcext:value-type="float">
            <text:p><text:s/>0,09236863 </text:p>
          </table:table-cell>
          <table:table-cell table:style-name="ce3" table:formula="of:=+['file:///home/suporte/Downloads/variaveis%20eixo%201/NECCULT-%202017%20-%20ATLAS%20-%20V12%20-%20C4%20do%20Total%20de%20Empresas%20(18%20SET).xlsx'#$'Total x Ano'.F22]*['file:///home/suporte/Downloads/variaveis%20eixo%201/NECCULT-%202017%20-%20ATLAS%20-%20V12%20-%20C4%20do%20Total%20de%20Empresas%20(18%20SET).xlsx'#$'Total x Ano'.F22]" office:value-type="float" office:value="0.0919017191667087" calcext:value-type="float">
            <text:p><text:s/>0,09190172 </text:p>
          </table:table-cell>
          <table:table-cell table:style-name="ce3" table:formula="of:=+['file:///home/suporte/Downloads/variaveis%20eixo%201/NECCULT-%202017%20-%20ATLAS%20-%20V12%20-%20C4%20do%20Total%20de%20Empresas%20(18%20SET).xlsx'#$'Total x Ano'.G22]*['file:///home/suporte/Downloads/variaveis%20eixo%201/NECCULT-%202017%20-%20ATLAS%20-%20V12%20-%20C4%20do%20Total%20de%20Empresas%20(18%20SET).xlsx'#$'Total x Ano'.G22]" office:value-type="float" office:value="0.090879087563824" calcext:value-type="float">
            <text:p><text:s/>0,09087909 </text:p>
          </table:table-cell>
          <table:table-cell table:style-name="ce3" table:formula="of:=+['file:///home/suporte/Downloads/variaveis%20eixo%201/NECCULT-%202017%20-%20ATLAS%20-%20V12%20-%20C4%20do%20Total%20de%20Empresas%20(18%20SET).xlsx'#$'Total x Ano'.H22]*['file:///home/suporte/Downloads/variaveis%20eixo%201/NECCULT-%202017%20-%20ATLAS%20-%20V12%20-%20C4%20do%20Total%20de%20Empresas%20(18%20SET).xlsx'#$'Total x Ano'.H22]" office:value-type="float" office:value="0.0906176072320468" calcext:value-type="float">
            <text:p><text:s/>0,09061761 </text:p>
          </table:table-cell>
          <table:table-cell table:style-name="ce3" table:formula="of:=+['file:///home/suporte/Downloads/variaveis%20eixo%201/NECCULT-%202017%20-%20ATLAS%20-%20V12%20-%20C4%20do%20Total%20de%20Empresas%20(18%20SET).xlsx'#$'Total x Ano'.I22]*['file:///home/suporte/Downloads/variaveis%20eixo%201/NECCULT-%202017%20-%20ATLAS%20-%20V12%20-%20C4%20do%20Total%20de%20Empresas%20(18%20SET).xlsx'#$'Total x Ano'.I22]" office:value-type="float" office:value="0.0894508169030854" calcext:value-type="float">
            <text:p><text:s/>0,0894508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1 - Paraná</text:p>
          </table:table-cell>
          <table:table-cell table:style-name="ce3" table:formula="of:=+['file:///home/suporte/Downloads/variaveis%20eixo%201/NECCULT-%202017%20-%20ATLAS%20-%20V12%20-%20C4%20do%20Total%20de%20Empresas%20(18%20SET).xlsx'#$'Total x Ano'.B23]*['file:///home/suporte/Downloads/variaveis%20eixo%201/NECCULT-%202017%20-%20ATLAS%20-%20V12%20-%20C4%20do%20Total%20de%20Empresas%20(18%20SET).xlsx'#$'Total x Ano'.B23]" office:value-type="float" office:value="0.00537939701056182" calcext:value-type="float">
            <text:p><text:s/>0,00537940 </text:p>
          </table:table-cell>
          <table:table-cell table:style-name="ce3" table:formula="of:=+['file:///home/suporte/Downloads/variaveis%20eixo%201/NECCULT-%202017%20-%20ATLAS%20-%20V12%20-%20C4%20do%20Total%20de%20Empresas%20(18%20SET).xlsx'#$'Total x Ano'.C23]*['file:///home/suporte/Downloads/variaveis%20eixo%201/NECCULT-%202017%20-%20ATLAS%20-%20V12%20-%20C4%20do%20Total%20de%20Empresas%20(18%20SET).xlsx'#$'Total x Ano'.C23]" office:value-type="float" office:value="0.00547083810517757" calcext:value-type="float">
            <text:p><text:s/>0,00547084 </text:p>
          </table:table-cell>
          <table:table-cell table:style-name="ce3" table:formula="of:=+['file:///home/suporte/Downloads/variaveis%20eixo%201/NECCULT-%202017%20-%20ATLAS%20-%20V12%20-%20C4%20do%20Total%20de%20Empresas%20(18%20SET).xlsx'#$'Total x Ano'.D23]*['file:///home/suporte/Downloads/variaveis%20eixo%201/NECCULT-%202017%20-%20ATLAS%20-%20V12%20-%20C4%20do%20Total%20de%20Empresas%20(18%20SET).xlsx'#$'Total x Ano'.D23]" office:value-type="float" office:value="0.00569917303532595" calcext:value-type="float">
            <text:p><text:s/>0,00569917 </text:p>
          </table:table-cell>
          <table:table-cell table:style-name="ce3" table:formula="of:=+['file:///home/suporte/Downloads/variaveis%20eixo%201/NECCULT-%202017%20-%20ATLAS%20-%20V12%20-%20C4%20do%20Total%20de%20Empresas%20(18%20SET).xlsx'#$'Total x Ano'.E23]*['file:///home/suporte/Downloads/variaveis%20eixo%201/NECCULT-%202017%20-%20ATLAS%20-%20V12%20-%20C4%20do%20Total%20de%20Empresas%20(18%20SET).xlsx'#$'Total x Ano'.E23]" office:value-type="float" office:value="0.00590624361561831" calcext:value-type="float">
            <text:p><text:s/>0,00590624 </text:p>
          </table:table-cell>
          <table:table-cell table:style-name="ce3" table:formula="of:=+['file:///home/suporte/Downloads/variaveis%20eixo%201/NECCULT-%202017%20-%20ATLAS%20-%20V12%20-%20C4%20do%20Total%20de%20Empresas%20(18%20SET).xlsx'#$'Total x Ano'.F23]*['file:///home/suporte/Downloads/variaveis%20eixo%201/NECCULT-%202017%20-%20ATLAS%20-%20V12%20-%20C4%20do%20Total%20de%20Empresas%20(18%20SET).xlsx'#$'Total x Ano'.F23]" office:value-type="float" office:value="0.00574125795533848" calcext:value-type="float">
            <text:p><text:s/>0,00574126 </text:p>
          </table:table-cell>
          <table:table-cell table:style-name="ce3" table:formula="of:=+['file:///home/suporte/Downloads/variaveis%20eixo%201/NECCULT-%202017%20-%20ATLAS%20-%20V12%20-%20C4%20do%20Total%20de%20Empresas%20(18%20SET).xlsx'#$'Total x Ano'.G23]*['file:///home/suporte/Downloads/variaveis%20eixo%201/NECCULT-%202017%20-%20ATLAS%20-%20V12%20-%20C4%20do%20Total%20de%20Empresas%20(18%20SET).xlsx'#$'Total x Ano'.G23]" office:value-type="float" office:value="0.00570014600598396" calcext:value-type="float">
            <text:p><text:s/>0,00570015 </text:p>
          </table:table-cell>
          <table:table-cell table:style-name="ce3" table:formula="of:=+['file:///home/suporte/Downloads/variaveis%20eixo%201/NECCULT-%202017%20-%20ATLAS%20-%20V12%20-%20C4%20do%20Total%20de%20Empresas%20(18%20SET).xlsx'#$'Total x Ano'.H23]*['file:///home/suporte/Downloads/variaveis%20eixo%201/NECCULT-%202017%20-%20ATLAS%20-%20V12%20-%20C4%20do%20Total%20de%20Empresas%20(18%20SET).xlsx'#$'Total x Ano'.H23]" office:value-type="float" office:value="0.00566360045200292" calcext:value-type="float">
            <text:p><text:s/>0,00566360 </text:p>
          </table:table-cell>
          <table:table-cell table:style-name="ce3" table:formula="of:=+['file:///home/suporte/Downloads/variaveis%20eixo%201/NECCULT-%202017%20-%20ATLAS%20-%20V12%20-%20C4%20do%20Total%20de%20Empresas%20(18%20SET).xlsx'#$'Total x Ano'.I23]*['file:///home/suporte/Downloads/variaveis%20eixo%201/NECCULT-%202017%20-%20ATLAS%20-%20V12%20-%20C4%20do%20Total%20de%20Empresas%20(18%20SET).xlsx'#$'Total x Ano'.I23]" office:value-type="float" office:value="0.00567902117424659" calcext:value-type="float">
            <text:p><text:s/>0,0056790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2 - Santa Catarina</text:p>
          </table:table-cell>
          <table:table-cell table:style-name="ce3" table:formula="of:=+['file:///home/suporte/Downloads/variaveis%20eixo%201/NECCULT-%202017%20-%20ATLAS%20-%20V12%20-%20C4%20do%20Total%20de%20Empresas%20(18%20SET).xlsx'#$'Total x Ano'.B24]*['file:///home/suporte/Downloads/variaveis%20eixo%201/NECCULT-%202017%20-%20ATLAS%20-%20V12%20-%20C4%20do%20Total%20de%20Empresas%20(18%20SET).xlsx'#$'Total x Ano'.B24]" office:value-type="float" office:value="0.00328497759539312" calcext:value-type="float">
            <text:p><text:s/>0,00328498 </text:p>
          </table:table-cell>
          <table:table-cell table:style-name="ce3" table:formula="of:=+['file:///home/suporte/Downloads/variaveis%20eixo%201/NECCULT-%202017%20-%20ATLAS%20-%20V12%20-%20C4%20do%20Total%20de%20Empresas%20(18%20SET).xlsx'#$'Total x Ano'.C24]*['file:///home/suporte/Downloads/variaveis%20eixo%201/NECCULT-%202017%20-%20ATLAS%20-%20V12%20-%20C4%20do%20Total%20de%20Empresas%20(18%20SET).xlsx'#$'Total x Ano'.C24]" office:value-type="float" office:value="0.0033099403658438" calcext:value-type="float">
            <text:p><text:s/>0,00330994 </text:p>
          </table:table-cell>
          <table:table-cell table:style-name="ce3" table:formula="of:=+['file:///home/suporte/Downloads/variaveis%20eixo%201/NECCULT-%202017%20-%20ATLAS%20-%20V12%20-%20C4%20do%20Total%20de%20Empresas%20(18%20SET).xlsx'#$'Total x Ano'.D24]*['file:///home/suporte/Downloads/variaveis%20eixo%201/NECCULT-%202017%20-%20ATLAS%20-%20V12%20-%20C4%20do%20Total%20de%20Empresas%20(18%20SET).xlsx'#$'Total x Ano'.D24]" office:value-type="float" office:value="0.0033926563773559" calcext:value-type="float">
            <text:p><text:s/>0,00339266 </text:p>
          </table:table-cell>
          <table:table-cell table:style-name="ce3" table:formula="of:=+['file:///home/suporte/Downloads/variaveis%20eixo%201/NECCULT-%202017%20-%20ATLAS%20-%20V12%20-%20C4%20do%20Total%20de%20Empresas%20(18%20SET).xlsx'#$'Total x Ano'.E24]*['file:///home/suporte/Downloads/variaveis%20eixo%201/NECCULT-%202017%20-%20ATLAS%20-%20V12%20-%20C4%20do%20Total%20de%20Empresas%20(18%20SET).xlsx'#$'Total x Ano'.E24]" office:value-type="float" office:value="0.00330661850552521" calcext:value-type="float">
            <text:p><text:s/>0,00330662 </text:p>
          </table:table-cell>
          <table:table-cell table:style-name="ce3" table:formula="of:=+['file:///home/suporte/Downloads/variaveis%20eixo%201/NECCULT-%202017%20-%20ATLAS%20-%20V12%20-%20C4%20do%20Total%20de%20Empresas%20(18%20SET).xlsx'#$'Total x Ano'.F24]*['file:///home/suporte/Downloads/variaveis%20eixo%201/NECCULT-%202017%20-%20ATLAS%20-%20V12%20-%20C4%20do%20Total%20de%20Empresas%20(18%20SET).xlsx'#$'Total x Ano'.F24]" office:value-type="float" office:value="0.0032247250807025" calcext:value-type="float">
            <text:p><text:s/>0,00322473 </text:p>
          </table:table-cell>
          <table:table-cell table:style-name="ce3" table:formula="of:=+['file:///home/suporte/Downloads/variaveis%20eixo%201/NECCULT-%202017%20-%20ATLAS%20-%20V12%20-%20C4%20do%20Total%20de%20Empresas%20(18%20SET).xlsx'#$'Total x Ano'.G24]*['file:///home/suporte/Downloads/variaveis%20eixo%201/NECCULT-%202017%20-%20ATLAS%20-%20V12%20-%20C4%20do%20Total%20de%20Empresas%20(18%20SET).xlsx'#$'Total x Ano'.G24]" office:value-type="float" office:value="0.00312266129084015" calcext:value-type="float">
            <text:p><text:s/>0,00312266 </text:p>
          </table:table-cell>
          <table:table-cell table:style-name="ce3" table:formula="of:=+['file:///home/suporte/Downloads/variaveis%20eixo%201/NECCULT-%202017%20-%20ATLAS%20-%20V12%20-%20C4%20do%20Total%20de%20Empresas%20(18%20SET).xlsx'#$'Total x Ano'.H24]*['file:///home/suporte/Downloads/variaveis%20eixo%201/NECCULT-%202017%20-%20ATLAS%20-%20V12%20-%20C4%20do%20Total%20de%20Empresas%20(18%20SET).xlsx'#$'Total x Ano'.H24]" office:value-type="float" office:value="0.00311414302556006" calcext:value-type="float">
            <text:p><text:s/>0,00311414 </text:p>
          </table:table-cell>
          <table:table-cell table:style-name="ce3" table:formula="of:=+['file:///home/suporte/Downloads/variaveis%20eixo%201/NECCULT-%202017%20-%20ATLAS%20-%20V12%20-%20C4%20do%20Total%20de%20Empresas%20(18%20SET).xlsx'#$'Total x Ano'.I24]*['file:///home/suporte/Downloads/variaveis%20eixo%201/NECCULT-%202017%20-%20ATLAS%20-%20V12%20-%20C4%20do%20Total%20de%20Empresas%20(18%20SET).xlsx'#$'Total x Ano'.I24]" office:value-type="float" office:value="0.00310364109361146" calcext:value-type="float">
            <text:p><text:s/>0,0031036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3 - Rio Grande do Sul</text:p>
          </table:table-cell>
          <table:table-cell table:style-name="ce3" table:formula="of:=+['file:///home/suporte/Downloads/variaveis%20eixo%201/NECCULT-%202017%20-%20ATLAS%20-%20V12%20-%20C4%20do%20Total%20de%20Empresas%20(18%20SET).xlsx'#$'Total x Ano'.B25]*['file:///home/suporte/Downloads/variaveis%20eixo%201/NECCULT-%202017%20-%20ATLAS%20-%20V12%20-%20C4%20do%20Total%20de%20Empresas%20(18%20SET).xlsx'#$'Total x Ano'.B25]" office:value-type="float" office:value="0.007308147636899" calcext:value-type="float">
            <text:p><text:s/>0,00730815 </text:p>
          </table:table-cell>
          <table:table-cell table:style-name="ce3" table:formula="of:=+['file:///home/suporte/Downloads/variaveis%20eixo%201/NECCULT-%202017%20-%20ATLAS%20-%20V12%20-%20C4%20do%20Total%20de%20Empresas%20(18%20SET).xlsx'#$'Total x Ano'.C25]*['file:///home/suporte/Downloads/variaveis%20eixo%201/NECCULT-%202017%20-%20ATLAS%20-%20V12%20-%20C4%20do%20Total%20de%20Empresas%20(18%20SET).xlsx'#$'Total x Ano'.C25]" office:value-type="float" office:value="0.00722454280227574" calcext:value-type="float">
            <text:p><text:s/>0,00722454 </text:p>
          </table:table-cell>
          <table:table-cell table:style-name="ce3" table:formula="of:=+['file:///home/suporte/Downloads/variaveis%20eixo%201/NECCULT-%202017%20-%20ATLAS%20-%20V12%20-%20C4%20do%20Total%20de%20Empresas%20(18%20SET).xlsx'#$'Total x Ano'.D25]*['file:///home/suporte/Downloads/variaveis%20eixo%201/NECCULT-%202017%20-%20ATLAS%20-%20V12%20-%20C4%20do%20Total%20de%20Empresas%20(18%20SET).xlsx'#$'Total x Ano'.D25]" office:value-type="float" office:value="0.0072091594639987" calcext:value-type="float">
            <text:p><text:s/>0,00720916 </text:p>
          </table:table-cell>
          <table:table-cell table:style-name="ce3" table:formula="of:=+['file:///home/suporte/Downloads/variaveis%20eixo%201/NECCULT-%202017%20-%20ATLAS%20-%20V12%20-%20C4%20do%20Total%20de%20Empresas%20(18%20SET).xlsx'#$'Total x Ano'.E25]*['file:///home/suporte/Downloads/variaveis%20eixo%201/NECCULT-%202017%20-%20ATLAS%20-%20V12%20-%20C4%20do%20Total%20de%20Empresas%20(18%20SET).xlsx'#$'Total x Ano'.E25]" office:value-type="float" office:value="0.00709032207741447" calcext:value-type="float">
            <text:p><text:s/>0,00709032 </text:p>
          </table:table-cell>
          <table:table-cell table:style-name="ce3" table:formula="of:=+['file:///home/suporte/Downloads/variaveis%20eixo%201/NECCULT-%202017%20-%20ATLAS%20-%20V12%20-%20C4%20do%20Total%20de%20Empresas%20(18%20SET).xlsx'#$'Total x Ano'.F25]*['file:///home/suporte/Downloads/variaveis%20eixo%201/NECCULT-%202017%20-%20ATLAS%20-%20V12%20-%20C4%20do%20Total%20de%20Empresas%20(18%20SET).xlsx'#$'Total x Ano'.F25]" office:value-type="float" office:value="0.00688806778545671" calcext:value-type="float">
            <text:p><text:s/>0,00688807 </text:p>
          </table:table-cell>
          <table:table-cell table:style-name="ce3" table:formula="of:=+['file:///home/suporte/Downloads/variaveis%20eixo%201/NECCULT-%202017%20-%20ATLAS%20-%20V12%20-%20C4%20do%20Total%20de%20Empresas%20(18%20SET).xlsx'#$'Total x Ano'.G25]*['file:///home/suporte/Downloads/variaveis%20eixo%201/NECCULT-%202017%20-%20ATLAS%20-%20V12%20-%20C4%20do%20Total%20de%20Empresas%20(18%20SET).xlsx'#$'Total x Ano'.G25]" office:value-type="float" office:value="0.00683962414549536" calcext:value-type="float">
            <text:p><text:s/>0,00683962 </text:p>
          </table:table-cell>
          <table:table-cell table:style-name="ce3" table:formula="of:=+['file:///home/suporte/Downloads/variaveis%20eixo%201/NECCULT-%202017%20-%20ATLAS%20-%20V12%20-%20C4%20do%20Total%20de%20Empresas%20(18%20SET).xlsx'#$'Total x Ano'.H25]*['file:///home/suporte/Downloads/variaveis%20eixo%201/NECCULT-%202017%20-%20ATLAS%20-%20V12%20-%20C4%20do%20Total%20de%20Empresas%20(18%20SET).xlsx'#$'Total x Ano'.H25]" office:value-type="float" office:value="0.00675183903895413" calcext:value-type="float">
            <text:p><text:s/>0,00675184 </text:p>
          </table:table-cell>
          <table:table-cell table:style-name="ce3" table:formula="of:=+['file:///home/suporte/Downloads/variaveis%20eixo%201/NECCULT-%202017%20-%20ATLAS%20-%20V12%20-%20C4%20do%20Total%20de%20Empresas%20(18%20SET).xlsx'#$'Total x Ano'.I25]*['file:///home/suporte/Downloads/variaveis%20eixo%201/NECCULT-%202017%20-%20ATLAS%20-%20V12%20-%20C4%20do%20Total%20de%20Empresas%20(18%20SET).xlsx'#$'Total x Ano'.I25]" office:value-type="float" office:value="0.0066544574858891" calcext:value-type="float">
            <text:p><text:s/>0,0066544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 - Mato Grosso do Sul</text:p>
          </table:table-cell>
          <table:table-cell table:style-name="ce3" table:formula="of:=+['file:///home/suporte/Downloads/variaveis%20eixo%201/NECCULT-%202017%20-%20ATLAS%20-%20V12%20-%20C4%20do%20Total%20de%20Empresas%20(18%20SET).xlsx'#$'Total x Ano'.B26]*['file:///home/suporte/Downloads/variaveis%20eixo%201/NECCULT-%202017%20-%20ATLAS%20-%20V12%20-%20C4%20do%20Total%20de%20Empresas%20(18%20SET).xlsx'#$'Total x Ano'.B26]" office:value-type="float" office:value="0.000141235257429633" calcext:value-type="float">
            <text:p><text:s/>0,00014124 </text:p>
          </table:table-cell>
          <table:table-cell table:style-name="ce3" table:formula="of:=+['file:///home/suporte/Downloads/variaveis%20eixo%201/NECCULT-%202017%20-%20ATLAS%20-%20V12%20-%20C4%20do%20Total%20de%20Empresas%20(18%20SET).xlsx'#$'Total x Ano'.C26]*['file:///home/suporte/Downloads/variaveis%20eixo%201/NECCULT-%202017%20-%20ATLAS%20-%20V12%20-%20C4%20do%20Total%20de%20Empresas%20(18%20SET).xlsx'#$'Total x Ano'.C26]" office:value-type="float" office:value="0.000131338740503435" calcext:value-type="float">
            <text:p><text:s/>0,00013134 </text:p>
          </table:table-cell>
          <table:table-cell table:style-name="ce3" table:formula="of:=+['file:///home/suporte/Downloads/variaveis%20eixo%201/NECCULT-%202017%20-%20ATLAS%20-%20V12%20-%20C4%20do%20Total%20de%20Empresas%20(18%20SET).xlsx'#$'Total x Ano'.D26]*['file:///home/suporte/Downloads/variaveis%20eixo%201/NECCULT-%202017%20-%20ATLAS%20-%20V12%20-%20C4%20do%20Total%20de%20Empresas%20(18%20SET).xlsx'#$'Total x Ano'.D26]" office:value-type="float" office:value="0.000143482434161505" calcext:value-type="float">
            <text:p><text:s/>0,00014348 </text:p>
          </table:table-cell>
          <table:table-cell table:style-name="ce3" table:formula="of:=+['file:///home/suporte/Downloads/variaveis%20eixo%201/NECCULT-%202017%20-%20ATLAS%20-%20V12%20-%20C4%20do%20Total%20de%20Empresas%20(18%20SET).xlsx'#$'Total x Ano'.E26]*['file:///home/suporte/Downloads/variaveis%20eixo%201/NECCULT-%202017%20-%20ATLAS%20-%20V12%20-%20C4%20do%20Total%20de%20Empresas%20(18%20SET).xlsx'#$'Total x Ano'.E26]" office:value-type="float" office:value="0.000146893654345986" calcext:value-type="float">
            <text:p><text:s/>0,00014689 </text:p>
          </table:table-cell>
          <table:table-cell table:style-name="ce3" table:formula="of:=+['file:///home/suporte/Downloads/variaveis%20eixo%201/NECCULT-%202017%20-%20ATLAS%20-%20V12%20-%20C4%20do%20Total%20de%20Empresas%20(18%20SET).xlsx'#$'Total x Ano'.F26]*['file:///home/suporte/Downloads/variaveis%20eixo%201/NECCULT-%202017%20-%20ATLAS%20-%20V12%20-%20C4%20do%20Total%20de%20Empresas%20(18%20SET).xlsx'#$'Total x Ano'.F26]" office:value-type="float" office:value="0.000150812679323815" calcext:value-type="float">
            <text:p><text:s/>0,00015081 </text:p>
          </table:table-cell>
          <table:table-cell table:style-name="ce3" table:formula="of:=+['file:///home/suporte/Downloads/variaveis%20eixo%201/NECCULT-%202017%20-%20ATLAS%20-%20V12%20-%20C4%20do%20Total%20de%20Empresas%20(18%20SET).xlsx'#$'Total x Ano'.G26]*['file:///home/suporte/Downloads/variaveis%20eixo%201/NECCULT-%202017%20-%20ATLAS%20-%20V12%20-%20C4%20do%20Total%20de%20Empresas%20(18%20SET).xlsx'#$'Total x Ano'.G26]" office:value-type="float" office:value="0.000157495969611616" calcext:value-type="float">
            <text:p><text:s/>0,00015750 </text:p>
          </table:table-cell>
          <table:table-cell table:style-name="ce3" table:formula="of:=+['file:///home/suporte/Downloads/variaveis%20eixo%201/NECCULT-%202017%20-%20ATLAS%20-%20V12%20-%20C4%20do%20Total%20de%20Empresas%20(18%20SET).xlsx'#$'Total x Ano'.H26]*['file:///home/suporte/Downloads/variaveis%20eixo%201/NECCULT-%202017%20-%20ATLAS%20-%20V12%20-%20C4%20do%20Total%20de%20Empresas%20(18%20SET).xlsx'#$'Total x Ano'.H26]" office:value-type="float" office:value="0.000160296420165757" calcext:value-type="float">
            <text:p><text:s/>0,00016030 </text:p>
          </table:table-cell>
          <table:table-cell table:style-name="ce3" table:formula="of:=+['file:///home/suporte/Downloads/variaveis%20eixo%201/NECCULT-%202017%20-%20ATLAS%20-%20V12%20-%20C4%20do%20Total%20de%20Empresas%20(18%20SET).xlsx'#$'Total x Ano'.I26]*['file:///home/suporte/Downloads/variaveis%20eixo%201/NECCULT-%202017%20-%20ATLAS%20-%20V12%20-%20C4%20do%20Total%20de%20Empresas%20(18%20SET).xlsx'#$'Total x Ano'.I26]" office:value-type="float" office:value="0.000167838494283738" calcext:value-type="float">
            <text:p><text:s/>0,0001678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1 - Mato Grosso</text:p>
          </table:table-cell>
          <table:table-cell table:style-name="ce3" table:formula="of:=+['file:///home/suporte/Downloads/variaveis%20eixo%201/NECCULT-%202017%20-%20ATLAS%20-%20V12%20-%20C4%20do%20Total%20de%20Empresas%20(18%20SET).xlsx'#$'Total x Ano'.B27]*['file:///home/suporte/Downloads/variaveis%20eixo%201/NECCULT-%202017%20-%20ATLAS%20-%20V12%20-%20C4%20do%20Total%20de%20Empresas%20(18%20SET).xlsx'#$'Total x Ano'.B27]" office:value-type="float" office:value="0.000203378770698671" calcext:value-type="float">
            <text:p><text:s/>0,00020338 </text:p>
          </table:table-cell>
          <table:table-cell table:style-name="ce3" table:formula="of:=+['file:///home/suporte/Downloads/variaveis%20eixo%201/NECCULT-%202017%20-%20ATLAS%20-%20V12%20-%20C4%20do%20Total%20de%20Empresas%20(18%20SET).xlsx'#$'Total x Ano'.C27]*['file:///home/suporte/Downloads/variaveis%20eixo%201/NECCULT-%202017%20-%20ATLAS%20-%20V12%20-%20C4%20do%20Total%20de%20Empresas%20(18%20SET).xlsx'#$'Total x Ano'.C27]" office:value-type="float" office:value="0.000217018562055045" calcext:value-type="float">
            <text:p><text:s/>0,00021702 </text:p>
          </table:table-cell>
          <table:table-cell table:style-name="ce3" table:formula="of:=+['file:///home/suporte/Downloads/variaveis%20eixo%201/NECCULT-%202017%20-%20ATLAS%20-%20V12%20-%20C4%20do%20Total%20de%20Empresas%20(18%20SET).xlsx'#$'Total x Ano'.D27]*['file:///home/suporte/Downloads/variaveis%20eixo%201/NECCULT-%202017%20-%20ATLAS%20-%20V12%20-%20C4%20do%20Total%20de%20Empresas%20(18%20SET).xlsx'#$'Total x Ano'.D27]" office:value-type="float" office:value="0.000225072132723749" calcext:value-type="float">
            <text:p><text:s/>0,00022507 </text:p>
          </table:table-cell>
          <table:table-cell table:style-name="ce3" table:formula="of:=+['file:///home/suporte/Downloads/variaveis%20eixo%201/NECCULT-%202017%20-%20ATLAS%20-%20V12%20-%20C4%20do%20Total%20de%20Empresas%20(18%20SET).xlsx'#$'Total x Ano'.E27]*['file:///home/suporte/Downloads/variaveis%20eixo%201/NECCULT-%202017%20-%20ATLAS%20-%20V12%20-%20C4%20do%20Total%20de%20Empresas%20(18%20SET).xlsx'#$'Total x Ano'.E27]" office:value-type="float" office:value="0.000219231254239689" calcext:value-type="float">
            <text:p><text:s/>0,00021923 </text:p>
          </table:table-cell>
          <table:table-cell table:style-name="ce3" table:formula="of:=+['file:///home/suporte/Downloads/variaveis%20eixo%201/NECCULT-%202017%20-%20ATLAS%20-%20V12%20-%20C4%20do%20Total%20de%20Empresas%20(18%20SET).xlsx'#$'Total x Ano'.F27]*['file:///home/suporte/Downloads/variaveis%20eixo%201/NECCULT-%202017%20-%20ATLAS%20-%20V12%20-%20C4%20do%20Total%20de%20Empresas%20(18%20SET).xlsx'#$'Total x Ano'.F27]" office:value-type="float" office:value="0.000232271807946303" calcext:value-type="float">
            <text:p><text:s/>0,00023227 </text:p>
          </table:table-cell>
          <table:table-cell table:style-name="ce3" table:formula="of:=+['file:///home/suporte/Downloads/variaveis%20eixo%201/NECCULT-%202017%20-%20ATLAS%20-%20V12%20-%20C4%20do%20Total%20de%20Empresas%20(18%20SET).xlsx'#$'Total x Ano'.G27]*['file:///home/suporte/Downloads/variaveis%20eixo%201/NECCULT-%202017%20-%20ATLAS%20-%20V12%20-%20C4%20do%20Total%20de%20Empresas%20(18%20SET).xlsx'#$'Total x Ano'.G27]" office:value-type="float" office:value="0.000231601908424151" calcext:value-type="float">
            <text:p><text:s/>0,00023160 </text:p>
          </table:table-cell>
          <table:table-cell table:style-name="ce3" table:formula="of:=+['file:///home/suporte/Downloads/variaveis%20eixo%201/NECCULT-%202017%20-%20ATLAS%20-%20V12%20-%20C4%20do%20Total%20de%20Empresas%20(18%20SET).xlsx'#$'Total x Ano'.H27]*['file:///home/suporte/Downloads/variaveis%20eixo%201/NECCULT-%202017%20-%20ATLAS%20-%20V12%20-%20C4%20do%20Total%20de%20Empresas%20(18%20SET).xlsx'#$'Total x Ano'.H27]" office:value-type="float" office:value="0.000238303228920375" calcext:value-type="float">
            <text:p><text:s/>0,00023830 </text:p>
          </table:table-cell>
          <table:table-cell table:style-name="ce3" table:formula="of:=+['file:///home/suporte/Downloads/variaveis%20eixo%201/NECCULT-%202017%20-%20ATLAS%20-%20V12%20-%20C4%20do%20Total%20de%20Empresas%20(18%20SET).xlsx'#$'Total x Ano'.I27]*['file:///home/suporte/Downloads/variaveis%20eixo%201/NECCULT-%202017%20-%20ATLAS%20-%20V12%20-%20C4%20do%20Total%20de%20Empresas%20(18%20SET).xlsx'#$'Total x Ano'.I27]" office:value-type="float" office:value="0.000246340960665103" calcext:value-type="float">
            <text:p><text:s/>0,0002463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2 - Goiás</text:p>
          </table:table-cell>
          <table:table-cell table:style-name="ce3" table:formula="of:=+['file:///home/suporte/Downloads/variaveis%20eixo%201/NECCULT-%202017%20-%20ATLAS%20-%20V12%20-%20C4%20do%20Total%20de%20Empresas%20(18%20SET).xlsx'#$'Total x Ano'.B28]*['file:///home/suporte/Downloads/variaveis%20eixo%201/NECCULT-%202017%20-%20ATLAS%20-%20V12%20-%20C4%20do%20Total%20de%20Empresas%20(18%20SET).xlsx'#$'Total x Ano'.B28]" office:value-type="float" office:value="0.000765411409230763" calcext:value-type="float">
            <text:p><text:s/>0,00076541 </text:p>
          </table:table-cell>
          <table:table-cell table:style-name="ce3" table:formula="of:=+['file:///home/suporte/Downloads/variaveis%20eixo%201/NECCULT-%202017%20-%20ATLAS%20-%20V12%20-%20C4%20do%20Total%20de%20Empresas%20(18%20SET).xlsx'#$'Total x Ano'.C28]*['file:///home/suporte/Downloads/variaveis%20eixo%201/NECCULT-%202017%20-%20ATLAS%20-%20V12%20-%20C4%20do%20Total%20de%20Empresas%20(18%20SET).xlsx'#$'Total x Ano'.C28]" office:value-type="float" office:value="0.00075373595622837" calcext:value-type="float">
            <text:p><text:s/>0,00075374 </text:p>
          </table:table-cell>
          <table:table-cell table:style-name="ce3" table:formula="of:=+['file:///home/suporte/Downloads/variaveis%20eixo%201/NECCULT-%202017%20-%20ATLAS%20-%20V12%20-%20C4%20do%20Total%20de%20Empresas%20(18%20SET).xlsx'#$'Total x Ano'.D28]*['file:///home/suporte/Downloads/variaveis%20eixo%201/NECCULT-%202017%20-%20ATLAS%20-%20V12%20-%20C4%20do%20Total%20de%20Empresas%20(18%20SET).xlsx'#$'Total x Ano'.D28]" office:value-type="float" office:value="0.000787966322428245" calcext:value-type="float">
            <text:p><text:s/>0,00078797 </text:p>
          </table:table-cell>
          <table:table-cell table:style-name="ce3" table:formula="of:=+['file:///home/suporte/Downloads/variaveis%20eixo%201/NECCULT-%202017%20-%20ATLAS%20-%20V12%20-%20C4%20do%20Total%20de%20Empresas%20(18%20SET).xlsx'#$'Total x Ano'.E28]*['file:///home/suporte/Downloads/variaveis%20eixo%201/NECCULT-%202017%20-%20ATLAS%20-%20V12%20-%20C4%20do%20Total%20de%20Empresas%20(18%20SET).xlsx'#$'Total x Ano'.E28]" office:value-type="float" office:value="0.00084622675772932" calcext:value-type="float">
            <text:p><text:s/>0,00084623 </text:p>
          </table:table-cell>
          <table:table-cell table:style-name="ce3" table:formula="of:=+['file:///home/suporte/Downloads/variaveis%20eixo%201/NECCULT-%202017%20-%20ATLAS%20-%20V12%20-%20C4%20do%20Total%20de%20Empresas%20(18%20SET).xlsx'#$'Total x Ano'.F28]*['file:///home/suporte/Downloads/variaveis%20eixo%201/NECCULT-%202017%20-%20ATLAS%20-%20V12%20-%20C4%20do%20Total%20de%20Empresas%20(18%20SET).xlsx'#$'Total x Ano'.F28]" office:value-type="float" office:value="0.000876091767948415" calcext:value-type="float">
            <text:p><text:s/>0,00087609 </text:p>
          </table:table-cell>
          <table:table-cell table:style-name="ce3" table:formula="of:=+['file:///home/suporte/Downloads/variaveis%20eixo%201/NECCULT-%202017%20-%20ATLAS%20-%20V12%20-%20C4%20do%20Total%20de%20Empresas%20(18%20SET).xlsx'#$'Total x Ano'.G28]*['file:///home/suporte/Downloads/variaveis%20eixo%201/NECCULT-%202017%20-%20ATLAS%20-%20V12%20-%20C4%20do%20Total%20de%20Empresas%20(18%20SET).xlsx'#$'Total x Ano'.G28]" office:value-type="float" office:value="0.000896376473667114" calcext:value-type="float">
            <text:p><text:s/>0,00089638 </text:p>
          </table:table-cell>
          <table:table-cell table:style-name="ce3" table:formula="of:=+['file:///home/suporte/Downloads/variaveis%20eixo%201/NECCULT-%202017%20-%20ATLAS%20-%20V12%20-%20C4%20do%20Total%20de%20Empresas%20(18%20SET).xlsx'#$'Total x Ano'.H28]*['file:///home/suporte/Downloads/variaveis%20eixo%201/NECCULT-%202017%20-%20ATLAS%20-%20V12%20-%20C4%20do%20Total%20de%20Empresas%20(18%20SET).xlsx'#$'Total x Ano'.H28]" office:value-type="float" office:value="0.000938314716439484" calcext:value-type="float">
            <text:p><text:s/>0,00093831 </text:p>
          </table:table-cell>
          <table:table-cell table:style-name="ce3" table:formula="of:=+['file:///home/suporte/Downloads/variaveis%20eixo%201/NECCULT-%202017%20-%20ATLAS%20-%20V12%20-%20C4%20do%20Total%20de%20Empresas%20(18%20SET).xlsx'#$'Total x Ano'.I28]*['file:///home/suporte/Downloads/variaveis%20eixo%201/NECCULT-%202017%20-%20ATLAS%20-%20V12%20-%20C4%20do%20Total%20de%20Empresas%20(18%20SET).xlsx'#$'Total x Ano'.I28]" office:value-type="float" office:value="0.00095898928372458" calcext:value-type="float">
            <text:p><text:s/>0,0009589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3 - Distrito Federal</text:p>
          </table:table-cell>
          <table:table-cell table:style-name="ce3" table:formula="of:=+['file:///home/suporte/Downloads/variaveis%20eixo%201/NECCULT-%202017%20-%20ATLAS%20-%20V12%20-%20C4%20do%20Total%20de%20Empresas%20(18%20SET).xlsx'#$'Total x Ano'.B29]*['file:///home/suporte/Downloads/variaveis%20eixo%201/NECCULT-%202017%20-%20ATLAS%20-%20V12%20-%20C4%20do%20Total%20de%20Empresas%20(18%20SET).xlsx'#$'Total x Ano'.B29]" office:value-type="float" office:value="0.000566012515546555" calcext:value-type="float">
            <text:p><text:s/>0,00056601 </text:p>
          </table:table-cell>
          <table:table-cell table:style-name="ce3" table:formula="of:=+['file:///home/suporte/Downloads/variaveis%20eixo%201/NECCULT-%202017%20-%20ATLAS%20-%20V12%20-%20C4%20do%20Total%20de%20Empresas%20(18%20SET).xlsx'#$'Total x Ano'.C29]*['file:///home/suporte/Downloads/variaveis%20eixo%201/NECCULT-%202017%20-%20ATLAS%20-%20V12%20-%20C4%20do%20Total%20de%20Empresas%20(18%20SET).xlsx'#$'Total x Ano'.C29]" office:value-type="float" office:value="0.00062147851356481" calcext:value-type="float">
            <text:p><text:s/>0,00062148 </text:p>
          </table:table-cell>
          <table:table-cell table:style-name="ce3" table:formula="of:=+['file:///home/suporte/Downloads/variaveis%20eixo%201/NECCULT-%202017%20-%20ATLAS%20-%20V12%20-%20C4%20do%20Total%20de%20Empresas%20(18%20SET).xlsx'#$'Total x Ano'.D29]*['file:///home/suporte/Downloads/variaveis%20eixo%201/NECCULT-%202017%20-%20ATLAS%20-%20V12%20-%20C4%20do%20Total%20de%20Empresas%20(18%20SET).xlsx'#$'Total x Ano'.D29]" office:value-type="float" office:value="0.000623598318422697" calcext:value-type="float">
            <text:p><text:s/>0,00062360 </text:p>
          </table:table-cell>
          <table:table-cell table:style-name="ce3" table:formula="of:=+['file:///home/suporte/Downloads/variaveis%20eixo%201/NECCULT-%202017%20-%20ATLAS%20-%20V12%20-%20C4%20do%20Total%20de%20Empresas%20(18%20SET).xlsx'#$'Total x Ano'.E29]*['file:///home/suporte/Downloads/variaveis%20eixo%201/NECCULT-%202017%20-%20ATLAS%20-%20V12%20-%20C4%20do%20Total%20de%20Empresas%20(18%20SET).xlsx'#$'Total x Ano'.E29]" office:value-type="float" office:value="0.00062544868342016" calcext:value-type="float">
            <text:p><text:s/>0,00062545 </text:p>
          </table:table-cell>
          <table:table-cell table:style-name="ce3" table:formula="of:=+['file:///home/suporte/Downloads/variaveis%20eixo%201/NECCULT-%202017%20-%20ATLAS%20-%20V12%20-%20C4%20do%20Total%20de%20Empresas%20(18%20SET).xlsx'#$'Total x Ano'.F29]*['file:///home/suporte/Downloads/variaveis%20eixo%201/NECCULT-%202017%20-%20ATLAS%20-%20V12%20-%20C4%20do%20Total%20de%20Empresas%20(18%20SET).xlsx'#$'Total x Ano'.F29]" office:value-type="float" office:value="0.000593660238575909" calcext:value-type="float">
            <text:p><text:s/>0,00059366 </text:p>
          </table:table-cell>
          <table:table-cell table:style-name="ce3" table:formula="of:=+['file:///home/suporte/Downloads/variaveis%20eixo%201/NECCULT-%202017%20-%20ATLAS%20-%20V12%20-%20C4%20do%20Total%20de%20Empresas%20(18%20SET).xlsx'#$'Total x Ano'.G29]*['file:///home/suporte/Downloads/variaveis%20eixo%201/NECCULT-%202017%20-%20ATLAS%20-%20V12%20-%20C4%20do%20Total%20de%20Empresas%20(18%20SET).xlsx'#$'Total x Ano'.G29]" office:value-type="float" office:value="0.000575974288624856" calcext:value-type="float">
            <text:p><text:s/>0,00057597 </text:p>
          </table:table-cell>
          <table:table-cell table:style-name="ce3" table:formula="of:=+['file:///home/suporte/Downloads/variaveis%20eixo%201/NECCULT-%202017%20-%20ATLAS%20-%20V12%20-%20C4%20do%20Total%20de%20Empresas%20(18%20SET).xlsx'#$'Total x Ano'.H29]*['file:///home/suporte/Downloads/variaveis%20eixo%201/NECCULT-%202017%20-%20ATLAS%20-%20V12%20-%20C4%20do%20Total%20de%20Empresas%20(18%20SET).xlsx'#$'Total x Ano'.H29]" office:value-type="float" office:value="0.000569251347090568" calcext:value-type="float">
            <text:p><text:s/>0,00056925 </text:p>
          </table:table-cell>
          <table:table-cell table:style-name="ce3" table:formula="of:=+['file:///home/suporte/Downloads/variaveis%20eixo%201/NECCULT-%202017%20-%20ATLAS%20-%20V12%20-%20C4%20do%20Total%20de%20Empresas%20(18%20SET).xlsx'#$'Total x Ano'.I29]*['file:///home/suporte/Downloads/variaveis%20eixo%201/NECCULT-%202017%20-%20ATLAS%20-%20V12%20-%20C4%20do%20Total%20de%20Empresas%20(18%20SET).xlsx'#$'Total x Ano'.I29]" office:value-type="float" office:value="0.000542853709173155" calcext:value-type="float">
            <text:p><text:s/>0,0005428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HH</text:p>
          </table:table-cell>
          <table:table-cell table:style-name="ce4" table:formula="of:=SUM([.B3:.B29])" office:value-type="float" office:value="0.136527277244067" calcext:value-type="float">
            <text:p><text:s/>0,14 </text:p>
          </table:table-cell>
          <table:table-cell table:style-name="ce4" table:formula="of:=SUM([.C3:.C29])" office:value-type="float" office:value="0.137633219556935" calcext:value-type="float">
            <text:p><text:s/>0,14 </text:p>
          </table:table-cell>
          <table:table-cell table:style-name="ce4" table:formula="of:=SUM([.D3:.D29])" office:value-type="float" office:value="0.136758918802647" calcext:value-type="float">
            <text:p><text:s/>0,14 </text:p>
          </table:table-cell>
          <table:table-cell table:style-name="ce4" table:formula="of:=SUM([.E3:.E29])" office:value-type="float" office:value="0.13574641150847" calcext:value-type="float">
            <text:p><text:s/>0,14 </text:p>
          </table:table-cell>
          <table:table-cell table:style-name="ce4" table:formula="of:=SUM([.F3:.F29])" office:value-type="float" office:value="0.134874605957077" calcext:value-type="float">
            <text:p><text:s/>0,13 </text:p>
          </table:table-cell>
          <table:table-cell table:style-name="ce4" table:formula="of:=SUM([.G3:.G29])" office:value-type="float" office:value="0.133588558777137" calcext:value-type="float">
            <text:p><text:s/>0,13 </text:p>
          </table:table-cell>
          <table:table-cell table:style-name="ce4" table:formula="of:=SUM([.H3:.H29])" office:value-type="float" office:value="0.133056423159079" calcext:value-type="float">
            <text:p><text:s/>0,13 </text:p>
          </table:table-cell>
          <table:table-cell table:style-name="ce4" table:formula="of:=SUM([.I3:.I29])" office:value-type="float" office:value="0.131745097301154" calcext:value-type="float">
            <text:p><text:s/>0,13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IHH - CONCENTRAÇÃO POR CADEIA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Arquitetura</text:p>
          </table:table-cell>
          <table:table-cell table:style-name="ce3" table:formula="of:=+['file:///home/suporte/Downloads/variaveis%20eixo%201/NECCULT-%202017%20-%20ATLAS%20-%20V12%20-%20C4%20do%20Total%20de%20Empresas%20(18%20SET).xlsx'#$'Total x Ano'.B34]*['file:///home/suporte/Downloads/variaveis%20eixo%201/NECCULT-%202017%20-%20ATLAS%20-%20V12%20-%20C4%20do%20Total%20de%20Empresas%20(18%20SET).xlsx'#$'Total x Ano'.B34]" office:value-type="float" office:value="0.0173466581509024" calcext:value-type="float">
            <text:p><text:s/>0,01734666 </text:p>
          </table:table-cell>
          <table:table-cell table:style-name="ce3" table:formula="of:=+['file:///home/suporte/Downloads/variaveis%20eixo%201/NECCULT-%202017%20-%20ATLAS%20-%20V12%20-%20C4%20do%20Total%20de%20Empresas%20(18%20SET).xlsx'#$'Total x Ano'.C34]*['file:///home/suporte/Downloads/variaveis%20eixo%201/NECCULT-%202017%20-%20ATLAS%20-%20V12%20-%20C4%20do%20Total%20de%20Empresas%20(18%20SET).xlsx'#$'Total x Ano'.C34]" office:value-type="float" office:value="0.0182543689910005" calcext:value-type="float">
            <text:p><text:s/>0,01825437 </text:p>
          </table:table-cell>
          <table:table-cell table:style-name="ce3" table:formula="of:=+['file:///home/suporte/Downloads/variaveis%20eixo%201/NECCULT-%202017%20-%20ATLAS%20-%20V12%20-%20C4%20do%20Total%20de%20Empresas%20(18%20SET).xlsx'#$'Total x Ano'.D34]*['file:///home/suporte/Downloads/variaveis%20eixo%201/NECCULT-%202017%20-%20ATLAS%20-%20V12%20-%20C4%20do%20Total%20de%20Empresas%20(18%20SET).xlsx'#$'Total x Ano'.D34]" office:value-type="float" office:value="0.0192369800925674" calcext:value-type="float">
            <text:p><text:s/>0,01923698 </text:p>
          </table:table-cell>
          <table:table-cell table:style-name="ce3" table:formula="of:=+['file:///home/suporte/Downloads/variaveis%20eixo%201/NECCULT-%202017%20-%20ATLAS%20-%20V12%20-%20C4%20do%20Total%20de%20Empresas%20(18%20SET).xlsx'#$'Total x Ano'.E34]*['file:///home/suporte/Downloads/variaveis%20eixo%201/NECCULT-%202017%20-%20ATLAS%20-%20V12%20-%20C4%20do%20Total%20de%20Empresas%20(18%20SET).xlsx'#$'Total x Ano'.E34]" office:value-type="float" office:value="0.0206310032835887" calcext:value-type="float">
            <text:p><text:s/>0,02063100 </text:p>
          </table:table-cell>
          <table:table-cell table:style-name="ce3" table:formula="of:=+['file:///home/suporte/Downloads/variaveis%20eixo%201/NECCULT-%202017%20-%20ATLAS%20-%20V12%20-%20C4%20do%20Total%20de%20Empresas%20(18%20SET).xlsx'#$'Total x Ano'.F34]*['file:///home/suporte/Downloads/variaveis%20eixo%201/NECCULT-%202017%20-%20ATLAS%20-%20V12%20-%20C4%20do%20Total%20de%20Empresas%20(18%20SET).xlsx'#$'Total x Ano'.F34]" office:value-type="float" office:value="0.0213946996692604" calcext:value-type="float">
            <text:p><text:s/>0,02139470 </text:p>
          </table:table-cell>
          <table:table-cell table:style-name="ce3" table:formula="of:=+['file:///home/suporte/Downloads/variaveis%20eixo%201/NECCULT-%202017%20-%20ATLAS%20-%20V12%20-%20C4%20do%20Total%20de%20Empresas%20(18%20SET).xlsx'#$'Total x Ano'.G34]*['file:///home/suporte/Downloads/variaveis%20eixo%201/NECCULT-%202017%20-%20ATLAS%20-%20V12%20-%20C4%20do%20Total%20de%20Empresas%20(18%20SET).xlsx'#$'Total x Ano'.G34]" office:value-type="float" office:value="0.0227774802037357" calcext:value-type="float">
            <text:p><text:s/>0,02277748 </text:p>
          </table:table-cell>
          <table:table-cell table:style-name="ce3" table:formula="of:=+['file:///home/suporte/Downloads/variaveis%20eixo%201/NECCULT-%202017%20-%20ATLAS%20-%20V12%20-%20C4%20do%20Total%20de%20Empresas%20(18%20SET).xlsx'#$'Total x Ano'.H34]*['file:///home/suporte/Downloads/variaveis%20eixo%201/NECCULT-%202017%20-%20ATLAS%20-%20V12%20-%20C4%20do%20Total%20de%20Empresas%20(18%20SET).xlsx'#$'Total x Ano'.H34]" office:value-type="float" office:value="0.023991669074046" calcext:value-type="float">
            <text:p><text:s/>0,02399167 </text:p>
          </table:table-cell>
          <table:table-cell table:style-name="ce3" table:formula="of:=+['file:///home/suporte/Downloads/variaveis%20eixo%201/NECCULT-%202017%20-%20ATLAS%20-%20V12%20-%20C4%20do%20Total%20de%20Empresas%20(18%20SET).xlsx'#$'Total x Ano'.I34]*['file:///home/suporte/Downloads/variaveis%20eixo%201/NECCULT-%202017%20-%20ATLAS%20-%20V12%20-%20C4%20do%20Total%20de%20Empresas%20(18%20SET).xlsx'#$'Total x Ano'.I34]" office:value-type="float" office:value="0.0244784853910077" calcext:value-type="float">
            <text:p><text:s/>0,0244784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es</text:p>
          </table:table-cell>
          <table:table-cell table:style-name="ce3" table:formula="of:=+['file:///home/suporte/Downloads/variaveis%20eixo%201/NECCULT-%202017%20-%20ATLAS%20-%20V12%20-%20C4%20do%20Total%20de%20Empresas%20(18%20SET).xlsx'#$'Total x Ano'.B35]*['file:///home/suporte/Downloads/variaveis%20eixo%201/NECCULT-%202017%20-%20ATLAS%20-%20V12%20-%20C4%20do%20Total%20de%20Empresas%20(18%20SET).xlsx'#$'Total x Ano'.B35]" office:value-type="float" office:value="0.00177588002765757" calcext:value-type="float">
            <text:p><text:s/>0,00177588 </text:p>
          </table:table-cell>
          <table:table-cell table:style-name="ce3" table:formula="of:=+['file:///home/suporte/Downloads/variaveis%20eixo%201/NECCULT-%202017%20-%20ATLAS%20-%20V12%20-%20C4%20do%20Total%20de%20Empresas%20(18%20SET).xlsx'#$'Total x Ano'.C35]*['file:///home/suporte/Downloads/variaveis%20eixo%201/NECCULT-%202017%20-%20ATLAS%20-%20V12%20-%20C4%20do%20Total%20de%20Empresas%20(18%20SET).xlsx'#$'Total x Ano'.C35]" office:value-type="float" office:value="0.00191935498706042" calcext:value-type="float">
            <text:p><text:s/>0,00191935 </text:p>
          </table:table-cell>
          <table:table-cell table:style-name="ce3" table:formula="of:=+['file:///home/suporte/Downloads/variaveis%20eixo%201/NECCULT-%202017%20-%20ATLAS%20-%20V12%20-%20C4%20do%20Total%20de%20Empresas%20(18%20SET).xlsx'#$'Total x Ano'.D35]*['file:///home/suporte/Downloads/variaveis%20eixo%201/NECCULT-%202017%20-%20ATLAS%20-%20V12%20-%20C4%20do%20Total%20de%20Empresas%20(18%20SET).xlsx'#$'Total x Ano'.D35]" office:value-type="float" office:value="0.00197784230680005" calcext:value-type="float">
            <text:p><text:s/>0,00197784 </text:p>
          </table:table-cell>
          <table:table-cell table:style-name="ce3" table:formula="of:=+['file:///home/suporte/Downloads/variaveis%20eixo%201/NECCULT-%202017%20-%20ATLAS%20-%20V12%20-%20C4%20do%20Total%20de%20Empresas%20(18%20SET).xlsx'#$'Total x Ano'.E35]*['file:///home/suporte/Downloads/variaveis%20eixo%201/NECCULT-%202017%20-%20ATLAS%20-%20V12%20-%20C4%20do%20Total%20de%20Empresas%20(18%20SET).xlsx'#$'Total x Ano'.E35]" office:value-type="float" office:value="0.0020773592715531" calcext:value-type="float">
            <text:p><text:s/>0,00207736 </text:p>
          </table:table-cell>
          <table:table-cell table:style-name="ce3" table:formula="of:=+['file:///home/suporte/Downloads/variaveis%20eixo%201/NECCULT-%202017%20-%20ATLAS%20-%20V12%20-%20C4%20do%20Total%20de%20Empresas%20(18%20SET).xlsx'#$'Total x Ano'.F35]*['file:///home/suporte/Downloads/variaveis%20eixo%201/NECCULT-%202017%20-%20ATLAS%20-%20V12%20-%20C4%20do%20Total%20de%20Empresas%20(18%20SET).xlsx'#$'Total x Ano'.F35]" office:value-type="float" office:value="0.00232050633294347" calcext:value-type="float">
            <text:p><text:s/>0,00232051 </text:p>
          </table:table-cell>
          <table:table-cell table:style-name="ce3" table:formula="of:=+['file:///home/suporte/Downloads/variaveis%20eixo%201/NECCULT-%202017%20-%20ATLAS%20-%20V12%20-%20C4%20do%20Total%20de%20Empresas%20(18%20SET).xlsx'#$'Total x Ano'.G35]*['file:///home/suporte/Downloads/variaveis%20eixo%201/NECCULT-%202017%20-%20ATLAS%20-%20V12%20-%20C4%20do%20Total%20de%20Empresas%20(18%20SET).xlsx'#$'Total x Ano'.G35]" office:value-type="float" office:value="0.00241634537761158" calcext:value-type="float">
            <text:p><text:s/>0,00241635 </text:p>
          </table:table-cell>
          <table:table-cell table:style-name="ce3" table:formula="of:=+['file:///home/suporte/Downloads/variaveis%20eixo%201/NECCULT-%202017%20-%20ATLAS%20-%20V12%20-%20C4%20do%20Total%20de%20Empresas%20(18%20SET).xlsx'#$'Total x Ano'.H35]*['file:///home/suporte/Downloads/variaveis%20eixo%201/NECCULT-%202017%20-%20ATLAS%20-%20V12%20-%20C4%20do%20Total%20de%20Empresas%20(18%20SET).xlsx'#$'Total x Ano'.H35]" office:value-type="float" office:value="0.00254590516082069" calcext:value-type="float">
            <text:p><text:s/>0,00254591 </text:p>
          </table:table-cell>
          <table:table-cell table:style-name="ce3" table:formula="of:=+['file:///home/suporte/Downloads/variaveis%20eixo%201/NECCULT-%202017%20-%20ATLAS%20-%20V12%20-%20C4%20do%20Total%20de%20Empresas%20(18%20SET).xlsx'#$'Total x Ano'.I35]*['file:///home/suporte/Downloads/variaveis%20eixo%201/NECCULT-%202017%20-%20ATLAS%20-%20V12%20-%20C4%20do%20Total%20de%20Empresas%20(18%20SET).xlsx'#$'Total x Ano'.I35]" office:value-type="float" office:value="0.00259190235042557" calcext:value-type="float">
            <text:p><text:s/>0,0025919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visual</text:p>
          </table:table-cell>
          <table:table-cell table:style-name="ce3" table:formula="of:=+['file:///home/suporte/Downloads/variaveis%20eixo%201/NECCULT-%202017%20-%20ATLAS%20-%20V12%20-%20C4%20do%20Total%20de%20Empresas%20(18%20SET).xlsx'#$'Total x Ano'.B36]*['file:///home/suporte/Downloads/variaveis%20eixo%201/NECCULT-%202017%20-%20ATLAS%20-%20V12%20-%20C4%20do%20Total%20de%20Empresas%20(18%20SET).xlsx'#$'Total x Ano'.B36]" office:value-type="float" office:value="0.0165547458669359" calcext:value-type="float">
            <text:p><text:s/>0,01655475 </text:p>
          </table:table-cell>
          <table:table-cell table:style-name="ce3" table:formula="of:=+['file:///home/suporte/Downloads/variaveis%20eixo%201/NECCULT-%202017%20-%20ATLAS%20-%20V12%20-%20C4%20do%20Total%20de%20Empresas%20(18%20SET).xlsx'#$'Total x Ano'.C36]*['file:///home/suporte/Downloads/variaveis%20eixo%201/NECCULT-%202017%20-%20ATLAS%20-%20V12%20-%20C4%20do%20Total%20de%20Empresas%20(18%20SET).xlsx'#$'Total x Ano'.C36]" office:value-type="float" office:value="0.0144959517058538" calcext:value-type="float">
            <text:p><text:s/>0,01449595 </text:p>
          </table:table-cell>
          <table:table-cell table:style-name="ce3" table:formula="of:=+['file:///home/suporte/Downloads/variaveis%20eixo%201/NECCULT-%202017%20-%20ATLAS%20-%20V12%20-%20C4%20do%20Total%20de%20Empresas%20(18%20SET).xlsx'#$'Total x Ano'.D36]*['file:///home/suporte/Downloads/variaveis%20eixo%201/NECCULT-%202017%20-%20ATLAS%20-%20V12%20-%20C4%20do%20Total%20de%20Empresas%20(18%20SET).xlsx'#$'Total x Ano'.D36]" office:value-type="float" office:value="0.0131801244183102" calcext:value-type="float">
            <text:p><text:s/>0,01318012 </text:p>
          </table:table-cell>
          <table:table-cell table:style-name="ce3" table:formula="of:=+['file:///home/suporte/Downloads/variaveis%20eixo%201/NECCULT-%202017%20-%20ATLAS%20-%20V12%20-%20C4%20do%20Total%20de%20Empresas%20(18%20SET).xlsx'#$'Total x Ano'.E36]*['file:///home/suporte/Downloads/variaveis%20eixo%201/NECCULT-%202017%20-%20ATLAS%20-%20V12%20-%20C4%20do%20Total%20de%20Empresas%20(18%20SET).xlsx'#$'Total x Ano'.E36]" office:value-type="float" office:value="0.011365385471922" calcext:value-type="float">
            <text:p><text:s/>0,01136539 </text:p>
          </table:table-cell>
          <table:table-cell table:style-name="ce3" table:formula="of:=+['file:///home/suporte/Downloads/variaveis%20eixo%201/NECCULT-%202017%20-%20ATLAS%20-%20V12%20-%20C4%20do%20Total%20de%20Empresas%20(18%20SET).xlsx'#$'Total x Ano'.F36]*['file:///home/suporte/Downloads/variaveis%20eixo%201/NECCULT-%202017%20-%20ATLAS%20-%20V12%20-%20C4%20do%20Total%20de%20Empresas%20(18%20SET).xlsx'#$'Total x Ano'.F36]" office:value-type="float" office:value="0.0103158901765622" calcext:value-type="float">
            <text:p><text:s/>0,01031589 </text:p>
          </table:table-cell>
          <table:table-cell table:style-name="ce3" table:formula="of:=+['file:///home/suporte/Downloads/variaveis%20eixo%201/NECCULT-%202017%20-%20ATLAS%20-%20V12%20-%20C4%20do%20Total%20de%20Empresas%20(18%20SET).xlsx'#$'Total x Ano'.G36]*['file:///home/suporte/Downloads/variaveis%20eixo%201/NECCULT-%202017%20-%20ATLAS%20-%20V12%20-%20C4%20do%20Total%20de%20Empresas%20(18%20SET).xlsx'#$'Total x Ano'.G36]" office:value-type="float" office:value="0.00942428214152756" calcext:value-type="float">
            <text:p><text:s/>0,00942428 </text:p>
          </table:table-cell>
          <table:table-cell table:style-name="ce3" table:formula="of:=+['file:///home/suporte/Downloads/variaveis%20eixo%201/NECCULT-%202017%20-%20ATLAS%20-%20V12%20-%20C4%20do%20Total%20de%20Empresas%20(18%20SET).xlsx'#$'Total x Ano'.H36]*['file:///home/suporte/Downloads/variaveis%20eixo%201/NECCULT-%202017%20-%20ATLAS%20-%20V12%20-%20C4%20do%20Total%20de%20Empresas%20(18%20SET).xlsx'#$'Total x Ano'.H36]" office:value-type="float" office:value="0.00864808682387018" calcext:value-type="float">
            <text:p><text:s/>0,00864809 </text:p>
          </table:table-cell>
          <table:table-cell table:style-name="ce3" table:formula="of:=+['file:///home/suporte/Downloads/variaveis%20eixo%201/NECCULT-%202017%20-%20ATLAS%20-%20V12%20-%20C4%20do%20Total%20de%20Empresas%20(18%20SET).xlsx'#$'Total x Ano'.I36]*['file:///home/suporte/Downloads/variaveis%20eixo%201/NECCULT-%202017%20-%20ATLAS%20-%20V12%20-%20C4%20do%20Total%20de%20Empresas%20(18%20SET).xlsx'#$'Total x Ano'.I36]" office:value-type="float" office:value="0.0081259883182169" calcext:value-type="float">
            <text:p><text:s/>0,0081259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ign</text:p>
          </table:table-cell>
          <table:table-cell table:style-name="ce3" table:formula="of:=+['file:///home/suporte/Downloads/variaveis%20eixo%201/NECCULT-%202017%20-%20ATLAS%20-%20V12%20-%20C4%20do%20Total%20de%20Empresas%20(18%20SET).xlsx'#$'Total x Ano'.B37]*['file:///home/suporte/Downloads/variaveis%20eixo%201/NECCULT-%202017%20-%20ATLAS%20-%20V12%20-%20C4%20do%20Total%20de%20Empresas%20(18%20SET).xlsx'#$'Total x Ano'.B37]" office:value-type="float" office:value="0.0000038861029705375" calcext:value-type="float">
            <text:p><text:s/>0,00000389 </text:p>
          </table:table-cell>
          <table:table-cell table:style-name="ce3" table:formula="of:=+['file:///home/suporte/Downloads/variaveis%20eixo%201/NECCULT-%202017%20-%20ATLAS%20-%20V12%20-%20C4%20do%20Total%20de%20Empresas%20(18%20SET).xlsx'#$'Total x Ano'.C37]*['file:///home/suporte/Downloads/variaveis%20eixo%201/NECCULT-%202017%20-%20ATLAS%20-%20V12%20-%20C4%20do%20Total%20de%20Empresas%20(18%20SET).xlsx'#$'Total x Ano'.C37]" office:value-type="float" office:value="0.000011805395058408" calcext:value-type="float">
            <text:p><text:s/>0,00001181 </text:p>
          </table:table-cell>
          <table:table-cell table:style-name="ce3" table:formula="of:=+['file:///home/suporte/Downloads/variaveis%20eixo%201/NECCULT-%202017%20-%20ATLAS%20-%20V12%20-%20C4%20do%20Total%20de%20Empresas%20(18%20SET).xlsx'#$'Total x Ano'.D37]*['file:///home/suporte/Downloads/variaveis%20eixo%201/NECCULT-%202017%20-%20ATLAS%20-%20V12%20-%20C4%20do%20Total%20de%20Empresas%20(18%20SET).xlsx'#$'Total x Ano'.D37]" office:value-type="float" office:value="0.0000264166452073742" calcext:value-type="float">
            <text:p><text:s/>0,00002642 </text:p>
          </table:table-cell>
          <table:table-cell table:style-name="ce3" table:formula="of:=+['file:///home/suporte/Downloads/variaveis%20eixo%201/NECCULT-%202017%20-%20ATLAS%20-%20V12%20-%20C4%20do%20Total%20de%20Empresas%20(18%20SET).xlsx'#$'Total x Ano'.E37]*['file:///home/suporte/Downloads/variaveis%20eixo%201/NECCULT-%202017%20-%20ATLAS%20-%20V12%20-%20C4%20do%20Total%20de%20Empresas%20(18%20SET).xlsx'#$'Total x Ano'.E37]" office:value-type="float" office:value="0.0000567992708013464" calcext:value-type="float">
            <text:p><text:s/>0,00005680 </text:p>
          </table:table-cell>
          <table:table-cell table:style-name="ce3" table:formula="of:=+['file:///home/suporte/Downloads/variaveis%20eixo%201/NECCULT-%202017%20-%20ATLAS%20-%20V12%20-%20C4%20do%20Total%20de%20Empresas%20(18%20SET).xlsx'#$'Total x Ano'.F37]*['file:///home/suporte/Downloads/variaveis%20eixo%201/NECCULT-%202017%20-%20ATLAS%20-%20V12%20-%20C4%20do%20Total%20de%20Empresas%20(18%20SET).xlsx'#$'Total x Ano'.F37]" office:value-type="float" office:value="0.000105904475040911" calcext:value-type="float">
            <text:p><text:s/>0,00010590 </text:p>
          </table:table-cell>
          <table:table-cell table:style-name="ce3" table:formula="of:=+['file:///home/suporte/Downloads/variaveis%20eixo%201/NECCULT-%202017%20-%20ATLAS%20-%20V12%20-%20C4%20do%20Total%20de%20Empresas%20(18%20SET).xlsx'#$'Total x Ano'.G37]*['file:///home/suporte/Downloads/variaveis%20eixo%201/NECCULT-%202017%20-%20ATLAS%20-%20V12%20-%20C4%20do%20Total%20de%20Empresas%20(18%20SET).xlsx'#$'Total x Ano'.G37]" office:value-type="float" office:value="0.000146414074102416" calcext:value-type="float">
            <text:p><text:s/>0,00014641 </text:p>
          </table:table-cell>
          <table:table-cell table:style-name="ce3" table:formula="of:=+['file:///home/suporte/Downloads/variaveis%20eixo%201/NECCULT-%202017%20-%20ATLAS%20-%20V12%20-%20C4%20do%20Total%20de%20Empresas%20(18%20SET).xlsx'#$'Total x Ano'.H37]*['file:///home/suporte/Downloads/variaveis%20eixo%201/NECCULT-%202017%20-%20ATLAS%20-%20V12%20-%20C4%20do%20Total%20de%20Empresas%20(18%20SET).xlsx'#$'Total x Ano'.H37]" office:value-type="float" office:value="0.000184248522374997" calcext:value-type="float">
            <text:p><text:s/>0,00018425 </text:p>
          </table:table-cell>
          <table:table-cell table:style-name="ce3" table:formula="of:=+['file:///home/suporte/Downloads/variaveis%20eixo%201/NECCULT-%202017%20-%20ATLAS%20-%20V12%20-%20C4%20do%20Total%20de%20Empresas%20(18%20SET).xlsx'#$'Total x Ano'.I37]*['file:///home/suporte/Downloads/variaveis%20eixo%201/NECCULT-%202017%20-%20ATLAS%20-%20V12%20-%20C4%20do%20Total%20de%20Empresas%20(18%20SET).xlsx'#$'Total x Ano'.I37]" office:value-type="float" office:value="0.000244037375786064" calcext:value-type="float">
            <text:p><text:s/>0,0002440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itoração</text:p>
          </table:table-cell>
          <table:table-cell table:style-name="ce3" table:formula="of:=+['file:///home/suporte/Downloads/variaveis%20eixo%201/NECCULT-%202017%20-%20ATLAS%20-%20V12%20-%20C4%20do%20Total%20de%20Empresas%20(18%20SET).xlsx'#$'Total x Ano'.B38]*['file:///home/suporte/Downloads/variaveis%20eixo%201/NECCULT-%202017%20-%20ATLAS%20-%20V12%20-%20C4%20do%20Total%20de%20Empresas%20(18%20SET).xlsx'#$'Total x Ano'.B38]" office:value-type="float" office:value="0.159107283202358" calcext:value-type="float">
            <text:p><text:s/>0,15910728 </text:p>
          </table:table-cell>
          <table:table-cell table:style-name="ce3" table:formula="of:=+['file:///home/suporte/Downloads/variaveis%20eixo%201/NECCULT-%202017%20-%20ATLAS%20-%20V12%20-%20C4%20do%20Total%20de%20Empresas%20(18%20SET).xlsx'#$'Total x Ano'.C38]*['file:///home/suporte/Downloads/variaveis%20eixo%201/NECCULT-%202017%20-%20ATLAS%20-%20V12%20-%20C4%20do%20Total%20de%20Empresas%20(18%20SET).xlsx'#$'Total x Ano'.C38]" office:value-type="float" office:value="0.158923406216197" calcext:value-type="float">
            <text:p><text:s/>0,15892341 </text:p>
          </table:table-cell>
          <table:table-cell table:style-name="ce3" table:formula="of:=+['file:///home/suporte/Downloads/variaveis%20eixo%201/NECCULT-%202017%20-%20ATLAS%20-%20V12%20-%20C4%20do%20Total%20de%20Empresas%20(18%20SET).xlsx'#$'Total x Ano'.D38]*['file:///home/suporte/Downloads/variaveis%20eixo%201/NECCULT-%202017%20-%20ATLAS%20-%20V12%20-%20C4%20do%20Total%20de%20Empresas%20(18%20SET).xlsx'#$'Total x Ano'.D38]" office:value-type="float" office:value="0.153518937494832" calcext:value-type="float">
            <text:p><text:s/>0,15351894 </text:p>
          </table:table-cell>
          <table:table-cell table:style-name="ce3" table:formula="of:=+['file:///home/suporte/Downloads/variaveis%20eixo%201/NECCULT-%202017%20-%20ATLAS%20-%20V12%20-%20C4%20do%20Total%20de%20Empresas%20(18%20SET).xlsx'#$'Total x Ano'.E38]*['file:///home/suporte/Downloads/variaveis%20eixo%201/NECCULT-%202017%20-%20ATLAS%20-%20V12%20-%20C4%20do%20Total%20de%20Empresas%20(18%20SET).xlsx'#$'Total x Ano'.E38]" office:value-type="float" office:value="0.147120719899018" calcext:value-type="float">
            <text:p><text:s/>0,14712072 </text:p>
          </table:table-cell>
          <table:table-cell table:style-name="ce3" table:formula="of:=+['file:///home/suporte/Downloads/variaveis%20eixo%201/NECCULT-%202017%20-%20ATLAS%20-%20V12%20-%20C4%20do%20Total%20de%20Empresas%20(18%20SET).xlsx'#$'Total x Ano'.F38]*['file:///home/suporte/Downloads/variaveis%20eixo%201/NECCULT-%202017%20-%20ATLAS%20-%20V12%20-%20C4%20do%20Total%20de%20Empresas%20(18%20SET).xlsx'#$'Total x Ano'.F38]" office:value-type="float" office:value="0.139395536780689" calcext:value-type="float">
            <text:p><text:s/>0,13939554 </text:p>
          </table:table-cell>
          <table:table-cell table:style-name="ce3" table:formula="of:=+['file:///home/suporte/Downloads/variaveis%20eixo%201/NECCULT-%202017%20-%20ATLAS%20-%20V12%20-%20C4%20do%20Total%20de%20Empresas%20(18%20SET).xlsx'#$'Total x Ano'.G38]*['file:///home/suporte/Downloads/variaveis%20eixo%201/NECCULT-%202017%20-%20ATLAS%20-%20V12%20-%20C4%20do%20Total%20de%20Empresas%20(18%20SET).xlsx'#$'Total x Ano'.G38]" office:value-type="float" office:value="0.132161847923002" calcext:value-type="float">
            <text:p><text:s/>0,13216185 </text:p>
          </table:table-cell>
          <table:table-cell table:style-name="ce3" table:formula="of:=+['file:///home/suporte/Downloads/variaveis%20eixo%201/NECCULT-%202017%20-%20ATLAS%20-%20V12%20-%20C4%20do%20Total%20de%20Empresas%20(18%20SET).xlsx'#$'Total x Ano'.H38]*['file:///home/suporte/Downloads/variaveis%20eixo%201/NECCULT-%202017%20-%20ATLAS%20-%20V12%20-%20C4%20do%20Total%20de%20Empresas%20(18%20SET).xlsx'#$'Total x Ano'.H38]" office:value-type="float" office:value="0.123246856398266" calcext:value-type="float">
            <text:p><text:s/>0,12324686 </text:p>
          </table:table-cell>
          <table:table-cell table:style-name="ce3" table:formula="of:=+['file:///home/suporte/Downloads/variaveis%20eixo%201/NECCULT-%202017%20-%20ATLAS%20-%20V12%20-%20C4%20do%20Total%20de%20Empresas%20(18%20SET).xlsx'#$'Total x Ano'.I38]*['file:///home/suporte/Downloads/variaveis%20eixo%201/NECCULT-%202017%20-%20ATLAS%20-%20V12%20-%20C4%20do%20Total%20de%20Empresas%20(18%20SET).xlsx'#$'Total x Ano'.I38]" office:value-type="float" office:value="0.117766746766366" calcext:value-type="float">
            <text:p><text:s/>0,1177667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retenimento</text:p>
          </table:table-cell>
          <table:table-cell table:style-name="ce3" table:formula="of:=+['file:///home/suporte/Downloads/variaveis%20eixo%201/NECCULT-%202017%20-%20ATLAS%20-%20V12%20-%20C4%20do%20Total%20de%20Empresas%20(18%20SET).xlsx'#$'Total x Ano'.B39]*['file:///home/suporte/Downloads/variaveis%20eixo%201/NECCULT-%202017%20-%20ATLAS%20-%20V12%20-%20C4%20do%20Total%20de%20Empresas%20(18%20SET).xlsx'#$'Total x Ano'.B39]" office:value-type="float" office:value="0.00767669143059105" calcext:value-type="float">
            <text:p><text:s/>0,00767669 </text:p>
          </table:table-cell>
          <table:table-cell table:style-name="ce3" table:formula="of:=+['file:///home/suporte/Downloads/variaveis%20eixo%201/NECCULT-%202017%20-%20ATLAS%20-%20V12%20-%20C4%20do%20Total%20de%20Empresas%20(18%20SET).xlsx'#$'Total x Ano'.C39]*['file:///home/suporte/Downloads/variaveis%20eixo%201/NECCULT-%202017%20-%20ATLAS%20-%20V12%20-%20C4%20do%20Total%20de%20Empresas%20(18%20SET).xlsx'#$'Total x Ano'.C39]" office:value-type="float" office:value="0.00881100936335132" calcext:value-type="float">
            <text:p><text:s/>0,00881101 </text:p>
          </table:table-cell>
          <table:table-cell table:style-name="ce3" table:formula="of:=+['file:///home/suporte/Downloads/variaveis%20eixo%201/NECCULT-%202017%20-%20ATLAS%20-%20V12%20-%20C4%20do%20Total%20de%20Empresas%20(18%20SET).xlsx'#$'Total x Ano'.D39]*['file:///home/suporte/Downloads/variaveis%20eixo%201/NECCULT-%202017%20-%20ATLAS%20-%20V12%20-%20C4%20do%20Total%20de%20Empresas%20(18%20SET).xlsx'#$'Total x Ano'.D39]" office:value-type="float" office:value="0.0104003599914593" calcext:value-type="float">
            <text:p><text:s/>0,01040036 </text:p>
          </table:table-cell>
          <table:table-cell table:style-name="ce3" table:formula="of:=+['file:///home/suporte/Downloads/variaveis%20eixo%201/NECCULT-%202017%20-%20ATLAS%20-%20V12%20-%20C4%20do%20Total%20de%20Empresas%20(18%20SET).xlsx'#$'Total x Ano'.E39]*['file:///home/suporte/Downloads/variaveis%20eixo%201/NECCULT-%202017%20-%20ATLAS%20-%20V12%20-%20C4%20do%20Total%20de%20Empresas%20(18%20SET).xlsx'#$'Total x Ano'.E39]" office:value-type="float" office:value="0.0120217368067831" calcext:value-type="float">
            <text:p><text:s/>0,01202174 </text:p>
          </table:table-cell>
          <table:table-cell table:style-name="ce3" table:formula="of:=+['file:///home/suporte/Downloads/variaveis%20eixo%201/NECCULT-%202017%20-%20ATLAS%20-%20V12%20-%20C4%20do%20Total%20de%20Empresas%20(18%20SET).xlsx'#$'Total x Ano'.F39]*['file:///home/suporte/Downloads/variaveis%20eixo%201/NECCULT-%202017%20-%20ATLAS%20-%20V12%20-%20C4%20do%20Total%20de%20Empresas%20(18%20SET).xlsx'#$'Total x Ano'.F39]" office:value-type="float" office:value="0.0137105046705756" calcext:value-type="float">
            <text:p><text:s/>0,01371050 </text:p>
          </table:table-cell>
          <table:table-cell table:style-name="ce3" table:formula="of:=+['file:///home/suporte/Downloads/variaveis%20eixo%201/NECCULT-%202017%20-%20ATLAS%20-%20V12%20-%20C4%20do%20Total%20de%20Empresas%20(18%20SET).xlsx'#$'Total x Ano'.G39]*['file:///home/suporte/Downloads/variaveis%20eixo%201/NECCULT-%202017%20-%20ATLAS%20-%20V12%20-%20C4%20do%20Total%20de%20Empresas%20(18%20SET).xlsx'#$'Total x Ano'.G39]" office:value-type="float" office:value="0.0156824448045022" calcext:value-type="float">
            <text:p><text:s/>0,01568244 </text:p>
          </table:table-cell>
          <table:table-cell table:style-name="ce3" table:formula="of:=+['file:///home/suporte/Downloads/variaveis%20eixo%201/NECCULT-%202017%20-%20ATLAS%20-%20V12%20-%20C4%20do%20Total%20de%20Empresas%20(18%20SET).xlsx'#$'Total x Ano'.H39]*['file:///home/suporte/Downloads/variaveis%20eixo%201/NECCULT-%202017%20-%20ATLAS%20-%20V12%20-%20C4%20do%20Total%20de%20Empresas%20(18%20SET).xlsx'#$'Total x Ano'.H39]" office:value-type="float" office:value="0.0174886265427877" calcext:value-type="float">
            <text:p><text:s/>0,01748863 </text:p>
          </table:table-cell>
          <table:table-cell table:style-name="ce3" table:formula="of:=+['file:///home/suporte/Downloads/variaveis%20eixo%201/NECCULT-%202017%20-%20ATLAS%20-%20V12%20-%20C4%20do%20Total%20de%20Empresas%20(18%20SET).xlsx'#$'Total x Ano'.I39]*['file:///home/suporte/Downloads/variaveis%20eixo%201/NECCULT-%202017%20-%20ATLAS%20-%20V12%20-%20C4%20do%20Total%20de%20Empresas%20(18%20SET).xlsx'#$'Total x Ano'.I39]" office:value-type="float" office:value="0.0186684047106366" calcext:value-type="float">
            <text:p><text:s/>0,0186684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mação</text:p>
          </table:table-cell>
          <table:table-cell table:style-name="ce3" table:formula="of:=+['file:///home/suporte/Downloads/variaveis%20eixo%201/NECCULT-%202017%20-%20ATLAS%20-%20V12%20-%20C4%20do%20Total%20de%20Empresas%20(18%20SET).xlsx'#$'Total x Ano'.B40]*['file:///home/suporte/Downloads/variaveis%20eixo%201/NECCULT-%202017%20-%20ATLAS%20-%20V12%20-%20C4%20do%20Total%20de%20Empresas%20(18%20SET).xlsx'#$'Total x Ano'.B40]" office:value-type="float" office:value="0.00632481182113578" calcext:value-type="float">
            <text:p><text:s/>0,00632481 </text:p>
          </table:table-cell>
          <table:table-cell table:style-name="ce3" table:formula="of:=+['file:///home/suporte/Downloads/variaveis%20eixo%201/NECCULT-%202017%20-%20ATLAS%20-%20V12%20-%20C4%20do%20Total%20de%20Empresas%20(18%20SET).xlsx'#$'Total x Ano'.C40]*['file:///home/suporte/Downloads/variaveis%20eixo%201/NECCULT-%202017%20-%20ATLAS%20-%20V12%20-%20C4%20do%20Total%20de%20Empresas%20(18%20SET).xlsx'#$'Total x Ano'.C40]" office:value-type="float" office:value="0.00563937572757146" calcext:value-type="float">
            <text:p><text:s/>0,00563938 </text:p>
          </table:table-cell>
          <table:table-cell table:style-name="ce3" table:formula="of:=+['file:///home/suporte/Downloads/variaveis%20eixo%201/NECCULT-%202017%20-%20ATLAS%20-%20V12%20-%20C4%20do%20Total%20de%20Empresas%20(18%20SET).xlsx'#$'Total x Ano'.D40]*['file:///home/suporte/Downloads/variaveis%20eixo%201/NECCULT-%202017%20-%20ATLAS%20-%20V12%20-%20C4%20do%20Total%20de%20Empresas%20(18%20SET).xlsx'#$'Total x Ano'.D40]" office:value-type="float" office:value="0.00522853312246465" calcext:value-type="float">
            <text:p><text:s/>0,00522853 </text:p>
          </table:table-cell>
          <table:table-cell table:style-name="ce3" table:formula="of:=+['file:///home/suporte/Downloads/variaveis%20eixo%201/NECCULT-%202017%20-%20ATLAS%20-%20V12%20-%20C4%20do%20Total%20de%20Empresas%20(18%20SET).xlsx'#$'Total x Ano'.E40]*['file:///home/suporte/Downloads/variaveis%20eixo%201/NECCULT-%202017%20-%20ATLAS%20-%20V12%20-%20C4%20do%20Total%20de%20Empresas%20(18%20SET).xlsx'#$'Total x Ano'.E40]" office:value-type="float" office:value="0.00478618523136162" calcext:value-type="float">
            <text:p><text:s/>0,00478619 </text:p>
          </table:table-cell>
          <table:table-cell table:style-name="ce3" table:formula="of:=+['file:///home/suporte/Downloads/variaveis%20eixo%201/NECCULT-%202017%20-%20ATLAS%20-%20V12%20-%20C4%20do%20Total%20de%20Empresas%20(18%20SET).xlsx'#$'Total x Ano'.F40]*['file:///home/suporte/Downloads/variaveis%20eixo%201/NECCULT-%202017%20-%20ATLAS%20-%20V12%20-%20C4%20do%20Total%20de%20Empresas%20(18%20SET).xlsx'#$'Total x Ano'.F40]" office:value-type="float" office:value="0.00422498088818305" calcext:value-type="float">
            <text:p><text:s/>0,00422498 </text:p>
          </table:table-cell>
          <table:table-cell table:style-name="ce3" table:formula="of:=+['file:///home/suporte/Downloads/variaveis%20eixo%201/NECCULT-%202017%20-%20ATLAS%20-%20V12%20-%20C4%20do%20Total%20de%20Empresas%20(18%20SET).xlsx'#$'Total x Ano'.G40]*['file:///home/suporte/Downloads/variaveis%20eixo%201/NECCULT-%202017%20-%20ATLAS%20-%20V12%20-%20C4%20do%20Total%20de%20Empresas%20(18%20SET).xlsx'#$'Total x Ano'.G40]" office:value-type="float" office:value="0.00373597095105829" calcext:value-type="float">
            <text:p><text:s/>0,00373597 </text:p>
          </table:table-cell>
          <table:table-cell table:style-name="ce3" table:formula="of:=+['file:///home/suporte/Downloads/variaveis%20eixo%201/NECCULT-%202017%20-%20ATLAS%20-%20V12%20-%20C4%20do%20Total%20de%20Empresas%20(18%20SET).xlsx'#$'Total x Ano'.H40]*['file:///home/suporte/Downloads/variaveis%20eixo%201/NECCULT-%202017%20-%20ATLAS%20-%20V12%20-%20C4%20do%20Total%20de%20Empresas%20(18%20SET).xlsx'#$'Total x Ano'.H40]" office:value-type="float" office:value="0.00352843016981197" calcext:value-type="float">
            <text:p><text:s/>0,00352843 </text:p>
          </table:table-cell>
          <table:table-cell table:style-name="ce3" table:formula="of:=+['file:///home/suporte/Downloads/variaveis%20eixo%201/NECCULT-%202017%20-%20ATLAS%20-%20V12%20-%20C4%20do%20Total%20de%20Empresas%20(18%20SET).xlsx'#$'Total x Ano'.I40]*['file:///home/suporte/Downloads/variaveis%20eixo%201/NECCULT-%202017%20-%20ATLAS%20-%20V12%20-%20C4%20do%20Total%20de%20Empresas%20(18%20SET).xlsx'#$'Total x Ano'.I40]" office:value-type="float" office:value="0.00336504319453588" calcext:value-type="float">
            <text:p><text:s/>0,0033650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stão</text:p>
          </table:table-cell>
          <table:table-cell table:style-name="ce3" table:formula="of:=+['file:///home/suporte/Downloads/variaveis%20eixo%201/NECCULT-%202017%20-%20ATLAS%20-%20V12%20-%20C4%20do%20Total%20de%20Empresas%20(18%20SET).xlsx'#$'Total x Ano'.B41]*['file:///home/suporte/Downloads/variaveis%20eixo%201/NECCULT-%202017%20-%20ATLAS%20-%20V12%20-%20C4%20do%20Total%20de%20Empresas%20(18%20SET).xlsx'#$'Total x Ano'.B41]" office:value-type="float" office:value="0.00337337035426505" calcext:value-type="float">
            <text:p><text:s/>0,00337337 </text:p>
          </table:table-cell>
          <table:table-cell table:style-name="ce3" table:formula="of:=+['file:///home/suporte/Downloads/variaveis%20eixo%201/NECCULT-%202017%20-%20ATLAS%20-%20V12%20-%20C4%20do%20Total%20de%20Empresas%20(18%20SET).xlsx'#$'Total x Ano'.C41]*['file:///home/suporte/Downloads/variaveis%20eixo%201/NECCULT-%202017%20-%20ATLAS%20-%20V12%20-%20C4%20do%20Total%20de%20Empresas%20(18%20SET).xlsx'#$'Total x Ano'.C41]" office:value-type="float" office:value="0.00278561291869357" calcext:value-type="float">
            <text:p><text:s/>0,00278561 </text:p>
          </table:table-cell>
          <table:table-cell table:style-name="ce3" table:formula="of:=+['file:///home/suporte/Downloads/variaveis%20eixo%201/NECCULT-%202017%20-%20ATLAS%20-%20V12%20-%20C4%20do%20Total%20de%20Empresas%20(18%20SET).xlsx'#$'Total x Ano'.D41]*['file:///home/suporte/Downloads/variaveis%20eixo%201/NECCULT-%202017%20-%20ATLAS%20-%20V12%20-%20C4%20do%20Total%20de%20Empresas%20(18%20SET).xlsx'#$'Total x Ano'.D41]" office:value-type="float" office:value="0.00250293936858354" calcext:value-type="float">
            <text:p><text:s/>0,00250294 </text:p>
          </table:table-cell>
          <table:table-cell table:style-name="ce3" table:formula="of:=+['file:///home/suporte/Downloads/variaveis%20eixo%201/NECCULT-%202017%20-%20ATLAS%20-%20V12%20-%20C4%20do%20Total%20de%20Empresas%20(18%20SET).xlsx'#$'Total x Ano'.E41]*['file:///home/suporte/Downloads/variaveis%20eixo%201/NECCULT-%202017%20-%20ATLAS%20-%20V12%20-%20C4%20do%20Total%20de%20Empresas%20(18%20SET).xlsx'#$'Total x Ano'.E41]" office:value-type="float" office:value="0.00229495275960042" calcext:value-type="float">
            <text:p><text:s/>0,00229495 </text:p>
          </table:table-cell>
          <table:table-cell table:style-name="ce3" table:formula="of:=+['file:///home/suporte/Downloads/variaveis%20eixo%201/NECCULT-%202017%20-%20ATLAS%20-%20V12%20-%20C4%20do%20Total%20de%20Empresas%20(18%20SET).xlsx'#$'Total x Ano'.F41]*['file:///home/suporte/Downloads/variaveis%20eixo%201/NECCULT-%202017%20-%20ATLAS%20-%20V12%20-%20C4%20do%20Total%20de%20Empresas%20(18%20SET).xlsx'#$'Total x Ano'.F41]" office:value-type="float" office:value="0.00205919604626259" calcext:value-type="float">
            <text:p><text:s/>0,00205920 </text:p>
          </table:table-cell>
          <table:table-cell table:style-name="ce3" table:formula="of:=+['file:///home/suporte/Downloads/variaveis%20eixo%201/NECCULT-%202017%20-%20ATLAS%20-%20V12%20-%20C4%20do%20Total%20de%20Empresas%20(18%20SET).xlsx'#$'Total x Ano'.G41]*['file:///home/suporte/Downloads/variaveis%20eixo%201/NECCULT-%202017%20-%20ATLAS%20-%20V12%20-%20C4%20do%20Total%20de%20Empresas%20(18%20SET).xlsx'#$'Total x Ano'.G41]" office:value-type="float" office:value="0.00191422989729314" calcext:value-type="float">
            <text:p><text:s/>0,00191423 </text:p>
          </table:table-cell>
          <table:table-cell table:style-name="ce3" table:formula="of:=+['file:///home/suporte/Downloads/variaveis%20eixo%201/NECCULT-%202017%20-%20ATLAS%20-%20V12%20-%20C4%20do%20Total%20de%20Empresas%20(18%20SET).xlsx'#$'Total x Ano'.H41]*['file:///home/suporte/Downloads/variaveis%20eixo%201/NECCULT-%202017%20-%20ATLAS%20-%20V12%20-%20C4%20do%20Total%20de%20Empresas%20(18%20SET).xlsx'#$'Total x Ano'.H41]" office:value-type="float" office:value="0.00178973163169692" calcext:value-type="float">
            <text:p><text:s/>0,00178973 </text:p>
          </table:table-cell>
          <table:table-cell table:style-name="ce3" table:formula="of:=+['file:///home/suporte/Downloads/variaveis%20eixo%201/NECCULT-%202017%20-%20ATLAS%20-%20V12%20-%20C4%20do%20Total%20de%20Empresas%20(18%20SET).xlsx'#$'Total x Ano'.I41]*['file:///home/suporte/Downloads/variaveis%20eixo%201/NECCULT-%202017%20-%20ATLAS%20-%20V12%20-%20C4%20do%20Total%20de%20Empresas%20(18%20SET).xlsx'#$'Total x Ano'.I41]" office:value-type="float" office:value="0.00168166430489911" calcext:value-type="float">
            <text:p><text:s/>0,0016816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úsica</text:p>
          </table:table-cell>
          <table:table-cell table:style-name="ce3" table:formula="of:=+['file:///home/suporte/Downloads/variaveis%20eixo%201/NECCULT-%202017%20-%20ATLAS%20-%20V12%20-%20C4%20do%20Total%20de%20Empresas%20(18%20SET).xlsx'#$'Total x Ano'.B42]*['file:///home/suporte/Downloads/variaveis%20eixo%201/NECCULT-%202017%20-%20ATLAS%20-%20V12%20-%20C4%20do%20Total%20de%20Empresas%20(18%20SET).xlsx'#$'Total x Ano'.B42]" office:value-type="float" office:value="0.000023681308759954" calcext:value-type="float">
            <text:p><text:s/>0,00002368 </text:p>
          </table:table-cell>
          <table:table-cell table:style-name="ce3" table:formula="of:=+['file:///home/suporte/Downloads/variaveis%20eixo%201/NECCULT-%202017%20-%20ATLAS%20-%20V12%20-%20C4%20do%20Total%20de%20Empresas%20(18%20SET).xlsx'#$'Total x Ano'.C42]*['file:///home/suporte/Downloads/variaveis%20eixo%201/NECCULT-%202017%20-%20ATLAS%20-%20V12%20-%20C4%20do%20Total%20de%20Empresas%20(18%20SET).xlsx'#$'Total x Ano'.C42]" office:value-type="float" office:value="0.0000198629576687293" calcext:value-type="float">
            <text:p><text:s/>0,00001986 </text:p>
          </table:table-cell>
          <table:table-cell table:style-name="ce3" table:formula="of:=+['file:///home/suporte/Downloads/variaveis%20eixo%201/NECCULT-%202017%20-%20ATLAS%20-%20V12%20-%20C4%20do%20Total%20de%20Empresas%20(18%20SET).xlsx'#$'Total x Ano'.D42]*['file:///home/suporte/Downloads/variaveis%20eixo%201/NECCULT-%202017%20-%20ATLAS%20-%20V12%20-%20C4%20do%20Total%20de%20Empresas%20(18%20SET).xlsx'#$'Total x Ano'.D42]" office:value-type="float" office:value="0.0000197594190594238" calcext:value-type="float">
            <text:p><text:s/>0,00001976 </text:p>
          </table:table-cell>
          <table:table-cell table:style-name="ce3" table:formula="of:=+['file:///home/suporte/Downloads/variaveis%20eixo%201/NECCULT-%202017%20-%20ATLAS%20-%20V12%20-%20C4%20do%20Total%20de%20Empresas%20(18%20SET).xlsx'#$'Total x Ano'.E42]*['file:///home/suporte/Downloads/variaveis%20eixo%201/NECCULT-%202017%20-%20ATLAS%20-%20V12%20-%20C4%20do%20Total%20de%20Empresas%20(18%20SET).xlsx'#$'Total x Ano'.E42]" office:value-type="float" office:value="0.0000168224042356711" calcext:value-type="float">
            <text:p><text:s/>0,00001682 </text:p>
          </table:table-cell>
          <table:table-cell table:style-name="ce3" table:formula="of:=+['file:///home/suporte/Downloads/variaveis%20eixo%201/NECCULT-%202017%20-%20ATLAS%20-%20V12%20-%20C4%20do%20Total%20de%20Empresas%20(18%20SET).xlsx'#$'Total x Ano'.F42]*['file:///home/suporte/Downloads/variaveis%20eixo%201/NECCULT-%202017%20-%20ATLAS%20-%20V12%20-%20C4%20do%20Total%20de%20Empresas%20(18%20SET).xlsx'#$'Total x Ano'.F42]" office:value-type="float" office:value="0.0000150635067192885" calcext:value-type="float">
            <text:p><text:s/>0,00001506 </text:p>
          </table:table-cell>
          <table:table-cell table:style-name="ce3" table:formula="of:=+['file:///home/suporte/Downloads/variaveis%20eixo%201/NECCULT-%202017%20-%20ATLAS%20-%20V12%20-%20C4%20do%20Total%20de%20Empresas%20(18%20SET).xlsx'#$'Total x Ano'.G42]*['file:///home/suporte/Downloads/variaveis%20eixo%201/NECCULT-%202017%20-%20ATLAS%20-%20V12%20-%20C4%20do%20Total%20de%20Empresas%20(18%20SET).xlsx'#$'Total x Ano'.G42]" office:value-type="float" office:value="0.0000123907447835433" calcext:value-type="float">
            <text:p><text:s/>0,00001239 </text:p>
          </table:table-cell>
          <table:table-cell table:style-name="ce3" table:formula="of:=+['file:///home/suporte/Downloads/variaveis%20eixo%201/NECCULT-%202017%20-%20ATLAS%20-%20V12%20-%20C4%20do%20Total%20de%20Empresas%20(18%20SET).xlsx'#$'Total x Ano'.H42]*['file:///home/suporte/Downloads/variaveis%20eixo%201/NECCULT-%202017%20-%20ATLAS%20-%20V12%20-%20C4%20do%20Total%20de%20Empresas%20(18%20SET).xlsx'#$'Total x Ano'.H42]" office:value-type="float" office:value="0.0000125989647669132" calcext:value-type="float">
            <text:p><text:s/>0,00001260 </text:p>
          </table:table-cell>
          <table:table-cell table:style-name="ce3" table:formula="of:=+['file:///home/suporte/Downloads/variaveis%20eixo%201/NECCULT-%202017%20-%20ATLAS%20-%20V12%20-%20C4%20do%20Total%20de%20Empresas%20(18%20SET).xlsx'#$'Total x Ano'.I42]*['file:///home/suporte/Downloads/variaveis%20eixo%201/NECCULT-%202017%20-%20ATLAS%20-%20V12%20-%20C4%20do%20Total%20de%20Empresas%20(18%20SET).xlsx'#$'Total x Ano'.I42]" office:value-type="float" office:value="0.000012924778328404" calcext:value-type="float">
            <text:p><text:s/>0,0000129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trimônio</text:p>
          </table:table-cell>
          <table:table-cell table:style-name="ce3" table:formula="of:=+['file:///home/suporte/Downloads/variaveis%20eixo%201/NECCULT-%202017%20-%20ATLAS%20-%20V12%20-%20C4%20do%20Total%20de%20Empresas%20(18%20SET).xlsx'#$'Total x Ano'.B43]*['file:///home/suporte/Downloads/variaveis%20eixo%201/NECCULT-%202017%20-%20ATLAS%20-%20V12%20-%20C4%20do%20Total%20de%20Empresas%20(18%20SET).xlsx'#$'Total x Ano'.B43]" office:value-type="float" office:value="0.0044276384303289" calcext:value-type="float">
            <text:p><text:s/>0,00442764 </text:p>
          </table:table-cell>
          <table:table-cell table:style-name="ce3" table:formula="of:=+['file:///home/suporte/Downloads/variaveis%20eixo%201/NECCULT-%202017%20-%20ATLAS%20-%20V12%20-%20C4%20do%20Total%20de%20Empresas%20(18%20SET).xlsx'#$'Total x Ano'.C43]*['file:///home/suporte/Downloads/variaveis%20eixo%201/NECCULT-%202017%20-%20ATLAS%20-%20V12%20-%20C4%20do%20Total%20de%20Empresas%20(18%20SET).xlsx'#$'Total x Ano'.C43]" office:value-type="float" office:value="0.00524108797482137" calcext:value-type="float">
            <text:p><text:s/>0,00524109 </text:p>
          </table:table-cell>
          <table:table-cell table:style-name="ce3" table:formula="of:=+['file:///home/suporte/Downloads/variaveis%20eixo%201/NECCULT-%202017%20-%20ATLAS%20-%20V12%20-%20C4%20do%20Total%20de%20Empresas%20(18%20SET).xlsx'#$'Total x Ano'.D43]*['file:///home/suporte/Downloads/variaveis%20eixo%201/NECCULT-%202017%20-%20ATLAS%20-%20V12%20-%20C4%20do%20Total%20de%20Empresas%20(18%20SET).xlsx'#$'Total x Ano'.D43]" office:value-type="float" office:value="0.00582244743981942" calcext:value-type="float">
            <text:p><text:s/>0,00582245 </text:p>
          </table:table-cell>
          <table:table-cell table:style-name="ce3" table:formula="of:=+['file:///home/suporte/Downloads/variaveis%20eixo%201/NECCULT-%202017%20-%20ATLAS%20-%20V12%20-%20C4%20do%20Total%20de%20Empresas%20(18%20SET).xlsx'#$'Total x Ano'.E43]*['file:///home/suporte/Downloads/variaveis%20eixo%201/NECCULT-%202017%20-%20ATLAS%20-%20V12%20-%20C4%20do%20Total%20de%20Empresas%20(18%20SET).xlsx'#$'Total x Ano'.E43]" office:value-type="float" office:value="0.00676433510991503" calcext:value-type="float">
            <text:p><text:s/>0,00676434 </text:p>
          </table:table-cell>
          <table:table-cell table:style-name="ce3" table:formula="of:=+['file:///home/suporte/Downloads/variaveis%20eixo%201/NECCULT-%202017%20-%20ATLAS%20-%20V12%20-%20C4%20do%20Total%20de%20Empresas%20(18%20SET).xlsx'#$'Total x Ano'.F43]*['file:///home/suporte/Downloads/variaveis%20eixo%201/NECCULT-%202017%20-%20ATLAS%20-%20V12%20-%20C4%20do%20Total%20de%20Empresas%20(18%20SET).xlsx'#$'Total x Ano'.F43]" office:value-type="float" office:value="0.00791967592835645" calcext:value-type="float">
            <text:p><text:s/>0,00791968 </text:p>
          </table:table-cell>
          <table:table-cell table:style-name="ce3" table:formula="of:=+['file:///home/suporte/Downloads/variaveis%20eixo%201/NECCULT-%202017%20-%20ATLAS%20-%20V12%20-%20C4%20do%20Total%20de%20Empresas%20(18%20SET).xlsx'#$'Total x Ano'.G43]*['file:///home/suporte/Downloads/variaveis%20eixo%201/NECCULT-%202017%20-%20ATLAS%20-%20V12%20-%20C4%20do%20Total%20de%20Empresas%20(18%20SET).xlsx'#$'Total x Ano'.G43]" office:value-type="float" office:value="0.00875680908682998" calcext:value-type="float">
            <text:p><text:s/>0,00875681 </text:p>
          </table:table-cell>
          <table:table-cell table:style-name="ce3" table:formula="of:=+['file:///home/suporte/Downloads/variaveis%20eixo%201/NECCULT-%202017%20-%20ATLAS%20-%20V12%20-%20C4%20do%20Total%20de%20Empresas%20(18%20SET).xlsx'#$'Total x Ano'.H43]*['file:///home/suporte/Downloads/variaveis%20eixo%201/NECCULT-%202017%20-%20ATLAS%20-%20V12%20-%20C4%20do%20Total%20de%20Empresas%20(18%20SET).xlsx'#$'Total x Ano'.H43]" office:value-type="float" office:value="0.0099035308175079" calcext:value-type="float">
            <text:p><text:s/>0,00990353 </text:p>
          </table:table-cell>
          <table:table-cell table:style-name="ce3" table:formula="of:=+['file:///home/suporte/Downloads/variaveis%20eixo%201/NECCULT-%202017%20-%20ATLAS%20-%20V12%20-%20C4%20do%20Total%20de%20Empresas%20(18%20SET).xlsx'#$'Total x Ano'.I43]*['file:///home/suporte/Downloads/variaveis%20eixo%201/NECCULT-%202017%20-%20ATLAS%20-%20V12%20-%20C4%20do%20Total%20de%20Empresas%20(18%20SET).xlsx'#$'Total x Ano'.I43]" office:value-type="float" office:value="0.0109100376984007" calcext:value-type="float">
            <text:p><text:s/>0,0109100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HH</text:p>
          </table:table-cell>
          <table:table-cell table:style-name="ce5" table:formula="of:=SUM([.B34:.B43])" office:value-type="float" office:value="0.216614646695905" calcext:value-type="float">
            <text:p><text:s/>0,21661 </text:p>
          </table:table-cell>
          <table:table-cell table:style-name="ce5" table:formula="of:=SUM([.C34:.C43])" office:value-type="float" office:value="0.216101836237277" calcext:value-type="float">
            <text:p><text:s/>0,21610 </text:p>
          </table:table-cell>
          <table:table-cell table:style-name="ce5" table:formula="of:=SUM([.D34:.D43])" office:value-type="float" office:value="0.211914340299103" calcext:value-type="float">
            <text:p><text:s/>0,21191 </text:p>
          </table:table-cell>
          <table:table-cell table:style-name="ce5" table:formula="of:=SUM([.E34:.E43])" office:value-type="float" office:value="0.207135299508779" calcext:value-type="float">
            <text:p><text:s/>0,20714 </text:p>
          </table:table-cell>
          <table:table-cell table:style-name="ce5" table:formula="of:=SUM([.F34:.F43])" office:value-type="float" office:value="0.201461958474593" calcext:value-type="float">
            <text:p><text:s/>0,20146 </text:p>
          </table:table-cell>
          <table:table-cell table:style-name="ce5" table:formula="of:=SUM([.G34:.G43])" office:value-type="float" office:value="0.197028215204446" calcext:value-type="float">
            <text:p><text:s/>0,19703 </text:p>
          </table:table-cell>
          <table:table-cell table:style-name="ce5" table:formula="of:=SUM([.H34:.H43])" office:value-type="float" office:value="0.191339684105949" calcext:value-type="float">
            <text:p><text:s/>0,19134 </text:p>
          </table:table-cell>
          <table:table-cell table:style-name="ce5" table:formula="of:=SUM([.I34:.I43])" office:value-type="float" office:value="0.187845234888603" calcext:value-type="float">
            <text:p><text:s/>0,18785 </text:p>
          </table:table-cell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 x Ano_TX_VAR" table:style-name="ta2">
        <table:table-column table:style-name="co1" table:default-cell-style-name="ce2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IHH - CONCENTRAÇÃO POR UF</text:p>
          </table:table-cell>
          <table:table-cell table:style-name="ce2" table:number-columns-repeated="1023"/>
        </table:table-row>
        <table:table-row table:style-name="ro1">
          <table:table-cell table:style-name="Default"/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 - Rondôni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2 - Acre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3 - Amazona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4 - Roraim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5 - Pará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6 - Amapá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7 - Tocantin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1 - Maranhã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2 - Piauí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3 - Ceará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4 - Rio Grande do Norte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5 - Paraíb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6 - Pernambuc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7 - Alagoa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8 - Sergipe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9 - Bahi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31 - Minas Gerai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32 - Espírito Sant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33 - Rio de Janeir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35 - São Paul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41 - Paraná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42 - Santa Catarin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43 - Rio Grande do Sul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50 - Mato Grosso do Sul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51 - Mato Gross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52 - Goiá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53 - Distrito Federal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IHH</text:p>
          </table:table-cell>
          <table:table-cell table:style-name="ce6" table:formula="of:=+[$'Total x Ano'.C30]/[$'Total x Ano'.B30]-1" office:value-type="float" office:value="0.00810052273210604" calcext:value-type="float">
            <text:p><text:s/>0,0081 </text:p>
          </table:table-cell>
          <table:table-cell table:style-name="ce6" table:formula="of:=+[$'Total x Ano'.D30]/[$'Total x Ano'.C30]-1" office:value-type="float" office:value="-0.00635239629721851" calcext:value-type="float">
            <text:p>-0,0064 </text:p>
          </table:table-cell>
          <table:table-cell table:style-name="ce6" table:formula="of:=+[$'Total x Ano'.E30]/[$'Total x Ano'.D30]-1" office:value-type="float" office:value="-0.00740359241680522" calcext:value-type="float">
            <text:p>-0,0074 </text:p>
          </table:table-cell>
          <table:table-cell table:style-name="ce6" table:formula="of:=+[$'Total x Ano'.F30]/[$'Total x Ano'.E30]-1" office:value-type="float" office:value="-0.00642231011269112" calcext:value-type="float">
            <text:p>-0,0064 </text:p>
          </table:table-cell>
          <table:table-cell table:style-name="ce6" table:formula="of:=+[$'Total x Ano'.G30]/[$'Total x Ano'.F30]-1" office:value-type="float" office:value="-0.00953513206443779" calcext:value-type="float">
            <text:p>-0,0095 </text:p>
          </table:table-cell>
          <table:table-cell table:style-name="ce6" table:formula="of:=+[$'Total x Ano'.H30]/[$'Total x Ano'.G30]-1" office:value-type="float" office:value="-0.00398339216269372" calcext:value-type="float">
            <text:p>-0,0040 </text:p>
          </table:table-cell>
          <table:table-cell table:style-name="ce6" table:formula="of:=+[$'Total x Ano'.I30]/[$'Total x Ano'.H30]-1" office:value-type="float" office:value="-0.00985541191316386" calcext:value-type="float">
            <text:p>-0,0099 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IHH - CONCENTRAÇÃO POR CADEI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quitetura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Artes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Audiovisual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Design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Editoraçã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Entreteniment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Formaçã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Gestã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Música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Patrimôni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IHH</text:p>
          </table:table-cell>
          <table:table-cell table:style-name="ce5" table:formula="of:=+[$'Total x Ano'.C44]/[$'Total x Ano'.B44]-1" office:value-type="float" office:value="-0.00236738589218399" calcext:value-type="float">
            <text:p>-0,00237 </text:p>
          </table:table-cell>
          <table:table-cell table:style-name="ce5" table:formula="of:=+[$'Total x Ano'.D44]/[$'Total x Ano'.C44]-1" office:value-type="float" office:value="-0.0193774195124176" calcext:value-type="float">
            <text:p>-0,01938 </text:p>
          </table:table-cell>
          <table:table-cell table:style-name="ce5" table:formula="of:=+[$'Total x Ano'.E44]/[$'Total x Ano'.D44]-1" office:value-type="float" office:value="-0.0225517573920615" calcext:value-type="float">
            <text:p>-0,02255 </text:p>
          </table:table-cell>
          <table:table-cell table:style-name="ce5" table:formula="of:=+[$'Total x Ano'.F44]/[$'Total x Ano'.E44]-1" office:value-type="float" office:value="-0.0273895422346684" calcext:value-type="float">
            <text:p>-0,02739 </text:p>
          </table:table-cell>
          <table:table-cell table:style-name="ce5" table:formula="of:=+[$'Total x Ano'.G44]/[$'Total x Ano'.F44]-1" office:value-type="float" office:value="-0.0220078435835601" calcext:value-type="float">
            <text:p>-0,02201 </text:p>
          </table:table-cell>
          <table:table-cell table:style-name="ce5" table:formula="of:=+[$'Total x Ano'.H44]/[$'Total x Ano'.G44]-1" office:value-type="float" office:value="-0.0288716572527159" calcext:value-type="float">
            <text:p>-0,02887 </text:p>
          </table:table-cell>
          <table:table-cell table:style-name="ce5" table:formula="of:=+[$'Total x Ano'.I44]/[$'Total x Ano'.H44]-1" office:value-type="float" office:value="-0.0182630656764933" calcext:value-type="float">
            <text:p>-0,01826 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8" loext:min-decimal-places="8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8" loext:min-decimal-places="8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otal_20_x_20_Ano" style:display-name="PageStyle_Total x A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_20_x_20_Ano_5f_TX_5f_VAR" style:display-name="PageStyle_Total x Ano_TX_V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Rodrigues Sanguinet</meta:initial-creator>
    <dc:creator>Artur Peluso Waismann</dc:creator>
    <meta:creation-date>2017-03-30T12:48:29</meta:creation-date>
    <dc:date>2017-09-18T18:39:39</dc:date>
    <meta:generator>LibreOffice/5.1.6.2$Linux_X86_64 LibreOffice_project/10m0$Build-2</meta:generator>
    <meta:document-statistic meta:table-count="2" meta:cell-count="438" meta:object-count="0"/>
    <meta:user-defined meta:name="AppVersion">15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